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38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762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4.923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2.965cm"/>
    </style:style>
    <style:style style:name="co9" style:family="table-column">
      <style:table-column-properties fo:break-before="auto" style:column-width="0.559cm"/>
    </style:style>
    <style:style style:name="co10" style:family="table-column">
      <style:table-column-properties fo:break-before="auto" style:column-width="2.62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5cm" fo:break-before="auto" style:use-optimal-row-height="true"/>
    </style:style>
    <style:style style:name="ro4" style:family="table-row">
      <style:table-row-properties style:row-height="0.97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1_5f_2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13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13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135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 style:data-style-name="N1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 style:data-style-name="N13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 style:data-style-name="N13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 style:data-style-name="N1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 style:data-style-name="N138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 style:data-style-name="N13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Default" style:data-style-name="N136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2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1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3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" style:family="table-cell" style:parent-style-name="Default" style:data-style-name="N13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8" style:family="table-cell" style:parent-style-name="Default" style:data-style-name="N134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137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 style:data-style-name="N134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 style:data-style-name="N138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4" style:family="table-cell" style:parent-style-name="Normal_20_3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5" style:family="table-cell" style:parent-style-name="Normal_20_3" style:data-style-name="N136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Normal_20_3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Normal_20_3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8" style:family="table-cell" style:parent-style-name="Normal_20_3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9" style:family="table-cell" style:parent-style-name="Normal_20_3" style:data-style-name="N13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0" style:family="table-cell" style:parent-style-name="Normal_20_3" style:data-style-name="N1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1" style:family="table-cell" style:parent-style-name="Normal_20_3" style:data-style-name="N13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2" style:family="table-cell" style:parent-style-name="Normal_20_3" style:data-style-name="N138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3" style:family="table-cell" style:parent-style-name="Normal_20_3" style:data-style-name="N13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4" style:family="table-cell" style:parent-style-name="Normal_20_3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5" style:family="table-cell" style:parent-style-name="Normal_20_3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0" table:default-cell-style-name="ce1"/>
        <table:table-column table:style-name="co5" table:number-columns-repeated="24" table:default-cell-style-name="Default"/>
        <table:table-column table:style-name="co5" table:number-columns-repeated="16336"/>
        <table:table-row table:style-name="ro1">
          <table:table-cell/>
          <table:table-cell table:style-name="ce2"/>
          <table:table-cell table:style-name="ce3" office:value-type="float" office:value="1980" calcext:value-type="float" table:number-columns-spanned="2" table:number-rows-spanned="1">
            <text:p>1980</text:p>
          </table:table-cell>
          <table:covered-table-cell table:style-name="ce3"/>
          <table:table-cell table:style-name="ce3" office:value-type="float" office:value="1981" calcext:value-type="float" table:number-columns-spanned="2" table:number-rows-spanned="1">
            <text:p>1981</text:p>
          </table:table-cell>
          <table:covered-table-cell table:style-name="ce3"/>
          <table:table-cell table:style-name="ce3" office:value-type="float" office:value="1982" calcext:value-type="float" table:number-columns-spanned="2" table:number-rows-spanned="1">
            <text:p>1982</text:p>
          </table:table-cell>
          <table:covered-table-cell table:style-name="ce3"/>
          <table:table-cell table:style-name="ce3" office:value-type="float" office:value="1983" calcext:value-type="float" table:number-columns-spanned="2" table:number-rows-spanned="1">
            <text:p>1983</text:p>
          </table:table-cell>
          <table:covered-table-cell table:style-name="ce3"/>
          <table:table-cell table:style-name="ce3" office:value-type="float" office:value="1984" calcext:value-type="float" table:number-columns-spanned="2" table:number-rows-spanned="1">
            <text:p>1984</text:p>
          </table:table-cell>
          <table:covered-table-cell table:style-name="ce3"/>
          <table:table-cell table:style-name="ce3" office:value-type="float" office:value="1985" calcext:value-type="float" table:number-columns-spanned="2" table:number-rows-spanned="1">
            <text:p>1985</text:p>
          </table:table-cell>
          <table:covered-table-cell table:style-name="ce3"/>
          <table:table-cell table:style-name="ce3" office:value-type="float" office:value="1986" calcext:value-type="float" table:number-columns-spanned="2" table:number-rows-spanned="1">
            <text:p>1986</text:p>
          </table:table-cell>
          <table:covered-table-cell table:style-name="ce3"/>
          <table:table-cell table:style-name="ce3" office:value-type="float" office:value="1987" calcext:value-type="float" table:number-columns-spanned="2" table:number-rows-spanned="1">
            <text:p>1987</text:p>
          </table:table-cell>
          <table:covered-table-cell table:style-name="ce3"/>
          <table:table-cell table:style-name="ce3" office:value-type="float" office:value="1988" calcext:value-type="float" table:number-columns-spanned="2" table:number-rows-spanned="1">
            <text:p>1988</text:p>
          </table:table-cell>
          <table:covered-table-cell table:style-name="ce3"/>
          <table:table-cell table:style-name="ce3" office:value-type="float" office:value="1989" calcext:value-type="float" table:number-columns-spanned="2" table:number-rows-spanned="1">
            <text:p>1989</text:p>
          </table:table-cell>
          <table:covered-table-cell table:style-name="ce3"/>
          <table:table-cell table:style-name="ce3" office:value-type="float" office:value="1990" calcext:value-type="float" table:number-columns-spanned="2" table:number-rows-spanned="1">
            <text:p>1990</text:p>
          </table:table-cell>
          <table:covered-table-cell table:style-name="ce3"/>
          <table:table-cell table:style-name="ce3" office:value-type="float" office:value="1991" calcext:value-type="float" table:number-columns-spanned="2" table:number-rows-spanned="1">
            <text:p>1991</text:p>
          </table:table-cell>
          <table:covered-table-cell table:style-name="ce3"/>
          <table:table-cell table:style-name="ce3" office:value-type="float" office:value="1992" calcext:value-type="float" table:number-columns-spanned="2" table:number-rows-spanned="1">
            <text:p>1992</text:p>
          </table:table-cell>
          <table:covered-table-cell table:style-name="ce3"/>
          <table:table-cell table:style-name="ce3" office:value-type="float" office:value="1993" calcext:value-type="float" table:number-columns-spanned="2" table:number-rows-spanned="1">
            <text:p>1993</text:p>
          </table:table-cell>
          <table:covered-table-cell table:style-name="ce3"/>
          <table:table-cell table:style-name="ce3" office:value-type="float" office:value="1994" calcext:value-type="float" table:number-columns-spanned="2" table:number-rows-spanned="1">
            <text:p>1994</text:p>
          </table:table-cell>
          <table:covered-table-cell table:style-name="ce3"/>
          <table:table-cell table:style-name="ce3" office:value-type="float" office:value="1995" calcext:value-type="float" table:number-columns-spanned="2" table:number-rows-spanned="1">
            <text:p>1995</text:p>
          </table:table-cell>
          <table:covered-table-cell table:style-name="ce3"/>
          <table:table-cell table:style-name="ce3" office:value-type="float" office:value="1996" calcext:value-type="float" table:number-columns-spanned="2" table:number-rows-spanned="1">
            <text:p>1996</text:p>
          </table:table-cell>
          <table:covered-table-cell table:style-name="ce3"/>
          <table:table-cell table:style-name="ce3" office:value-type="float" office:value="1997" calcext:value-type="float" table:number-columns-spanned="2" table:number-rows-spanned="1">
            <text:p>1997</text:p>
          </table:table-cell>
          <table:covered-table-cell table:style-name="ce3"/>
          <table:table-cell table:style-name="ce3" office:value-type="float" office:value="1998" calcext:value-type="float" table:number-columns-spanned="2" table:number-rows-spanned="1">
            <text:p>1998</text:p>
          </table:table-cell>
          <table:covered-table-cell table:style-name="ce3"/>
          <table:table-cell table:style-name="ce3" office:value-type="float" office:value="1999" calcext:value-type="float" table:number-columns-spanned="2" table:number-rows-spanned="1">
            <text:p>1999</text:p>
          </table:table-cell>
          <table:covered-table-cell table:style-name="ce3"/>
          <table:table-cell table:style-name="ce3" office:value-type="float" office:value="2000" calcext:value-type="float" table:number-columns-spanned="2" table:number-rows-spanned="1">
            <text:p>2000</text:p>
          </table:table-cell>
          <table:covered-table-cell table:style-name="ce3"/>
          <table:table-cell table:number-columns-repeated="4"/>
        </table:table-row>
        <table:table-row table:style-name="ro1">
          <table:table-cell/>
          <table:table-cell table:style-name="ce2"/>
          <table:table-cell office:value-type="string" calcext:value-type="string">
            <text:p>men</text:p>
          </table:table-cell>
          <table:table-cell office:value-type="string" calcext:value-type="string">
            <text:p>acum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cum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cum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cum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cum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cum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cum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cum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cum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cum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cum</text:p>
          </table:table-cell>
          <table:table-cell table:style-name="ce1" office:value-type="string" calcext:value-type="string">
            <text:p>men</text:p>
          </table:table-cell>
          <table:table-cell table:style-name="ce1" office:value-type="string" calcext:value-type="string">
            <text:p>acum</text:p>
          </table:table-cell>
          <table:table-cell table:style-name="ce1" office:value-type="string" calcext:value-type="string">
            <text:p>men</text:p>
          </table:table-cell>
          <table:table-cell table:style-name="ce1" office:value-type="string" calcext:value-type="string">
            <text:p>acum</text:p>
          </table:table-cell>
          <table:table-cell table:style-name="ce1" office:value-type="string" calcext:value-type="string">
            <text:p>men</text:p>
          </table:table-cell>
          <table:table-cell table:style-name="ce1" office:value-type="string" calcext:value-type="string">
            <text:p>acum</text:p>
          </table:table-cell>
          <table:table-cell table:style-name="ce1" office:value-type="string" calcext:value-type="string">
            <text:p>men</text:p>
          </table:table-cell>
          <table:table-cell table:style-name="ce1" office:value-type="string" calcext:value-type="string">
            <text:p>acum</text:p>
          </table:table-cell>
          <table:table-cell table:style-name="ce1" office:value-type="string" calcext:value-type="string">
            <text:p>men</text:p>
          </table:table-cell>
          <table:table-cell table:style-name="ce1" office:value-type="string" calcext:value-type="string">
            <text:p>acum</text:p>
          </table:table-cell>
          <table:table-cell table:style-name="ce1" office:value-type="string" calcext:value-type="string">
            <text:p>men</text:p>
          </table:table-cell>
          <table:table-cell table:style-name="ce1" office:value-type="string" calcext:value-type="string">
            <text:p>acum</text:p>
          </table:table-cell>
          <table:table-cell table:style-name="ce1" office:value-type="string" calcext:value-type="string">
            <text:p>men</text:p>
          </table:table-cell>
          <table:table-cell table:style-name="ce1" office:value-type="string" calcext:value-type="string">
            <text:p>acum</text:p>
          </table:table-cell>
          <table:table-cell table:style-name="ce1" office:value-type="string" calcext:value-type="string">
            <text:p>men</text:p>
          </table:table-cell>
          <table:table-cell table:style-name="ce1" office:value-type="string" calcext:value-type="string">
            <text:p>acum</text:p>
          </table:table-cell>
          <table:table-cell table:style-name="ce1" office:value-type="string" calcext:value-type="string">
            <text:p>men</text:p>
          </table:table-cell>
          <table:table-cell table:style-name="ce1" office:value-type="string" calcext:value-type="string">
            <text:p>acum</text:p>
          </table:table-cell>
          <table:table-cell table:style-name="ce1" office:value-type="string" calcext:value-type="string">
            <text:p>men</text:p>
          </table:table-cell>
          <table:table-cell table:style-name="ce1" office:value-type="string" calcext:value-type="string">
            <text:p>acum</text:p>
          </table:table-cell>
          <table:table-cell table:style-name="ce1" office:value-type="string" calcext:value-type="string">
            <text:p>men</text:p>
          </table:table-cell>
          <table:table-cell table:style-name="ce1" office:value-type="string" calcext:value-type="string">
            <text:p>acum</text:p>
          </table:table-cell>
          <table:table-cell table:style-name="ce1" office:value-type="string" calcext:value-type="string">
            <text:p>men</text:p>
          </table:table-cell>
          <table:table-cell table:style-name="ce1" office:value-type="string" calcext:value-type="string">
            <text:p>acum</text:p>
          </table:table-cell>
        </table:table-row>
        <table:table-row table:style-name="ro1">
          <table:table-cell/>
          <table:table-cell table:style-name="ce2" office:value-type="string" calcext:value-type="string">
            <text:p>ENE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number-columns-repeated="2" table:style-name="ce4" office:value-type="float" office:value="11.7" calcext:value-type="float">
            <text:p>11.7</text:p>
          </table:table-cell>
          <table:table-cell table:number-columns-repeated="2" table:style-name="ce4" office:value-type="float" office:value="4.5" calcext:value-type="float">
            <text:p>4.5</text:p>
          </table:table-cell>
          <table:table-cell table:number-columns-repeated="2" table:style-name="ce4" office:value-type="float" office:value="7.6" calcext:value-type="float">
            <text:p>7.6</text:p>
          </table:table-cell>
          <table:table-cell table:number-columns-repeated="2" table:style-name="ce4" office:value-type="float" office:value="7.3" calcext:value-type="float">
            <text:p>7.3</text:p>
          </table:table-cell>
          <table:table-cell table:number-columns-repeated="2" table:style-name="ce4" office:value-type="float" office:value="13.9" calcext:value-type="float">
            <text:p>13.9</text:p>
          </table:table-cell>
          <table:table-cell table:number-columns-repeated="2" table:style-name="ce4" office:value-type="float" office:value="5.2" calcext:value-type="float">
            <text:p>5.2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12.8" calcext:value-type="float">
            <text:p>12.8</text:p>
          </table:table-cell>
          <table:table-cell table:number-columns-repeated="2" table:style-name="ce4" office:value-type="float" office:value="47.3" calcext:value-type="float">
            <text:p>47.3</text:p>
          </table:table-cell>
          <table:table-cell table:number-columns-repeated="2" table:style-name="ce4" office:value-type="float" office:value="29.8" calcext:value-type="float">
            <text:p>29.8</text:p>
          </table:table-cell>
          <table:table-cell table:number-columns-repeated="2" table:style-name="ce4" office:value-type="float" office:value="17.8" calcext:value-type="float">
            <text:p>17.8</text:p>
          </table:table-cell>
          <table:table-cell table:number-columns-repeated="2" table:style-name="ce4" office:value-type="float" office:value="3.5" calcext:value-type="float">
            <text:p>3.5</text:p>
          </table:table-cell>
          <table:table-cell table:number-columns-repeated="2" table:style-name="ce4" office:value-type="float" office:value="4.8" calcext:value-type="float">
            <text:p>4.8</text:p>
          </table:table-cell>
          <table:table-cell table:number-columns-repeated="2" table:style-name="ce4" office:value-type="float" office:value="1.8" calcext:value-type="float">
            <text:p>1.8</text:p>
          </table:table-cell>
          <table:table-cell table:number-columns-repeated="2" table:style-name="ce4" office:value-type="float" office:value="0.4" calcext:value-type="float">
            <text:p>0.4</text:p>
          </table:table-cell>
          <table:table-cell table:number-columns-repeated="2" table:style-name="ce4" office:value-type="float" office:value="1.2" calcext:value-type="float">
            <text:p>1.2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EB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6.9" calcext:value-type="float">
            <text:p>16.9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16" calcext:value-type="float">
            <text:p>16.0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16.2" calcext:value-type="float">
            <text:p>16.2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24.7" calcext:value-type="float">
            <text:p>24.7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42.5" calcext:value-type="float">
            <text:p>42.5</text:p>
          </table:table-cell>
          <table:table-cell table:style-name="ce4" office:value-type="float" office:value="109.9" calcext:value-type="float">
            <text:p>109.9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69.5" calcext:value-type="float">
            <text:p>69.5</text:p>
          </table:table-cell>
          <table:table-cell table:style-name="ce4" office:value-type="float" office:value="9.4" calcext:value-type="float">
            <text:p>9.4</text:p>
          </table:table-cell>
          <table:table-cell table:style-name="ce4" office:value-type="float" office:value="28.9" calcext:value-type="float">
            <text:p>28.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.1" calcext:value-type="float">
            <text:p>1.1</text:p>
          </table:table-cell>
          <table:table-cell table:number-columns-repeated="2" table:style-name="ce4" office:value-type="float" office:value="1.5" calcext:value-type="float">
            <text:p>1.5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2" calcext:value-type="float">
            <text:p>2.2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MAR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3.9" calcext:value-type="float">
            <text:p>13.9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9.9" calcext:value-type="float">
            <text:p>9.9</text:p>
          </table:table-cell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24.3" calcext:value-type="float">
            <text:p>24.3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34.9" calcext:value-type="float">
            <text:p>34.9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18.5" calcext:value-type="float">
            <text:p>18.5</text:p>
          </table:table-cell>
          <table:table-cell table:style-name="ce4" office:value-type="float" office:value="22.6" calcext:value-type="float">
            <text:p>22.6</text:p>
          </table:table-cell>
          <table:table-cell table:style-name="ce4" office:value-type="float" office:value="54.6" calcext:value-type="float">
            <text:p>54.6</text:p>
          </table:table-cell>
          <table:table-cell table:style-name="ce4" office:value-type="float" office:value="42" calcext:value-type="float">
            <text:p>42.0</text:p>
          </table:table-cell>
          <table:table-cell table:style-name="ce4" office:value-type="float" office:value="198.1" calcext:value-type="float">
            <text:p>198.1</text:p>
          </table:table-cell>
          <table:table-cell table:style-name="ce4" office:value-type="float" office:value="32.6" calcext:value-type="float">
            <text:p>32.6</text:p>
          </table:table-cell>
          <table:table-cell table:style-name="ce4" office:value-type="float" office:value="124.8" calcext:value-type="float">
            <text:p>124.8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38.9" calcext:value-type="float">
            <text:p>38.9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16.5" calcext:value-type="float">
            <text:p>16.5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BR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16.8" calcext:value-type="float">
            <text:p>16.8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0.5" calcext:value-type="float">
            <text:p>20.5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37.5" calcext:value-type="float">
            <text:p>37.5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31.3" calcext:value-type="float">
            <text:p>31.3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51.4" calcext:value-type="float">
            <text:p>51.4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20" calcext:value-type="float">
            <text:p>20.0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6.3" calcext:value-type="float">
            <text:p>26.3</text:p>
          </table:table-cell>
          <table:table-cell table:style-name="ce4" office:value-type="float" office:value="17.9" calcext:value-type="float">
            <text:p>17.9</text:p>
          </table:table-cell>
          <table:table-cell table:style-name="ce4" office:value-type="float" office:value="82.3" calcext:value-type="float">
            <text:p>82.3</text:p>
          </table:table-cell>
          <table:table-cell table:style-name="ce4" office:value-type="float" office:value="48.6" calcext:value-type="float">
            <text:p>48.6</text:p>
          </table:table-cell>
          <table:table-cell table:style-name="ce4" office:value-type="float" office:value="343.1" calcext:value-type="float">
            <text:p>343.1</text:p>
          </table:table-cell>
          <table:table-cell table:style-name="ce4" office:value-type="float" office:value="37.3" calcext:value-type="float">
            <text:p>37.3</text:p>
          </table:table-cell>
          <table:table-cell table:style-name="ce4" office:value-type="float" office:value="208.7" calcext:value-type="float">
            <text:p>208.7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47" calcext:value-type="float">
            <text:p>47.0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20.2" calcext:value-type="float">
            <text:p>20.2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MAY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19.6" calcext:value-type="float">
            <text:p>19.6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35.1" calcext:value-type="float">
            <text:p>35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24.3" calcext:value-type="float">
            <text:p>24.3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44.8" calcext:value-type="float">
            <text:p>44.8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39.3" calcext:value-type="float">
            <text:p>39.3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67.9" calcext:value-type="float">
            <text:p>67.9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24.1" calcext:value-type="float">
            <text:p>24.1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33.8" calcext:value-type="float">
            <text:p>33.8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97.8" calcext:value-type="float">
            <text:p>97.8</text:p>
          </table:table-cell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469.9" calcext:value-type="float">
            <text:p>469.9</text:p>
          </table:table-cell>
          <table:table-cell table:style-name="ce4" office:value-type="float" office:value="32.8" calcext:value-type="float">
            <text:p>32.8</text:p>
          </table:table-cell>
          <table:table-cell table:style-name="ce4" office:value-type="float" office:value="309.9" calcext:value-type="float">
            <text:p>309.9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58.2" calcext:value-type="float">
            <text:p>58.2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24.4" calcext:value-type="float">
            <text:p>24.4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21" calcext:value-type="float">
            <text:p>21.0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" calcext:value-type="float">
            <text:p>0.0</text:p>
          </table:table-cell>
          <table:table-cell table:style-name="ce4"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JUN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23.4" calcext:value-type="float">
            <text:p>23.4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39.3" calcext:value-type="float">
            <text:p>39.3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29.9" calcext:value-type="float">
            <text:p>29.9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56.1" calcext:value-type="float">
            <text:p>56.1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87.7" calcext:value-type="float">
            <text:p>87.7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28.8" calcext:value-type="float">
            <text:p>28.8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40.1" calcext:value-type="float">
            <text:p>40.1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115.3" calcext:value-type="float">
            <text:p>115.3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601.2" calcext:value-type="float">
            <text:p>601.2</text:p>
          </table:table-cell>
          <table:table-cell table:style-name="ce4" office:value-type="float" office:value="42.6" calcext:value-type="float">
            <text:p>42.6</text:p>
          </table:table-cell>
          <table:table-cell table:style-name="ce4" office:value-type="float" office:value="484.4" calcext:value-type="float">
            <text:p>484.4</text:p>
          </table:table-cell>
          <table:table-cell table:style-name="ce4" office:value-type="float" office:value="9.3" calcext:value-type="float">
            <text:p>9.3</text:p>
          </table:table-cell>
          <table:table-cell table:style-name="ce4" office:value-type="float" office:value="72.8" calcext:value-type="float">
            <text:p>72.8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28.8" calcext:value-type="float">
            <text:p>28.8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23.2" calcext:value-type="float">
            <text:p>23.2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JUL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28.4" calcext:value-type="float">
            <text:p>28.4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44.5" calcext:value-type="float">
            <text:p>44.5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5.5" calcext:value-type="float">
            <text:p>35.5</text:p>
          </table:table-cell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68.8" calcext:value-type="float">
            <text:p>68.8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54.4" calcext:value-type="float">
            <text:p>54.4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107.1" calcext:value-type="float">
            <text:p>107.1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34.4" calcext:value-type="float">
            <text:p>34.4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50.3" calcext:value-type="float">
            <text:p>50.3</text:p>
          </table:table-cell>
          <table:table-cell table:style-name="ce4" office:value-type="float" office:value="30.9" calcext:value-type="float">
            <text:p>30.9</text:p>
          </table:table-cell>
          <table:table-cell table:style-name="ce4" office:value-type="float" office:value="181.8" calcext:value-type="float">
            <text:p>181.8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773.6" calcext:value-type="float">
            <text:p>773.6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854" calcext:value-type="float">
            <text:p>854.0</text:p>
          </table:table-cell>
          <table:table-cell table:style-name="ce4" office:value-type="float" office:value="9.1" calcext:value-type="float">
            <text:p>9.1</text:p>
          </table:table-cell>
          <table:table-cell table:style-name="ce4" office:value-type="float" office:value="88.5" calcext:value-type="float">
            <text:p>88.5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33.3" calcext:value-type="float">
            <text:p>33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6.6" calcext:value-type="float">
            <text:p>26.6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2" calcext:value-type="float">
            <text:p>2.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GO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49.8" calcext:value-type="float">
            <text:p>49.8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41.5" calcext:value-type="float">
            <text:p>41.5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83.7" calcext:value-type="float">
            <text:p>83.7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6.3" calcext:value-type="float">
            <text:p>66.3</text:p>
          </table:table-cell>
          <table:table-cell table:style-name="ce4" office:value-type="float" office:value="10.8" calcext:value-type="float">
            <text:p>10.8</text:p>
          </table:table-cell>
          <table:table-cell table:style-name="ce4" office:value-type="float" office:value="129.4" calcext:value-type="float">
            <text:p>129.4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61.4" calcext:value-type="float">
            <text:p>61.4</text:p>
          </table:table-cell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243" calcext:value-type="float">
            <text:p>243.0</text:p>
          </table:table-cell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992.6" calcext:value-type="float">
            <text:p>992.6</text:p>
          </table:table-cell>
          <table:table-cell table:style-name="ce4" office:value-type="float" office:value="397" calcext:value-type="float">
            <text:p>397.0</text:p>
          </table:table-cell>
          <table:table-cell table:style-name="ce4" office:value-type="float" office:value="4641.2" calcext:value-type="float">
            <text:p>4641.2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102.1" calcext:value-type="float">
            <text:p>102.1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7.1" calcext:value-type="float">
            <text:p>37.1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9.8" calcext:value-type="float">
            <text:p>29.8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2.4" calcext:value-type="float">
            <text:p>12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ET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44.6" calcext:value-type="float">
            <text:p>44.6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54.3" calcext:value-type="float">
            <text:p>54.3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48.1" calcext:value-type="float">
            <text:p>48.1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96.3" calcext:value-type="float">
            <text:p>96.3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74.3" calcext:value-type="float">
            <text:p>74.3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37.5" calcext:value-type="float">
            <text:p>137.5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44.7" calcext:value-type="float">
            <text:p>44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71.8" calcext:value-type="float">
            <text:p>71.8</text:p>
          </table:table-cell>
          <table:table-cell table:style-name="ce4" office:value-type="float" office:value="114.1" calcext:value-type="float">
            <text:p>114.1</text:p>
          </table:table-cell>
          <table:table-cell table:style-name="ce4" office:value-type="float" office:value="634.4" calcext:value-type="float">
            <text:p>634.4</text:p>
          </table:table-cell>
          <table:table-cell table:style-name="ce4" office:value-type="float" office:value="26.9" calcext:value-type="float">
            <text:p>26.9</text:p>
          </table:table-cell>
          <table:table-cell table:style-name="ce4" office:value-type="float" office:value="1286" calcext:value-type="float">
            <text:p>1286.0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5294.1" calcext:value-type="float">
            <text:p>5294.1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113.4" calcext:value-type="float">
            <text:p>113.4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40.6" calcext:value-type="float">
            <text:p>40.6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31.9" calcext:value-type="float">
            <text:p>31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3" calcext:value-type="float">
            <text:p>13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-0.5" calcext:value-type="float">
            <text:p>-0.5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.3" calcext:value-type="float">
            <text:p>3.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OCT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61" calcext:value-type="float">
            <text:p>61.0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58.4" calcext:value-type="float">
            <text:p>58.4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float" office:value="105.8" calcext:value-type="float">
            <text:p>105.8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84" calcext:value-type="float">
            <text:p>84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144.6" calcext:value-type="float">
            <text:p>144.6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50.4" calcext:value-type="float">
            <text:p>50.4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40.6" calcext:value-type="float">
            <text:p>40.6</text:p>
          </table:table-cell>
          <table:table-cell table:style-name="ce4" office:value-type="float" office:value="932.5" calcext:value-type="float">
            <text:p>932.5</text:p>
          </table:table-cell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1608.3" calcext:value-type="float">
            <text:p>1608.3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5812.8" calcext:value-type="float">
            <text:p>5812.8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121.8" calcext:value-type="float">
            <text:p>121.8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45.8" calcext:value-type="float">
            <text:p>45.8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3.9" calcext:value-type="float">
            <text:p>33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10" calcext:value-type="float">
            <text:p>10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OV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56.4" calcext:value-type="float">
            <text:p>56.4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67.1" calcext:value-type="float">
            <text:p>67.1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65.6" calcext:value-type="float">
            <text:p>65.6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115.3" calcext:value-type="float">
            <text:p>115.3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96.8" calcext:value-type="float">
            <text:p>96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51.2" calcext:value-type="float">
            <text:p>151.2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55.8" calcext:value-type="float">
            <text:p>55.8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95.8" calcext:value-type="float">
            <text:p>95.8</text:p>
          </table:table-cell>
          <table:table-cell table:style-name="ce4" office:value-type="float" office:value="24.4" calcext:value-type="float">
            <text:p>24.4</text:p>
          </table:table-cell>
          <table:table-cell table:style-name="ce4" office:value-type="float" office:value="1184.5" calcext:value-type="float">
            <text:p>1184.5</text:p>
          </table:table-cell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049.7" calcext:value-type="float">
            <text:p>2049.7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6163.5" calcext:value-type="float">
            <text:p>6163.5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130.6" calcext:value-type="float">
            <text:p>130.6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50.9" calcext:value-type="float">
            <text:p>50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36.1" calcext:value-type="float">
            <text:p>36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14.7" calcext:value-type="float">
            <text:p>14.7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0" calcext:value-type="float">
            <text:p>0.0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DIC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60.8" calcext:value-type="float">
            <text:p>60.8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72.7" calcext:value-type="float">
            <text:p>72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72.9" calcext:value-type="float">
            <text:p>72.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25.1" calcext:value-type="float">
            <text:p>125.1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111.5" calcext:value-type="float">
            <text:p>111.5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158.3" calcext:value-type="float">
            <text:p>158.3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62.9" calcext:value-type="float">
            <text:p>62.9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114.5" calcext:value-type="float">
            <text:p>114.5</text:p>
          </table:table-cell>
          <table:table-cell table:style-name="ce4" office:value-type="float" office:value="41.9" calcext:value-type="float">
            <text:p>41.9</text:p>
          </table:table-cell>
          <table:table-cell table:style-name="ce4" office:value-type="float" office:value="1722.3" calcext:value-type="float">
            <text:p>1722.3</text:p>
          </table:table-cell>
          <table:table-cell table:style-name="ce4" office:value-type="float" office:value="33.8" calcext:value-type="float">
            <text:p>33.8</text:p>
          </table:table-cell>
          <table:table-cell table:style-name="ce4" office:value-type="float" office:value="2775.3" calcext:value-type="float">
            <text:p>2775.3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7649.6" calcext:value-type="float">
            <text:p>7649.6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39.2" calcext:value-type="float">
            <text:p>139.2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56.7" calcext:value-type="float">
            <text:p>56.7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39.5" calcext:value-type="float">
            <text:p>39.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3.7" calcext:value-type="float">
            <text:p>3.7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5"/>
          <table:table-cell table:style-name="ce6" table:number-columns-repeated="29"/>
          <table:table-cell table:number-columns-repeated="14"/>
        </table:table-row>
        <table:table-row table:style-name="ro2">
          <table:table-cell/>
          <table:table-cell office:value-type="string" calcext:value-type="string">
            <text:p>promedio anual</text:p>
          </table:table-cell>
          <table:table-cell/>
          <table:table-cell table:style-name="ce4" office:value-type="float" office:value="59.2" calcext:value-type="float">
            <text:p>59.2</text:p>
          </table:table-cell>
          <table:table-cell/>
          <table:table-cell table:style-name="ce4" office:value-type="float" office:value="75.4" calcext:value-type="float">
            <text:p>75.4</text:p>
          </table:table-cell>
          <table:table-cell table:style-name="ce4"/>
          <table:table-cell table:style-name="ce4" office:value-type="float" office:value="64.5" calcext:value-type="float">
            <text:p>64.5</text:p>
          </table:table-cell>
          <table:table-cell/>
          <table:table-cell table:style-name="ce4" office:value-type="float" office:value="111.1" calcext:value-type="float">
            <text:p>111.1</text:p>
          </table:table-cell>
          <table:table-cell/>
          <table:table-cell table:style-name="ce4" office:value-type="float" office:value="110.2" calcext:value-type="float">
            <text:p>110.2</text:p>
          </table:table-cell>
          <table:table-cell/>
          <table:table-cell table:style-name="ce4" office:value-type="float" office:value="163.2" calcext:value-type="float">
            <text:p>163.2</text:p>
          </table:table-cell>
          <table:table-cell/>
          <table:table-cell table:style-name="ce4" office:value-type="float" office:value="77.9" calcext:value-type="float">
            <text:p>77.9</text:p>
          </table:table-cell>
          <table:table-cell/>
          <table:table-cell table:style-name="ce4" office:value-type="float" office:value="85.8" calcext:value-type="float">
            <text:p>85.8</text:p>
          </table:table-cell>
          <table:table-cell/>
          <table:table-cell table:style-name="ce4" office:value-type="float" office:value="667" calcext:value-type="float">
            <text:p>667.0</text:p>
          </table:table-cell>
          <table:table-cell/>
          <table:table-cell table:style-name="ce4" office:value-type="float" office:value="3398.6" calcext:value-type="float">
            <text:p>3398.6</text:p>
          </table:table-cell>
          <table:table-cell/>
          <table:table-cell table:style-name="ce4" office:value-type="float" office:value="7481.7" calcext:value-type="float">
            <text:p>7481.7</text:p>
          </table:table-cell>
          <table:table-cell/>
          <table:table-cell table:style-name="ce4" office:value-type="float" office:value="409.5" calcext:value-type="float">
            <text:p>409.5</text:p>
          </table:table-cell>
          <table:table-cell/>
          <table:table-cell table:style-name="ce4" office:value-type="float" office:value="73.5" calcext:value-type="float">
            <text:p>73.5</text:p>
          </table:table-cell>
          <table:table-cell/>
          <table:table-cell table:style-name="ce4" office:value-type="float" office:value="48.6" calcext:value-type="float">
            <text:p>48.6</text:p>
          </table:table-cell>
          <table:table-cell/>
          <table:table-cell table:style-name="ce4" office:value-type="float" office:value="23.7" calcext:value-type="float">
            <text:p>23.7</text:p>
          </table:table-cell>
          <table:table-cell/>
          <table:table-cell table:style-name="ce1" office:value-type="float" office:value="11.1" calcext:value-type="float">
            <text:p>11.1</text:p>
          </table:table-cell>
          <table:table-cell table:number-columns-repeated="14"/>
        </table:table-row>
        <table:table-row table:style-name="ro2">
          <table:table-cell>
            <draw:frame draw:z-index="8" draw:name="Gráfico 3" draw:style-name="gr1" draw:text-style-name="P1" svg:width="13.016cm" svg:height="8.559cm" svg:x="1.147cm" svg:y="0.523cm">
              <draw:object draw:notify-on-update-of-ranges="Hoja1.B3:Hoja1.B14 Hoja1.AG1:Hoja1.AG2 Hoja1.AG3:Hoja1.AG14 Hoja1.AH1:Hoja1.AH2 Hoja1.AH3:Hoja1.AH14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47"/>
        </table:table-row>
        <table:table-row table:style-name="ro2" table:number-rows-repeated="2">
          <table:table-cell table:number-columns-repeated="48"/>
        </table:table-row>
        <table:table-row table:style-name="ro2">
          <table:table-cell table:number-columns-repeated="6"/>
          <table:table-cell>
            <draw:frame draw:z-index="9" draw:name="Gráfico 4" draw:style-name="gr1" draw:text-style-name="P1" svg:width="16.657cm" svg:height="8.695cm" svg:x="0.293cm" svg:y="0cm">
              <draw:object draw:notify-on-update-of-ranges="Hoja1.B3:Hoja1.B14 Hoja1.AI1:Hoja1.AI2 Hoja1.AI3:Hoja1.AI14 Hoja1.AJ1:Hoja1.AJ2 Hoja1.AJ3:Hoja1.AJ14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41"/>
        </table:table-row>
        <table:table-row table:style-name="ro2">
          <table:table-cell table:number-columns-repeated="16"/>
          <table:table-cell>
            <draw:frame draw:z-index="10" draw:name="Gráfico 5" draw:style-name="gr1" draw:text-style-name="P1" svg:width="13.451cm" svg:height="7.791cm" svg:x="1.07cm" svg:y="0.188cm">
              <draw:object draw:notify-on-update-of-ranges="Hoja1.B3:Hoja1.B14 Hoja1.AK1:Hoja1.AK2 Hoja1.AK3:Hoja1.AK14 Hoja1.AL1:Hoja1.AL2 Hoja1.AL3:Hoja1.AL14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7"/>
          <table:table-cell>
            <draw:frame draw:z-index="11" draw:name="Gráfico 6" draw:style-name="gr1" draw:text-style-name="P1" svg:width="10.513cm" svg:height="7.335cm" svg:x="1.242cm" svg:y="0.418cm">
              <draw:object draw:notify-on-update-of-ranges="Hoja1.B3:Hoja1.B14 Hoja1.AM1:Hoja1.AM2 Hoja1.AM3:Hoja1.AM15 Hoja1.AN1:Hoja1.AN2 Hoja1.AN3:Hoja1.AN1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23"/>
        </table:table-row>
        <table:table-row table:style-name="ro2">
          <table:table-cell table:number-columns-repeated="29"/>
          <table:table-cell>
            <draw:frame draw:z-index="12" draw:name="Gráfico 8" draw:style-name="gr1" draw:text-style-name="P1" svg:width="12.311cm" svg:height="7.79cm" svg:x="1.99cm" svg:y="0.245cm">
              <draw:object draw:notify-on-update-of-ranges="Hoja1.B3:Hoja1.B14 Hoja1.AO1:Hoja1.AO2 Hoja1.AO3:Hoja1.AO14 Hoja1.AP1:Hoja1.AP2 Hoja1.AP3:Hoja1.AP14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6"/>
          <table:table-cell>
            <draw:frame draw:z-index="13" draw:name="Gráfico 9" draw:style-name="gr1" draw:text-style-name="P1" svg:width="12.312cm" svg:height="7.79cm" svg:x="1.242cm" svg:y="0.36cm">
              <draw:object draw:notify-on-update-of-ranges="Hoja1.B3:Hoja1.B14 Hoja1.AQ1:Hoja1.AQ2 Hoja1.AQ3:Hoja1.AQ14 Hoja1.AR1:Hoja1.AR2 Hoja1.AR3:Hoja1.AR14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1"/>
        </table:table-row>
        <table:table-row table:style-name="ro2" table:number-rows-repeated="17">
          <table:table-cell table:number-columns-repeated="48"/>
        </table:table-row>
        <table:table-row table:style-name="ro2">
          <table:table-cell table:number-columns-repeated="29"/>
          <table:table-cell>
            <draw:frame draw:z-index="7" draw:name="Gráfico 2" draw:style-name="gr1" draw:text-style-name="P1" svg:width="12.311cm" svg:height="7.779cm" svg:x="1.961cm" svg:y="0.072cm">
              <draw:object draw:notify-on-update-of-ranges="Hoja1.B3:Hoja1.B14 Hoja1.AG2:Hoja1.AG2 Hoja1.AG3:Hoja1.AG14 Hoja1.AH2:Hoja1.AH2 Hoja1.AH3:Hoja1.AH1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8"/>
        </table:table-row>
        <table:table-row table:style-name="ro2">
          <table:table-cell table:number-columns-repeated="23"/>
          <table:table-cell>
            <draw:frame draw:z-index="6" draw:name="Gráfico 19" draw:style-name="gr1" draw:text-style-name="P1" svg:width="12.648cm" svg:height="7.338cm" svg:x="0.988cm" svg:y="0.458cm">
              <draw:object draw:notify-on-update-of-ranges="Hoja1.B3:Hoja1.B14 Hoja1.AE2:Hoja1.AE2 Hoja1.AE3:Hoja1.AE14 Hoja1.AF2:Hoja1.AF2 Hoja1.AF3:Hoja1.AF1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4"/>
        </table:table-row>
        <table:table-row table:style-name="ro2">
          <table:table-cell>
            <draw:frame draw:z-index="3" draw:name="Gráfico 16" draw:style-name="gr1" draw:text-style-name="P1" svg:width="13.509cm" svg:height="7.338cm" svg:x="0.389cm" svg:y="0.358cm">
              <draw:object draw:notify-on-update-of-ranges="Hoja1.B3:Hoja1.B14 Hoja1.Y2:Hoja1.Y2 Hoja1.Y3:Hoja1.Y14 Hoja1.Z2:Hoja1.Z2 Hoja1.Z3:Hoja1.Z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>
            <draw:frame draw:z-index="4" draw:name="Gráfico 17" draw:style-name="gr1" draw:text-style-name="P1" svg:width="13.616cm" svg:height="7.338cm" svg:x="0.889cm" svg:y="0.458cm">
              <draw:object draw:notify-on-update-of-ranges="Hoja1.B3:Hoja1.B14 Hoja1.AA2:Hoja1.AA2 Hoja1.AA3:Hoja1.AA14 Hoja1.AB2:Hoja1.AB2 Hoja1.AB3:Hoja1.AB1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draw:z-index="5" draw:name="Gráfico 18" draw:style-name="gr1" draw:text-style-name="P1" svg:width="13.501cm" svg:height="7.338cm" svg:x="0.19cm" svg:y="0.159cm">
              <draw:object draw:notify-on-update-of-ranges="Hoja1.B3:Hoja1.B14 Hoja1.AC2:Hoja1.AC2 Hoja1.AC3:Hoja1.AC14 Hoja1.AD2:Hoja1.AD2 Hoja1.AD3:Hoja1.AD1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32"/>
        </table:table-row>
        <table:table-row table:style-name="ro2" table:number-rows-repeated="3">
          <table:table-cell table:number-columns-repeated="48"/>
        </table:table-row>
        <table:table-row table:style-name="ro2">
          <table:table-cell/>
          <table:table-cell>
            <draw:frame draw:z-index="0" draw:name="Gráfico 12" draw:style-name="gr1" draw:text-style-name="P1" svg:width="13.493cm" svg:height="7.327cm" svg:x="0.547cm" svg:y="0.029cm">
              <draw:object draw:notify-on-update-of-ranges="Hoja1.B3:Hoja1.B14 Hoja1.S2:Hoja1.S2 Hoja1.S3:Hoja1.S14 Hoja1.T2:Hoja1.T2 Hoja1.T3:Hoja1.T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6"/>
        </table:table-row>
        <table:table-row table:style-name="ro2" table:number-rows-repeated="3">
          <table:table-cell table:number-columns-repeated="48"/>
        </table:table-row>
        <table:table-row table:style-name="ro2">
          <table:table-cell table:number-columns-repeated="13"/>
          <table:table-cell>
            <draw:frame draw:z-index="2" draw:name="Gráfico 15" draw:style-name="gr1" draw:text-style-name="P1" svg:width="20.704cm" svg:height="9.514cm" svg:x="1.585cm" svg:y="0.046cm">
              <draw:object draw:notify-on-update-of-ranges="Hoja1.B3:Hoja1.B14 Hoja1.W2:Hoja1.W2 Hoja1.W3:Hoja1.W14 Hoja1.X2:Hoja1.X2 Hoja1.X3:Hoja1.X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4"/>
        </table:table-row>
        <table:table-row table:style-name="ro2">
          <table:table-cell table:number-columns-repeated="6"/>
          <table:table-cell>
            <draw:frame draw:z-index="1" draw:name="Gráfico 14" draw:style-name="gr1" draw:text-style-name="P1" svg:width="13.616cm" svg:height="7.859cm" svg:x="1.096cm" svg:y="0.288cm">
              <draw:object draw:notify-on-update-of-ranges="Hoja1.B3:Hoja1.B14 Hoja1.U2:Hoja1.U2 Hoja1.U3:Hoja1.U14 Hoja1.V2:Hoja1.V2 Hoja1.V3:Hoja1.V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1"/>
        </table:table-row>
        <table:table-row table:style-name="ro2" table:number-rows-repeated="1048524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Hoja1_2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Default"/>
        <table:table-column table:style-name="co9" table:default-cell-style-name="ce1"/>
        <table:table-column table:style-name="co5" table:number-columns-repeated="2" table:default-cell-style-name="Default"/>
        <table:table-column table:style-name="co9" table:default-cell-style-name="ce1"/>
        <table:table-column table:style-name="co5" table:default-cell-style-name="Default"/>
        <table:table-column table:style-name="co8" table:default-cell-style-name="ce1"/>
        <table:table-column table:style-name="co9" table:default-cell-style-name="ce1"/>
        <table:table-column table:style-name="co5" table:default-cell-style-name="Default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11" table:default-cell-style-name="Default"/>
        <table:table-row table:style-name="ro2" table:number-rows-repeated="2">
          <table:table-cell table:number-columns-repeated="16384"/>
        </table:table-row>
        <table:table-row table:style-name="ro3">
          <table:table-cell/>
          <table:table-cell table:style-name="ce7"/>
          <table:table-cell table:style-name="ce17" table:number-columns-repeated="12"/>
          <table:table-cell table:style-name="ce7" table:number-columns-repeated="3"/>
          <table:table-cell table:style-name="ce17" table:number-columns-repeated="6"/>
          <table:table-cell table:style-name="ce7" table:number-columns-repeated="2"/>
          <table:table-cell table:style-name="ce17"/>
          <table:table-cell table:style-name="ce7" table:number-columns-repeated="2"/>
          <table:table-cell table:style-name="ce17"/>
          <table:table-cell table:style-name="ce7" table:number-columns-repeated="2"/>
          <table:table-cell table:style-name="ce28"/>
          <table:table-cell table:number-columns-repeated="16352"/>
        </table:table-row>
        <table:table-row table:style-name="ro3">
          <table:table-cell/>
          <table:table-cell table:style-name="ce8" office:value-type="string" calcext:value-type="string" table:number-columns-spanned="72" table:number-rows-spanned="1">
            <text:p>ÍNDICE DE PRECIOS AL CONSUMIDOR </text:p>
          </table:table-cell>
          <table:covered-table-cell table:number-columns-repeated="71" table:style-name="ce8"/>
          <table:table-cell table:number-columns-repeated="16311"/>
        </table:table-row>
        <table:table-row table:style-name="ro4">
          <table:table-cell/>
          <table:table-cell table:style-name="ce9" office:value-type="string" calcext:value-type="string" table:number-columns-spanned="72" table:number-rows-spanned="1">
            <text:p>(Variaciones porcentuales)</text:p>
          </table:table-cell>
          <table:covered-table-cell table:number-columns-repeated="71" table:style-name="ce9"/>
          <table:table-cell table:number-columns-repeated="16311"/>
        </table:table-row>
        <table:table-row table:style-name="ro1">
          <table:table-cell/>
          <table:table-cell table:style-name="ce10" table:number-columns-repeated="10"/>
          <table:table-cell table:style-name="ce27" table:number-columns-repeated="2"/>
          <table:table-cell table:style-name="ce10"/>
          <table:table-cell table:style-name="ce27" table:number-columns-repeated="2"/>
          <table:table-cell table:style-name="ce10"/>
          <table:table-cell table:style-name="ce27" table:number-columns-repeated="2"/>
          <table:table-cell table:style-name="ce10"/>
          <table:table-cell table:style-name="ce27" table:number-columns-repeated="2"/>
          <table:table-cell table:style-name="ce10"/>
          <table:table-cell table:style-name="ce27" table:number-columns-repeated="2"/>
          <table:table-cell table:style-name="ce10"/>
          <table:table-cell table:style-name="ce27" table:number-columns-repeated="2"/>
          <table:table-cell table:style-name="ce10"/>
          <table:table-cell table:style-name="ce27" table:number-columns-repeated="2"/>
          <table:table-cell table:number-columns-repeated="16353"/>
        </table:table-row>
        <table:table-row table:style-name="ro1">
          <table:table-cell/>
          <table:table-cell table:style-name="ce11"/>
          <table:table-cell table:style-name="ce18" table:number-columns-repeated="29"/>
          <table:table-cell table:style-name="ce29"/>
          <table:table-cell table:style-name="ce18" table:number-columns-repeated="11"/>
          <table:table-cell table:style-name="ce33" table:number-columns-repeated="15"/>
          <table:table-cell table:style-name="ce44" table:number-columns-repeated="15"/>
          <table:table-cell table:number-columns-repeated="16311"/>
        </table:table-row>
        <table:table-row table:style-name="ro1">
          <table:table-cell/>
          <table:table-cell table:style-name="ce12"/>
          <table:table-cell table:style-name="ce19" office:value-type="float" office:value="1993" calcext:value-type="float" table:number-columns-spanned="2" table:number-rows-spanned="1">
            <text:p>1993 </text:p>
          </table:table-cell>
          <table:covered-table-cell table:style-name="ce19"/>
          <table:table-cell table:style-name="ce25"/>
          <table:table-cell table:style-name="ce19" office:value-type="float" office:value="1994" calcext:value-type="float" table:number-columns-spanned="2" table:number-rows-spanned="1">
            <text:p>1994 </text:p>
          </table:table-cell>
          <table:covered-table-cell table:style-name="ce19"/>
          <table:table-cell table:style-name="ce25"/>
          <table:table-cell table:style-name="ce19" office:value-type="float" office:value="1995" calcext:value-type="float" table:number-columns-spanned="2" table:number-rows-spanned="1">
            <text:p>1995 </text:p>
          </table:table-cell>
          <table:covered-table-cell table:style-name="ce19"/>
          <table:table-cell table:style-name="ce25"/>
          <table:table-cell table:style-name="ce19" office:value-type="float" office:value="1996" calcext:value-type="float" table:number-columns-spanned="2" table:number-rows-spanned="1">
            <text:p>1996 </text:p>
          </table:table-cell>
          <table:covered-table-cell table:style-name="ce19"/>
          <table:table-cell table:style-name="ce25"/>
          <table:table-cell table:style-name="ce19" office:value-type="float" office:value="1997" calcext:value-type="float" table:number-columns-spanned="2" table:number-rows-spanned="1">
            <text:p>1997 </text:p>
          </table:table-cell>
          <table:covered-table-cell table:style-name="ce19"/>
          <table:table-cell table:style-name="ce25"/>
          <table:table-cell table:style-name="ce19" office:value-type="float" office:value="1998" calcext:value-type="float" table:number-columns-spanned="2" table:number-rows-spanned="1">
            <text:p>1998 </text:p>
          </table:table-cell>
          <table:covered-table-cell table:style-name="ce19"/>
          <table:table-cell table:style-name="ce25"/>
          <table:table-cell table:style-name="ce19" office:value-type="float" office:value="1999" calcext:value-type="float" table:number-columns-spanned="2" table:number-rows-spanned="1">
            <text:p>1999 </text:p>
          </table:table-cell>
          <table:covered-table-cell table:style-name="ce19"/>
          <table:table-cell table:style-name="ce25"/>
          <table:table-cell table:style-name="ce19" office:value-type="float" office:value="2000" calcext:value-type="float" table:number-columns-spanned="2" table:number-rows-spanned="1">
            <text:p>2000 </text:p>
          </table:table-cell>
          <table:covered-table-cell table:style-name="ce19"/>
          <table:table-cell table:style-name="ce25"/>
          <table:table-cell table:style-name="ce19" office:value-type="float" office:value="2001" calcext:value-type="float" table:number-columns-spanned="2" table:number-rows-spanned="1">
            <text:p>2001 </text:p>
          </table:table-cell>
          <table:covered-table-cell table:style-name="ce19"/>
          <table:table-cell table:style-name="ce25"/>
          <table:table-cell table:style-name="ce19" office:value-type="float" office:value="2002" calcext:value-type="float" table:number-columns-spanned="2" table:number-rows-spanned="1">
            <text:p>2002 </text:p>
          </table:table-cell>
          <table:covered-table-cell table:style-name="ce19"/>
          <table:table-cell table:style-name="ce30"/>
          <table:table-cell table:style-name="ce19" office:value-type="float" office:value="2003" calcext:value-type="float" table:number-columns-spanned="2" table:number-rows-spanned="1">
            <text:p>2003 </text:p>
          </table:table-cell>
          <table:covered-table-cell table:style-name="ce19"/>
          <table:table-cell table:style-name="ce25"/>
          <table:table-cell table:style-name="ce19" office:value-type="float" office:value="2004" calcext:value-type="float" table:number-columns-spanned="2" table:number-rows-spanned="1">
            <text:p>2004 </text:p>
          </table:table-cell>
          <table:covered-table-cell table:style-name="ce19"/>
          <table:table-cell table:style-name="ce25"/>
          <table:table-cell table:style-name="ce19" office:value-type="float" office:value="2005" calcext:value-type="float" table:number-columns-spanned="2" table:number-rows-spanned="1">
            <text:p>2005 </text:p>
          </table:table-cell>
          <table:covered-table-cell table:style-name="ce19"/>
          <table:table-cell table:style-name="ce25"/>
          <table:table-cell table:style-name="ce19" office:value-type="float" office:value="2006" calcext:value-type="float" table:number-columns-spanned="2" table:number-rows-spanned="1">
            <text:p>2006 </text:p>
          </table:table-cell>
          <table:covered-table-cell table:style-name="ce19"/>
          <table:table-cell table:style-name="ce34"/>
          <table:table-cell table:style-name="ce42" office:value-type="float" office:value="2007" calcext:value-type="float" table:number-columns-spanned="2" table:number-rows-spanned="1">
            <text:p>2007</text:p>
          </table:table-cell>
          <table:covered-table-cell table:style-name="ce42"/>
          <table:table-cell table:style-name="ce34"/>
          <table:table-cell table:style-name="ce42" office:value-type="float" office:value="2008" calcext:value-type="float" table:number-columns-spanned="2" table:number-rows-spanned="1">
            <text:p>2008</text:p>
          </table:table-cell>
          <table:covered-table-cell table:style-name="ce42"/>
          <table:table-cell table:style-name="ce34"/>
          <table:table-cell table:style-name="ce42" office:value-type="float" office:value="2009" calcext:value-type="float" table:number-columns-spanned="2" table:number-rows-spanned="1">
            <text:p>2009</text:p>
          </table:table-cell>
          <table:covered-table-cell table:style-name="ce42"/>
          <table:table-cell table:style-name="ce34"/>
          <table:table-cell table:style-name="ce42" office:value-type="float" office:value="2010" calcext:value-type="float" table:number-columns-spanned="2" table:number-rows-spanned="1">
            <text:p>2010</text:p>
          </table:table-cell>
          <table:covered-table-cell table:style-name="ce42"/>
          <table:table-cell table:style-name="ce34"/>
          <table:table-cell table:style-name="ce42" office:value-type="float" office:value="2011" calcext:value-type="float" table:number-columns-spanned="2" table:number-rows-spanned="1">
            <text:p>2011</text:p>
          </table:table-cell>
          <table:covered-table-cell table:style-name="ce42"/>
          <table:table-cell table:style-name="ce45"/>
          <table:table-cell table:style-name="ce53" office:value-type="float" office:value="2012" calcext:value-type="float" table:number-columns-spanned="2" table:number-rows-spanned="1">
            <text:p>2012 </text:p>
          </table:table-cell>
          <table:covered-table-cell table:style-name="ce53"/>
          <table:table-cell table:style-name="ce45"/>
          <table:table-cell table:style-name="ce53" office:value-type="float" office:value="2013" calcext:value-type="float" table:number-columns-spanned="2" table:number-rows-spanned="1">
            <text:p>2013 </text:p>
          </table:table-cell>
          <table:covered-table-cell table:style-name="ce53"/>
          <table:table-cell table:style-name="ce45"/>
          <table:table-cell table:style-name="ce53" office:value-type="float" office:value="2014" calcext:value-type="float" table:number-columns-spanned="2" table:number-rows-spanned="1">
            <text:p>2014 </text:p>
          </table:table-cell>
          <table:covered-table-cell table:style-name="ce53"/>
          <table:table-cell table:style-name="ce45"/>
          <table:table-cell table:style-name="ce53" office:value-type="float" office:value="2015" calcext:value-type="float" table:number-columns-spanned="2" table:number-rows-spanned="1">
            <text:p>2015 </text:p>
          </table:table-cell>
          <table:covered-table-cell table:style-name="ce53"/>
          <table:table-cell table:style-name="ce45"/>
          <table:table-cell table:style-name="ce53" office:value-type="float" office:value="2016" calcext:value-type="float" table:number-columns-spanned="2" table:number-rows-spanned="1">
            <text:p>2016 </text:p>
          </table:table-cell>
          <table:covered-table-cell table:style-name="ce53"/>
          <table:table-cell table:number-columns-repeated="16311"/>
        </table:table-row>
        <table:table-row table:style-name="ro1">
          <table:table-cell/>
          <table:table-cell table:style-name="ce13"/>
          <table:table-cell table:style-name="ce20" office:value-type="string" calcext:value-type="string">
            <text:p>Mensual</text:p>
          </table:table-cell>
          <table:table-cell table:style-name="ce20" office:value-type="string" calcext:value-type="string">
            <text:p>12 meses</text:p>
          </table:table-cell>
          <table:table-cell table:style-name="ce26"/>
          <table:table-cell table:style-name="ce20" office:value-type="string" calcext:value-type="string">
            <text:p>Mensual</text:p>
          </table:table-cell>
          <table:table-cell table:style-name="ce20" office:value-type="string" calcext:value-type="string">
            <text:p>12 meses</text:p>
          </table:table-cell>
          <table:table-cell table:style-name="ce26"/>
          <table:table-cell table:style-name="ce20" office:value-type="string" calcext:value-type="string">
            <text:p>Mensual</text:p>
          </table:table-cell>
          <table:table-cell table:style-name="ce20" office:value-type="string" calcext:value-type="string">
            <text:p>12 meses</text:p>
          </table:table-cell>
          <table:table-cell table:style-name="ce26"/>
          <table:table-cell table:style-name="ce20" office:value-type="string" calcext:value-type="string">
            <text:p>Mensual</text:p>
          </table:table-cell>
          <table:table-cell table:style-name="ce20" office:value-type="string" calcext:value-type="string">
            <text:p>12 meses</text:p>
          </table:table-cell>
          <table:table-cell table:style-name="ce26"/>
          <table:table-cell table:style-name="ce20" office:value-type="string" calcext:value-type="string">
            <text:p>Mensual</text:p>
          </table:table-cell>
          <table:table-cell table:style-name="ce20" office:value-type="string" calcext:value-type="string">
            <text:p>12 meses</text:p>
          </table:table-cell>
          <table:table-cell table:style-name="ce26"/>
          <table:table-cell table:style-name="ce20" office:value-type="string" calcext:value-type="string">
            <text:p>Mensual</text:p>
          </table:table-cell>
          <table:table-cell table:style-name="ce20" office:value-type="string" calcext:value-type="string">
            <text:p>12 meses</text:p>
          </table:table-cell>
          <table:table-cell table:style-name="ce26"/>
          <table:table-cell table:style-name="ce20" office:value-type="string" calcext:value-type="string">
            <text:p>Mensual</text:p>
          </table:table-cell>
          <table:table-cell table:style-name="ce20" office:value-type="string" calcext:value-type="string">
            <text:p>12 meses</text:p>
          </table:table-cell>
          <table:table-cell table:style-name="ce26"/>
          <table:table-cell table:style-name="ce20" office:value-type="string" calcext:value-type="string">
            <text:p>Mensual</text:p>
          </table:table-cell>
          <table:table-cell table:style-name="ce20" office:value-type="string" calcext:value-type="string">
            <text:p>12 meses</text:p>
          </table:table-cell>
          <table:table-cell table:style-name="ce26"/>
          <table:table-cell table:style-name="ce20" office:value-type="string" calcext:value-type="string">
            <text:p>Mensual</text:p>
          </table:table-cell>
          <table:table-cell table:style-name="ce20" office:value-type="string" calcext:value-type="string">
            <text:p>12 meses</text:p>
          </table:table-cell>
          <table:table-cell table:style-name="ce26"/>
          <table:table-cell table:style-name="ce20" office:value-type="string" calcext:value-type="string">
            <text:p>Mensual</text:p>
          </table:table-cell>
          <table:table-cell table:style-name="ce20" office:value-type="string" calcext:value-type="string">
            <text:p>12 meses</text:p>
          </table:table-cell>
          <table:table-cell table:style-name="ce31"/>
          <table:table-cell table:style-name="ce20" office:value-type="string" calcext:value-type="string">
            <text:p>Mensual</text:p>
          </table:table-cell>
          <table:table-cell table:style-name="ce20" office:value-type="string" calcext:value-type="string">
            <text:p>12 meses</text:p>
          </table:table-cell>
          <table:table-cell table:style-name="ce26"/>
          <table:table-cell table:style-name="ce20" office:value-type="string" calcext:value-type="string">
            <text:p>Mensual</text:p>
          </table:table-cell>
          <table:table-cell table:style-name="ce20" office:value-type="string" calcext:value-type="string">
            <text:p>12 meses</text:p>
          </table:table-cell>
          <table:table-cell table:style-name="ce26"/>
          <table:table-cell table:style-name="ce20" office:value-type="string" calcext:value-type="string">
            <text:p>Mensual</text:p>
          </table:table-cell>
          <table:table-cell table:style-name="ce20" office:value-type="string" calcext:value-type="string">
            <text:p>12 meses</text:p>
          </table:table-cell>
          <table:table-cell table:style-name="ce26"/>
          <table:table-cell table:style-name="ce20" office:value-type="string" calcext:value-type="string">
            <text:p>Mensual</text:p>
          </table:table-cell>
          <table:table-cell table:style-name="ce20" office:value-type="string" calcext:value-type="string">
            <text:p>12 meses</text:p>
          </table:table-cell>
          <table:table-cell table:style-name="ce35"/>
          <table:table-cell table:style-name="ce43" office:value-type="string" calcext:value-type="string">
            <text:p>Mensual</text:p>
          </table:table-cell>
          <table:table-cell table:style-name="ce43" office:value-type="string" calcext:value-type="string">
            <text:p>12 meses</text:p>
          </table:table-cell>
          <table:table-cell table:style-name="ce35"/>
          <table:table-cell table:style-name="ce43" office:value-type="string" calcext:value-type="string">
            <text:p>Mensual</text:p>
          </table:table-cell>
          <table:table-cell table:style-name="ce43" office:value-type="string" calcext:value-type="string">
            <text:p>12 meses</text:p>
          </table:table-cell>
          <table:table-cell table:style-name="ce35"/>
          <table:table-cell table:style-name="ce43" office:value-type="string" calcext:value-type="string">
            <text:p>Mensual</text:p>
          </table:table-cell>
          <table:table-cell table:style-name="ce43" office:value-type="string" calcext:value-type="string">
            <text:p>12 meses</text:p>
          </table:table-cell>
          <table:table-cell table:style-name="ce35"/>
          <table:table-cell table:style-name="ce43" office:value-type="string" calcext:value-type="string">
            <text:p>Mensual</text:p>
          </table:table-cell>
          <table:table-cell table:style-name="ce43" office:value-type="string" calcext:value-type="string">
            <text:p>12 meses</text:p>
          </table:table-cell>
          <table:table-cell table:style-name="ce35"/>
          <table:table-cell table:style-name="ce43" office:value-type="string" calcext:value-type="string">
            <text:p>Mensual</text:p>
          </table:table-cell>
          <table:table-cell table:style-name="ce43" office:value-type="string" calcext:value-type="string">
            <text:p>12 meses</text:p>
          </table:table-cell>
          <table:table-cell table:style-name="ce46"/>
          <table:table-cell table:style-name="ce54" office:value-type="string" calcext:value-type="string">
            <text:p>Mensual</text:p>
          </table:table-cell>
          <table:table-cell table:style-name="ce54" office:value-type="string" calcext:value-type="string">
            <text:p>12 meses</text:p>
          </table:table-cell>
          <table:table-cell table:style-name="ce46"/>
          <table:table-cell table:style-name="ce54" office:value-type="string" calcext:value-type="string">
            <text:p>Mensual</text:p>
          </table:table-cell>
          <table:table-cell table:style-name="ce54" office:value-type="string" calcext:value-type="string">
            <text:p>12 meses</text:p>
          </table:table-cell>
          <table:table-cell table:style-name="ce46"/>
          <table:table-cell table:style-name="ce54" office:value-type="string" calcext:value-type="string">
            <text:p>Mensual</text:p>
          </table:table-cell>
          <table:table-cell table:style-name="ce54" office:value-type="string" calcext:value-type="string">
            <text:p>12 meses</text:p>
          </table:table-cell>
          <table:table-cell table:style-name="ce46"/>
          <table:table-cell table:style-name="ce54" office:value-type="string" calcext:value-type="string">
            <text:p>Mensual</text:p>
          </table:table-cell>
          <table:table-cell table:style-name="ce54" office:value-type="string" calcext:value-type="string">
            <text:p>12 meses</text:p>
          </table:table-cell>
          <table:table-cell table:style-name="ce46"/>
          <table:table-cell table:style-name="ce54" office:value-type="string" calcext:value-type="string">
            <text:p>Mensual</text:p>
          </table:table-cell>
          <table:table-cell table:style-name="ce54" office:value-type="string" calcext:value-type="string">
            <text:p>12 meses</text:p>
          </table:table-cell>
          <table:table-cell table:number-columns-repeated="16311"/>
        </table:table-row>
        <table:table-row table:style-name="ro1">
          <table:table-cell/>
          <table:table-cell table:style-name="ce14" table:number-columns-repeated="30"/>
          <table:table-cell table:style-name="ce31"/>
          <table:table-cell table:style-name="ce14" table:number-columns-repeated="11"/>
          <table:table-cell table:style-name="ce36" table:number-columns-repeated="15"/>
          <table:table-cell table:style-name="ce47" table:number-columns-repeated="15"/>
          <table:table-cell table:number-columns-repeated="16311"/>
        </table:table-row>
        <table:table-row table:style-name="ro1">
          <table:table-cell/>
          <table:table-cell table:style-name="ce10" table:number-columns-repeated="30"/>
          <table:table-cell/>
          <table:table-cell table:style-name="ce10" table:number-columns-repeated="11"/>
          <table:table-cell table:style-name="ce37" table:number-columns-repeated="15"/>
          <table:table-cell table:style-name="ce48" table:number-columns-repeated="15"/>
          <table:table-cell table:number-columns-repeated="16311"/>
        </table:table-row>
        <table:table-row table:style-name="ro1">
          <table:table-cell/>
          <table:table-cell table:style-name="ce15" office:value-type="string" calcext:value-type="string">
            <text:p>ENE</text:p>
          </table:table-cell>
          <table:table-cell table:style-name="ce21" office:value-type="float" office:value="4.85" calcext:value-type="float">
            <text:p>4.85 </text:p>
          </table:table-cell>
          <table:table-cell table:style-name="ce21" office:value-type="float" office:value="58.71" calcext:value-type="float">
            <text:p>58.71 </text:p>
          </table:table-cell>
          <table:table-cell table:style-name="ce21"/>
          <table:table-cell table:style-name="ce21" office:value-type="float" office:value="1.84" calcext:value-type="float">
            <text:p>1.84 </text:p>
          </table:table-cell>
          <table:table-cell table:style-name="ce21" office:value-type="float" office:value="35.48" calcext:value-type="float">
            <text:p>35.48 </text:p>
          </table:table-cell>
          <table:table-cell table:style-name="ce21"/>
          <table:table-cell table:style-name="ce21" office:value-type="float" office:value="0.37" calcext:value-type="float">
            <text:p>0.37 </text:p>
          </table:table-cell>
          <table:table-cell table:style-name="ce21" office:value-type="float" office:value="13.72" calcext:value-type="float">
            <text:p>13.72 </text:p>
          </table:table-cell>
          <table:table-cell table:style-name="ce21"/>
          <table:table-cell table:style-name="ce21" office:value-type="float" office:value="1.24" calcext:value-type="float">
            <text:p>1.24 </text:p>
          </table:table-cell>
          <table:table-cell table:style-name="ce21" office:value-type="float" office:value="11.18" calcext:value-type="float">
            <text:p>11.18 </text:p>
          </table:table-cell>
          <table:table-cell table:style-name="ce21"/>
          <table:table-cell table:style-name="ce21" office:value-type="float" office:value="0.48" calcext:value-type="float">
            <text:p>0.48 </text:p>
          </table:table-cell>
          <table:table-cell table:style-name="ce21" office:value-type="float" office:value="11" calcext:value-type="float">
            <text:p>11.00 </text:p>
          </table:table-cell>
          <table:table-cell table:style-name="ce21"/>
          <table:table-cell table:style-name="ce21" office:value-type="float" office:value="0.91" calcext:value-type="float">
            <text:p>0.91 </text:p>
          </table:table-cell>
          <table:table-cell table:style-name="ce21" office:value-type="float" office:value="6.91" calcext:value-type="float">
            <text:p>6.91 </text:p>
          </table:table-cell>
          <table:table-cell table:style-name="ce21"/>
          <table:table-cell table:style-name="ce21" office:value-type="float" office:value="0.01" calcext:value-type="float">
            <text:p>0.01 </text:p>
          </table:table-cell>
          <table:table-cell table:style-name="ce21" office:value-type="float" office:value="5.07" calcext:value-type="float">
            <text:p>5.07 </text:p>
          </table:table-cell>
          <table:table-cell table:style-name="ce21"/>
          <table:table-cell table:style-name="ce21" office:value-type="float" office:value="0.07" calcext:value-type="float">
            <text:p>0.07 </text:p>
          </table:table-cell>
          <table:table-cell table:style-name="ce21" office:value-type="float" office:value="3.78" calcext:value-type="float">
            <text:p>3.78 </text:p>
          </table:table-cell>
          <table:table-cell table:style-name="ce21"/>
          <table:table-cell table:style-name="ce21" office:value-type="float" office:value="0.19" calcext:value-type="float">
            <text:p>0.19 </text:p>
          </table:table-cell>
          <table:table-cell table:style-name="ce21" office:value-type="float" office:value="3.86" calcext:value-type="float">
            <text:p>3.86 </text:p>
          </table:table-cell>
          <table:table-cell table:style-name="ce21"/>
          <table:table-cell table:style-name="ce21" office:value-type="float" office:value="-0.52" calcext:value-type="float">
            <text:p>-0.52 </text:p>
          </table:table-cell>
          <table:table-cell table:style-name="ce21" office:value-type="float" office:value="-0.83" calcext:value-type="float">
            <text:p>-0.83 </text:p>
          </table:table-cell>
          <table:table-cell/>
          <table:table-cell table:style-name="ce21" office:value-type="float" office:value="0.23" calcext:value-type="float">
            <text:p>0.23 </text:p>
          </table:table-cell>
          <table:table-cell table:style-name="ce21" office:value-type="float" office:value="2.28" calcext:value-type="float">
            <text:p>2.28 </text:p>
          </table:table-cell>
          <table:table-cell table:style-name="ce21"/>
          <table:table-cell table:style-name="ce21" office:value-type="float" office:value="0.54" calcext:value-type="float">
            <text:p>0.54 </text:p>
          </table:table-cell>
          <table:table-cell table:style-name="ce21" office:value-type="float" office:value="2.8" calcext:value-type="float">
            <text:p>2.80 </text:p>
          </table:table-cell>
          <table:table-cell table:style-name="ce21"/>
          <table:table-cell table:style-name="ce21" office:value-type="float" office:value="0.1" calcext:value-type="float">
            <text:p>0.10 </text:p>
          </table:table-cell>
          <table:table-cell table:style-name="ce21" office:value-type="float" office:value="3.03" calcext:value-type="float">
            <text:p>3.03 </text:p>
          </table:table-cell>
          <table:table-cell table:style-name="ce21"/>
          <table:table-cell table:style-name="ce21" office:value-type="float" office:value="0.5" calcext:value-type="float">
            <text:p>0.50 </text:p>
          </table:table-cell>
          <table:table-cell table:style-name="ce21" office:value-type="float" office:value="1.9" calcext:value-type="float">
            <text:p>1.90 </text:p>
          </table:table-cell>
          <table:table-cell table:style-name="ce38"/>
          <table:table-cell table:style-name="ce38" office:value-type="float" office:value="0.01" calcext:value-type="float">
            <text:p>0.01 </text:p>
          </table:table-cell>
          <table:table-cell table:style-name="ce38" office:value-type="float" office:value="0.64" calcext:value-type="float">
            <text:p>0.64 </text:p>
          </table:table-cell>
          <table:table-cell table:style-name="ce38"/>
          <table:table-cell table:style-name="ce38" office:value-type="float" office:value="0.22" calcext:value-type="float">
            <text:p>0.22 </text:p>
          </table:table-cell>
          <table:table-cell table:style-name="ce38" office:value-type="float" office:value="4.15" calcext:value-type="float">
            <text:p>4.15 </text:p>
          </table:table-cell>
          <table:table-cell table:style-name="ce38"/>
          <table:table-cell table:style-name="ce38" office:value-type="float" office:value="0.11" calcext:value-type="float">
            <text:p>0.11 </text:p>
          </table:table-cell>
          <table:table-cell table:style-name="ce38" office:value-type="float" office:value="6.53" calcext:value-type="float">
            <text:p>6.53 </text:p>
          </table:table-cell>
          <table:table-cell table:style-name="ce38"/>
          <table:table-cell table:style-name="ce38" office:value-type="float" office:value="0.295916358843144" calcext:value-type="float">
            <text:p>0.30 </text:p>
          </table:table-cell>
          <table:table-cell table:style-name="ce38" office:value-type="float" office:value="0.435718739101887" calcext:value-type="float">
            <text:p>0.44 </text:p>
          </table:table-cell>
          <table:table-cell table:style-name="ce38"/>
          <table:table-cell table:style-name="ce38" office:value-type="float" office:value="0.390436430112075" calcext:value-type="float">
            <text:p>0.39 </text:p>
          </table:table-cell>
          <table:table-cell table:style-name="ce38" office:value-type="float" office:value="2.17264229393745" calcext:value-type="float">
            <text:p>2.17 </text:p>
          </table:table-cell>
          <table:table-cell table:style-name="ce49"/>
          <table:table-cell table:style-name="ce49" office:value-type="float" office:value="-0.101321658058467" calcext:value-type="float">
            <text:p>-0.10 </text:p>
          </table:table-cell>
          <table:table-cell table:style-name="ce49" office:value-type="float" office:value="4.22536434603769" calcext:value-type="float">
            <text:p>4.23 </text:p>
          </table:table-cell>
          <table:table-cell table:style-name="ce49"/>
          <table:table-cell table:style-name="ce49" office:value-type="float" office:value="0.115417675695582" calcext:value-type="float">
            <text:p>0.12 </text:p>
          </table:table-cell>
          <table:table-cell table:style-name="ce49" office:value-type="float" office:value="2.87207608956734" calcext:value-type="float">
            <text:p>2.87 </text:p>
          </table:table-cell>
          <table:table-cell table:style-name="ce49"/>
          <table:table-cell table:style-name="ce49" office:value-type="float" office:value="0.316846515378131" calcext:value-type="float">
            <text:p>0.32 </text:p>
          </table:table-cell>
          <table:table-cell table:style-name="ce49" office:value-type="float" office:value="3.06663136092891" calcext:value-type="float">
            <text:p>3.07 </text:p>
          </table:table-cell>
          <table:table-cell table:style-name="ce49"/>
          <table:table-cell table:style-name="ce49" office:value-type="float" office:value="0.170295685735766" calcext:value-type="float">
            <text:p>0.17 </text:p>
          </table:table-cell>
          <table:table-cell table:style-name="ce49" office:value-type="float" office:value="3.07326326860979" calcext:value-type="float">
            <text:p>3.07 </text:p>
          </table:table-cell>
          <table:table-cell table:style-name="ce49"/>
          <table:table-cell table:style-name="ce49" office:value-type="float" office:value="0.372520211155347" calcext:value-type="float">
            <text:p>0.37 </text:p>
          </table:table-cell>
          <table:table-cell table:style-name="ce49" office:value-type="float" office:value="4.60868784321286" calcext:value-type="float">
            <text:p>4.61 </text:p>
          </table:table-cell>
          <table:table-cell table:number-columns-repeated="16311"/>
        </table:table-row>
        <table:table-row table:style-name="ro1">
          <table:table-cell/>
          <table:table-cell table:style-name="ce15" office:value-type="string" calcext:value-type="string">
            <text:p>FEB</text:p>
          </table:table-cell>
          <table:table-cell table:style-name="ce21" office:value-type="float" office:value="2.93" calcext:value-type="float">
            <text:p>2.93 </text:p>
          </table:table-cell>
          <table:table-cell table:style-name="ce21" office:value-type="float" office:value="55.97" calcext:value-type="float">
            <text:p>55.97 </text:p>
          </table:table-cell>
          <table:table-cell table:style-name="ce21"/>
          <table:table-cell table:style-name="ce21" office:value-type="float" office:value="1.82" calcext:value-type="float">
            <text:p>1.82 </text:p>
          </table:table-cell>
          <table:table-cell table:style-name="ce21" office:value-type="float" office:value="34.01" calcext:value-type="float">
            <text:p>34.01 </text:p>
          </table:table-cell>
          <table:table-cell table:style-name="ce21"/>
          <table:table-cell table:style-name="ce21" office:value-type="float" office:value="1.14" calcext:value-type="float">
            <text:p>1.14 </text:p>
          </table:table-cell>
          <table:table-cell table:style-name="ce21" office:value-type="float" office:value="12.96" calcext:value-type="float">
            <text:p>12.96 </text:p>
          </table:table-cell>
          <table:table-cell table:style-name="ce21"/>
          <table:table-cell table:style-name="ce21" office:value-type="float" office:value="1.53" calcext:value-type="float">
            <text:p>1.53 </text:p>
          </table:table-cell>
          <table:table-cell table:style-name="ce21" office:value-type="float" office:value="11.62" calcext:value-type="float">
            <text:p>11.62 </text:p>
          </table:table-cell>
          <table:table-cell table:style-name="ce21"/>
          <table:table-cell table:style-name="ce21" office:value-type="float" office:value="0.09" calcext:value-type="float">
            <text:p>0.09 </text:p>
          </table:table-cell>
          <table:table-cell table:style-name="ce21" office:value-type="float" office:value="9.42" calcext:value-type="float">
            <text:p>9.42 </text:p>
          </table:table-cell>
          <table:table-cell table:style-name="ce21"/>
          <table:table-cell table:style-name="ce21" office:value-type="float" office:value="1.23" calcext:value-type="float">
            <text:p>1.23 </text:p>
          </table:table-cell>
          <table:table-cell table:style-name="ce21" office:value-type="float" office:value="8.14" calcext:value-type="float">
            <text:p>8.14 </text:p>
          </table:table-cell>
          <table:table-cell table:style-name="ce21"/>
          <table:table-cell table:style-name="ce21" office:value-type="float" office:value="0.31" calcext:value-type="float">
            <text:p>0.31 </text:p>
          </table:table-cell>
          <table:table-cell table:style-name="ce21" office:value-type="float" office:value="4.11" calcext:value-type="float">
            <text:p>4.11 </text:p>
          </table:table-cell>
          <table:table-cell table:style-name="ce21"/>
          <table:table-cell table:style-name="ce21" office:value-type="float" office:value="0.48" calcext:value-type="float">
            <text:p>0.48 </text:p>
          </table:table-cell>
          <table:table-cell table:style-name="ce21" office:value-type="float" office:value="3.95" calcext:value-type="float">
            <text:p>3.95 </text:p>
          </table:table-cell>
          <table:table-cell table:style-name="ce21"/>
          <table:table-cell table:style-name="ce21" office:value-type="float" office:value="0.25" calcext:value-type="float">
            <text:p>0.25 </text:p>
          </table:table-cell>
          <table:table-cell table:style-name="ce21" office:value-type="float" office:value="3.61" calcext:value-type="float">
            <text:p>3.61 </text:p>
          </table:table-cell>
          <table:table-cell table:style-name="ce21"/>
          <table:table-cell table:style-name="ce21" office:value-type="float" office:value="-0.04" calcext:value-type="float">
            <text:p>-0.04 </text:p>
          </table:table-cell>
          <table:table-cell table:style-name="ce21" office:value-type="float" office:value="-1.11" calcext:value-type="float">
            <text:p>-1.11 </text:p>
          </table:table-cell>
          <table:table-cell/>
          <table:table-cell table:style-name="ce21" office:value-type="float" office:value="0.47" calcext:value-type="float">
            <text:p>0.47 </text:p>
          </table:table-cell>
          <table:table-cell table:style-name="ce21" office:value-type="float" office:value="2.8" calcext:value-type="float">
            <text:p>2.80 </text:p>
          </table:table-cell>
          <table:table-cell table:style-name="ce21"/>
          <table:table-cell table:style-name="ce21" office:value-type="float" office:value="1.09" calcext:value-type="float">
            <text:p>1.09 </text:p>
          </table:table-cell>
          <table:table-cell table:style-name="ce21" office:value-type="float" office:value="3.43" calcext:value-type="float">
            <text:p>3.43 </text:p>
          </table:table-cell>
          <table:table-cell table:style-name="ce21"/>
          <table:table-cell table:style-name="ce21" office:value-type="float" office:value="-0.23" calcext:value-type="float">
            <text:p>-0.23 </text:p>
          </table:table-cell>
          <table:table-cell table:style-name="ce21" office:value-type="float" office:value="1.68" calcext:value-type="float">
            <text:p>1.68 </text:p>
          </table:table-cell>
          <table:table-cell table:style-name="ce21"/>
          <table:table-cell table:style-name="ce21" office:value-type="float" office:value="0.55" calcext:value-type="float">
            <text:p>0.55 </text:p>
          </table:table-cell>
          <table:table-cell table:style-name="ce21" office:value-type="float" office:value="2.7" calcext:value-type="float">
            <text:p>2.70 </text:p>
          </table:table-cell>
          <table:table-cell table:style-name="ce38"/>
          <table:table-cell table:style-name="ce38" office:value-type="float" office:value="0.26" calcext:value-type="float">
            <text:p>0.26 </text:p>
          </table:table-cell>
          <table:table-cell table:style-name="ce38" office:value-type="float" office:value="0.36" calcext:value-type="float">
            <text:p>0.36 </text:p>
          </table:table-cell>
          <table:table-cell table:style-name="ce38"/>
          <table:table-cell table:style-name="ce38" office:value-type="float" office:value="0.91" calcext:value-type="float">
            <text:p>0.91 </text:p>
          </table:table-cell>
          <table:table-cell table:style-name="ce38" office:value-type="float" office:value="4.82" calcext:value-type="float">
            <text:p>4.82 </text:p>
          </table:table-cell>
          <table:table-cell table:style-name="ce38"/>
          <table:table-cell table:style-name="ce38" office:value-type="float" office:value="-0.07" calcext:value-type="float">
            <text:p>-0.07 </text:p>
          </table:table-cell>
          <table:table-cell table:style-name="ce38" office:value-type="float" office:value="5.49" calcext:value-type="float">
            <text:p>5.49 </text:p>
          </table:table-cell>
          <table:table-cell table:style-name="ce38"/>
          <table:table-cell table:style-name="ce38" office:value-type="float" office:value="0.322508087876201" calcext:value-type="float">
            <text:p>0.32 </text:p>
          </table:table-cell>
          <table:table-cell table:style-name="ce38" office:value-type="float" office:value="0.835043257655777" calcext:value-type="float">
            <text:p>0.84 </text:p>
          </table:table-cell>
          <table:table-cell table:style-name="ce38"/>
          <table:table-cell table:style-name="ce38" office:value-type="float" office:value="0.382321315000894" calcext:value-type="float">
            <text:p>0.38 </text:p>
          </table:table-cell>
          <table:table-cell table:style-name="ce38" office:value-type="float" office:value="2.23355858855505" calcext:value-type="float">
            <text:p>2.23 </text:p>
          </table:table-cell>
          <table:table-cell table:style-name="ce49"/>
          <table:table-cell table:style-name="ce49" office:value-type="float" office:value="0.324908892687432" calcext:value-type="float">
            <text:p>0.32 </text:p>
          </table:table-cell>
          <table:table-cell table:style-name="ce49" office:value-type="float" office:value="4.16575394297847" calcext:value-type="float">
            <text:p>4.17 </text:p>
          </table:table-cell>
          <table:table-cell table:style-name="ce49"/>
          <table:table-cell table:style-name="ce49" office:value-type="float" office:value="-0.0871433108555522" calcext:value-type="float">
            <text:p>-0.09 </text:p>
          </table:table-cell>
          <table:table-cell table:style-name="ce49" office:value-type="float" office:value="2.44956221835027" calcext:value-type="float">
            <text:p>2.45 </text:p>
          </table:table-cell>
          <table:table-cell table:style-name="ce49"/>
          <table:table-cell table:style-name="ce49" office:value-type="float" office:value="0.600838696243855" calcext:value-type="float">
            <text:p>0.60 </text:p>
          </table:table-cell>
          <table:table-cell table:style-name="ce49" office:value-type="float" office:value="3.77929693229944" calcext:value-type="float">
            <text:p>3.78 </text:p>
          </table:table-cell>
          <table:table-cell table:style-name="ce49"/>
          <table:table-cell table:style-name="ce49" office:value-type="float" office:value="0.303468930236477" calcext:value-type="float">
            <text:p>0.30 </text:p>
          </table:table-cell>
          <table:table-cell table:style-name="ce49" office:value-type="float" office:value="2.76858517072285" calcext:value-type="float">
            <text:p>2.77 </text:p>
          </table:table-cell>
          <table:table-cell table:style-name="ce49"/>
          <table:table-cell table:style-name="ce49" office:value-type="float" office:value="0.174091242706751" calcext:value-type="float">
            <text:p>0.17 </text:p>
          </table:table-cell>
          <table:table-cell table:style-name="ce49" office:value-type="float" office:value="4.47375701506687" calcext:value-type="float">
            <text:p>4.47 </text:p>
          </table:table-cell>
          <table:table-cell table:number-columns-repeated="16311"/>
        </table:table-row>
        <table:table-row table:style-name="ro1">
          <table:table-cell/>
          <table:table-cell table:style-name="ce15" office:value-type="string" calcext:value-type="string">
            <text:p>MAR</text:p>
          </table:table-cell>
          <table:table-cell table:style-name="ce21" office:value-type="float" office:value="4.24" calcext:value-type="float">
            <text:p>4.24 </text:p>
          </table:table-cell>
          <table:table-cell table:style-name="ce21" office:value-type="float" office:value="51.32" calcext:value-type="float">
            <text:p>51.32 </text:p>
          </table:table-cell>
          <table:table-cell table:style-name="ce21"/>
          <table:table-cell table:style-name="ce21" office:value-type="float" office:value="2.32" calcext:value-type="float">
            <text:p>2.32 </text:p>
          </table:table-cell>
          <table:table-cell table:style-name="ce21" office:value-type="float" office:value="31.55" calcext:value-type="float">
            <text:p>31.55 </text:p>
          </table:table-cell>
          <table:table-cell table:style-name="ce21"/>
          <table:table-cell table:style-name="ce21" office:value-type="float" office:value="1.37" calcext:value-type="float">
            <text:p>1.37 </text:p>
          </table:table-cell>
          <table:table-cell table:style-name="ce21" office:value-type="float" office:value="11.91" calcext:value-type="float">
            <text:p>11.91 </text:p>
          </table:table-cell>
          <table:table-cell table:style-name="ce21"/>
          <table:table-cell table:style-name="ce21" office:value-type="float" office:value="1.38" calcext:value-type="float">
            <text:p>1.38 </text:p>
          </table:table-cell>
          <table:table-cell table:style-name="ce21" office:value-type="float" office:value="11.63" calcext:value-type="float">
            <text:p>11.63 </text:p>
          </table:table-cell>
          <table:table-cell table:style-name="ce21"/>
          <table:table-cell table:style-name="ce21" office:value-type="float" office:value="1.27" calcext:value-type="float">
            <text:p>1.27 </text:p>
          </table:table-cell>
          <table:table-cell table:style-name="ce21" office:value-type="float" office:value="9.3" calcext:value-type="float">
            <text:p>9.30 </text:p>
          </table:table-cell>
          <table:table-cell table:style-name="ce21"/>
          <table:table-cell table:style-name="ce21" office:value-type="float" office:value="1.32" calcext:value-type="float">
            <text:p>1.32 </text:p>
          </table:table-cell>
          <table:table-cell table:style-name="ce21" office:value-type="float" office:value="8.19" calcext:value-type="float">
            <text:p>8.19 </text:p>
          </table:table-cell>
          <table:table-cell table:style-name="ce21"/>
          <table:table-cell table:style-name="ce21" office:value-type="float" office:value="0.61" calcext:value-type="float">
            <text:p>0.61 </text:p>
          </table:table-cell>
          <table:table-cell table:style-name="ce21" office:value-type="float" office:value="3.39" calcext:value-type="float">
            <text:p>3.39 </text:p>
          </table:table-cell>
          <table:table-cell table:style-name="ce21"/>
          <table:table-cell table:style-name="ce21" office:value-type="float" office:value="0.54" calcext:value-type="float">
            <text:p>0.54 </text:p>
          </table:table-cell>
          <table:table-cell table:style-name="ce21" office:value-type="float" office:value="3.88" calcext:value-type="float">
            <text:p>3.88 </text:p>
          </table:table-cell>
          <table:table-cell table:style-name="ce21"/>
          <table:table-cell table:style-name="ce21" office:value-type="float" office:value="0.51" calcext:value-type="float">
            <text:p>0.51 </text:p>
          </table:table-cell>
          <table:table-cell table:style-name="ce21" office:value-type="float" office:value="3.58" calcext:value-type="float">
            <text:p>3.58 </text:p>
          </table:table-cell>
          <table:table-cell table:style-name="ce21"/>
          <table:table-cell table:style-name="ce21" office:value-type="float" office:value="0.54" calcext:value-type="float">
            <text:p>0.54 </text:p>
          </table:table-cell>
          <table:table-cell table:style-name="ce21" office:value-type="float" office:value="-1.08" calcext:value-type="float">
            <text:p>-1.08 </text:p>
          </table:table-cell>
          <table:table-cell/>
          <table:table-cell table:style-name="ce21" office:value-type="float" office:value="1.12" calcext:value-type="float">
            <text:p>1.12 </text:p>
          </table:table-cell>
          <table:table-cell table:style-name="ce21" office:value-type="float" office:value="3.39" calcext:value-type="float">
            <text:p>3.39 </text:p>
          </table:table-cell>
          <table:table-cell table:style-name="ce21"/>
          <table:table-cell table:style-name="ce21" office:value-type="float" office:value="0.46" calcext:value-type="float">
            <text:p>0.46 </text:p>
          </table:table-cell>
          <table:table-cell table:style-name="ce21" office:value-type="float" office:value="2.76" calcext:value-type="float">
            <text:p>2.76 </text:p>
          </table:table-cell>
          <table:table-cell table:style-name="ce21"/>
          <table:table-cell table:style-name="ce21" office:value-type="float" office:value="0.65" calcext:value-type="float">
            <text:p>0.65 </text:p>
          </table:table-cell>
          <table:table-cell table:style-name="ce21" office:value-type="float" office:value="1.88" calcext:value-type="float">
            <text:p>1.88 </text:p>
          </table:table-cell>
          <table:table-cell table:style-name="ce21"/>
          <table:table-cell table:style-name="ce21" office:value-type="float" office:value="0.46" calcext:value-type="float">
            <text:p>0.46 </text:p>
          </table:table-cell>
          <table:table-cell table:style-name="ce21" office:value-type="float" office:value="2.5" calcext:value-type="float">
            <text:p>2.50 </text:p>
          </table:table-cell>
          <table:table-cell table:style-name="ce38"/>
          <table:table-cell table:style-name="ce38" office:value-type="float" office:value="0.35" calcext:value-type="float">
            <text:p>0.35 </text:p>
          </table:table-cell>
          <table:table-cell table:style-name="ce38" office:value-type="float" office:value="0.25" calcext:value-type="float">
            <text:p>0.25 </text:p>
          </table:table-cell>
          <table:table-cell table:style-name="ce38"/>
          <table:table-cell table:style-name="ce38" office:value-type="float" office:value="1.04" calcext:value-type="float">
            <text:p>1.04 </text:p>
          </table:table-cell>
          <table:table-cell table:style-name="ce38" office:value-type="float" office:value="5.55" calcext:value-type="float">
            <text:p>5.55 </text:p>
          </table:table-cell>
          <table:table-cell table:style-name="ce38"/>
          <table:table-cell table:style-name="ce38" office:value-type="float" office:value="0.36" calcext:value-type="float">
            <text:p>0.36 </text:p>
          </table:table-cell>
          <table:table-cell table:style-name="ce38" office:value-type="float" office:value="4.78" calcext:value-type="float">
            <text:p>4.78 </text:p>
          </table:table-cell>
          <table:table-cell table:style-name="ce38"/>
          <table:table-cell table:style-name="ce38" office:value-type="float" office:value="0.280812098247111" calcext:value-type="float">
            <text:p>0.28 </text:p>
          </table:table-cell>
          <table:table-cell table:style-name="ce38" office:value-type="float" office:value="0.755260569305349" calcext:value-type="float">
            <text:p>0.76 </text:p>
          </table:table-cell>
          <table:table-cell table:style-name="ce38"/>
          <table:table-cell table:style-name="ce38" office:value-type="float" office:value="0.702468275793081" calcext:value-type="float">
            <text:p>0.70 </text:p>
          </table:table-cell>
          <table:table-cell table:style-name="ce38" office:value-type="float" office:value="2.66342558533543" calcext:value-type="float">
            <text:p>2.66 </text:p>
          </table:table-cell>
          <table:table-cell table:style-name="ce49"/>
          <table:table-cell table:style-name="ce49" office:value-type="float" office:value="0.766016269027546" calcext:value-type="float">
            <text:p>0.77 </text:p>
          </table:table-cell>
          <table:table-cell table:style-name="ce49" office:value-type="float" office:value="4.2314874323375" calcext:value-type="float">
            <text:p>4.23 </text:p>
          </table:table-cell>
          <table:table-cell table:style-name="ce49"/>
          <table:table-cell table:style-name="ce49" office:value-type="float" office:value="0.905940864216774" calcext:value-type="float">
            <text:p>0.91 </text:p>
          </table:table-cell>
          <table:table-cell table:style-name="ce49" office:value-type="float" office:value="2.59182460056495" calcext:value-type="float">
            <text:p>2.59 </text:p>
          </table:table-cell>
          <table:table-cell table:style-name="ce49"/>
          <table:table-cell table:style-name="ce49" office:value-type="float" office:value="0.518558879929515" calcext:value-type="float">
            <text:p>0.52 </text:p>
          </table:table-cell>
          <table:table-cell table:style-name="ce49" office:value-type="float" office:value="3.3779281716495" calcext:value-type="float">
            <text:p>3.38 </text:p>
          </table:table-cell>
          <table:table-cell table:style-name="ce49"/>
          <table:table-cell table:style-name="ce49" office:value-type="float" office:value="0.764664131404075" calcext:value-type="float">
            <text:p>0.76 </text:p>
          </table:table-cell>
          <table:table-cell table:style-name="ce49" office:value-type="float" office:value="3.02019928834403" calcext:value-type="float">
            <text:p>3.02 </text:p>
          </table:table-cell>
          <table:table-cell table:style-name="ce49"/>
          <table:table-cell table:style-name="ce49" office:value-type="float" office:value="0.598118099212925" calcext:value-type="float">
            <text:p>0.60 </text:p>
          </table:table-cell>
          <table:table-cell table:style-name="ce49" office:value-type="float" office:value="4.30108051334925" calcext:value-type="float">
            <text:p>4.30 </text:p>
          </table:table-cell>
          <table:table-cell table:number-columns-repeated="16311"/>
        </table:table-row>
        <table:table-row table:style-name="ro1">
          <table:table-cell/>
          <table:table-cell table:style-name="ce15" office:value-type="string" calcext:value-type="string">
            <text:p>ABR</text:p>
          </table:table-cell>
          <table:table-cell table:style-name="ce21" office:value-type="float" office:value="4.43" calcext:value-type="float">
            <text:p>4.43 </text:p>
          </table:table-cell>
          <table:table-cell table:style-name="ce21" office:value-type="float" office:value="53.16" calcext:value-type="float">
            <text:p>53.16 </text:p>
          </table:table-cell>
          <table:table-cell table:style-name="ce21"/>
          <table:table-cell table:style-name="ce21" office:value-type="float" office:value="1.54" calcext:value-type="float">
            <text:p>1.54 </text:p>
          </table:table-cell>
          <table:table-cell table:style-name="ce21" office:value-type="float" office:value="27.92" calcext:value-type="float">
            <text:p>27.92 </text:p>
          </table:table-cell>
          <table:table-cell table:style-name="ce21"/>
          <table:table-cell table:style-name="ce21" office:value-type="float" office:value="0.98" calcext:value-type="float">
            <text:p>0.98 </text:p>
          </table:table-cell>
          <table:table-cell table:style-name="ce21" office:value-type="float" office:value="11.29" calcext:value-type="float">
            <text:p>11.29 </text:p>
          </table:table-cell>
          <table:table-cell table:style-name="ce21"/>
          <table:table-cell table:style-name="ce21" office:value-type="float" office:value="0.87" calcext:value-type="float">
            <text:p>0.87 </text:p>
          </table:table-cell>
          <table:table-cell table:style-name="ce21" office:value-type="float" office:value="11.5" calcext:value-type="float">
            <text:p>11.50 </text:p>
          </table:table-cell>
          <table:table-cell table:style-name="ce21"/>
          <table:table-cell table:style-name="ce21" office:value-type="float" office:value="0.39" calcext:value-type="float">
            <text:p>0.39 </text:p>
          </table:table-cell>
          <table:table-cell table:style-name="ce21" office:value-type="float" office:value="8.78" calcext:value-type="float">
            <text:p>8.78 </text:p>
          </table:table-cell>
          <table:table-cell table:style-name="ce21"/>
          <table:table-cell table:style-name="ce21" office:value-type="float" office:value="0.61" calcext:value-type="float">
            <text:p>0.61 </text:p>
          </table:table-cell>
          <table:table-cell table:style-name="ce21" office:value-type="float" office:value="8.43" calcext:value-type="float">
            <text:p>8.43 </text:p>
          </table:table-cell>
          <table:table-cell table:style-name="ce21"/>
          <table:table-cell table:style-name="ce21" office:value-type="float" office:value="0.59" calcext:value-type="float">
            <text:p>0.59 </text:p>
          </table:table-cell>
          <table:table-cell table:style-name="ce21" office:value-type="float" office:value="3.37" calcext:value-type="float">
            <text:p>3.37 </text:p>
          </table:table-cell>
          <table:table-cell table:style-name="ce21"/>
          <table:table-cell table:style-name="ce21" office:value-type="float" office:value="0.51" calcext:value-type="float">
            <text:p>0.51 </text:p>
          </table:table-cell>
          <table:table-cell table:style-name="ce21" office:value-type="float" office:value="3.8" calcext:value-type="float">
            <text:p>3.80 </text:p>
          </table:table-cell>
          <table:table-cell table:style-name="ce21"/>
          <table:table-cell table:style-name="ce21" office:value-type="float" office:value="-0.42" calcext:value-type="float">
            <text:p>-0.42 </text:p>
          </table:table-cell>
          <table:table-cell table:style-name="ce21" office:value-type="float" office:value="2.62" calcext:value-type="float">
            <text:p>2.62 </text:p>
          </table:table-cell>
          <table:table-cell table:style-name="ce21"/>
          <table:table-cell table:style-name="ce21" office:value-type="float" office:value="0.73" calcext:value-type="float">
            <text:p>0.73 </text:p>
          </table:table-cell>
          <table:table-cell table:style-name="ce21" office:value-type="float" office:value="0.05" calcext:value-type="float">
            <text:p>0.05 </text:p>
          </table:table-cell>
          <table:table-cell/>
          <table:table-cell table:style-name="ce21" office:value-type="float" office:value="-0.05" calcext:value-type="float">
            <text:p>-0.05 </text:p>
          </table:table-cell>
          <table:table-cell table:style-name="ce21" office:value-type="float" office:value="2.59" calcext:value-type="float">
            <text:p>2.59 </text:p>
          </table:table-cell>
          <table:table-cell table:style-name="ce21"/>
          <table:table-cell table:style-name="ce21" office:value-type="float" office:value="-0.02" calcext:value-type="float">
            <text:p>-0.02 </text:p>
          </table:table-cell>
          <table:table-cell table:style-name="ce21" office:value-type="float" office:value="2.78" calcext:value-type="float">
            <text:p>2.78 </text:p>
          </table:table-cell>
          <table:table-cell table:style-name="ce21"/>
          <table:table-cell table:style-name="ce21" office:value-type="float" office:value="0.12" calcext:value-type="float">
            <text:p>0.12 </text:p>
          </table:table-cell>
          <table:table-cell table:style-name="ce21" office:value-type="float" office:value="2.02" calcext:value-type="float">
            <text:p>2.02 </text:p>
          </table:table-cell>
          <table:table-cell table:style-name="ce21"/>
          <table:table-cell table:style-name="ce21" office:value-type="float" office:value="0.51" calcext:value-type="float">
            <text:p>0.51 </text:p>
          </table:table-cell>
          <table:table-cell table:style-name="ce21" office:value-type="float" office:value="2.9" calcext:value-type="float">
            <text:p>2.90 </text:p>
          </table:table-cell>
          <table:table-cell table:style-name="ce38"/>
          <table:table-cell table:style-name="ce38" office:value-type="float" office:value="0.18" calcext:value-type="float">
            <text:p>0.18 </text:p>
          </table:table-cell>
          <table:table-cell table:style-name="ce38" office:value-type="float" office:value="-0.08" calcext:value-type="float">
            <text:p>-0.08 </text:p>
          </table:table-cell>
          <table:table-cell table:style-name="ce38"/>
          <table:table-cell table:style-name="ce38" office:value-type="float" office:value="0.15" calcext:value-type="float">
            <text:p>0.15 </text:p>
          </table:table-cell>
          <table:table-cell table:style-name="ce38" office:value-type="float" office:value="5.52" calcext:value-type="float">
            <text:p>5.52 </text:p>
          </table:table-cell>
          <table:table-cell table:style-name="ce38"/>
          <table:table-cell table:style-name="ce38" office:value-type="float" office:value="0.02" calcext:value-type="float">
            <text:p>0.02 </text:p>
          </table:table-cell>
          <table:table-cell table:style-name="ce38" office:value-type="float" office:value="4.64" calcext:value-type="float">
            <text:p>4.64 </text:p>
          </table:table-cell>
          <table:table-cell table:style-name="ce38"/>
          <table:table-cell table:style-name="ce38" office:value-type="float" office:value="0.0253574343373089" calcext:value-type="float">
            <text:p>0.03 </text:p>
          </table:table-cell>
          <table:table-cell table:style-name="ce38" office:value-type="float" office:value="0.761653379077676" calcext:value-type="float">
            <text:p>0.76 </text:p>
          </table:table-cell>
          <table:table-cell table:style-name="ce38"/>
          <table:table-cell table:style-name="ce38" office:value-type="float" office:value="0.680913006312693" calcext:value-type="float">
            <text:p>0.68 </text:p>
          </table:table-cell>
          <table:table-cell table:style-name="ce38" office:value-type="float" office:value="3.33627077586351" calcext:value-type="float">
            <text:p>3.34 </text:p>
          </table:table-cell>
          <table:table-cell table:style-name="ce49"/>
          <table:table-cell table:style-name="ce49" office:value-type="float" office:value="0.531540157871376" calcext:value-type="float">
            <text:p>0.53 </text:p>
          </table:table-cell>
          <table:table-cell table:style-name="ce49" office:value-type="float" office:value="4.07684685836824" calcext:value-type="float">
            <text:p>4.08 </text:p>
          </table:table-cell>
          <table:table-cell table:style-name="ce49"/>
          <table:table-cell table:style-name="ce49" office:value-type="float" office:value="0.25238643451388" calcext:value-type="float">
            <text:p>0.25 </text:p>
          </table:table-cell>
          <table:table-cell table:style-name="ce49" office:value-type="float" office:value="2.30694992562898" calcext:value-type="float">
            <text:p>2.31 </text:p>
          </table:table-cell>
          <table:table-cell table:style-name="ce49"/>
          <table:table-cell table:style-name="ce49" office:value-type="float" office:value="0.393222043698231" calcext:value-type="float">
            <text:p>0.39 </text:p>
          </table:table-cell>
          <table:table-cell table:style-name="ce49" office:value-type="float" office:value="3.52315457481127" calcext:value-type="float">
            <text:p>3.52 </text:p>
          </table:table-cell>
          <table:table-cell table:style-name="ce49"/>
          <table:table-cell table:style-name="ce49" office:value-type="float" office:value="0.390506491415721" calcext:value-type="float">
            <text:p>0.39 </text:p>
          </table:table-cell>
          <table:table-cell table:style-name="ce49" office:value-type="float" office:value="3.01741267853486" calcext:value-type="float">
            <text:p>3.02 </text:p>
          </table:table-cell>
          <table:table-cell table:style-name="ce49"/>
          <table:table-cell table:style-name="ce49" office:value-type="float" office:value="0.011406560975928" calcext:value-type="float">
            <text:p>0.01 </text:p>
          </table:table-cell>
          <table:table-cell table:style-name="ce49" office:value-type="float" office:value="3.90721326684039" calcext:value-type="float">
            <text:p>3.91 </text:p>
          </table:table-cell>
          <table:table-cell table:number-columns-repeated="16311"/>
        </table:table-row>
        <table:table-row table:style-name="ro1">
          <table:table-cell/>
          <table:table-cell table:style-name="ce15" office:value-type="string" calcext:value-type="string">
            <text:p>MAY</text:p>
          </table:table-cell>
          <table:table-cell table:style-name="ce21" office:value-type="float" office:value="3.03" calcext:value-type="float">
            <text:p>3.03 </text:p>
          </table:table-cell>
          <table:table-cell table:style-name="ce21" office:value-type="float" office:value="52.56" calcext:value-type="float">
            <text:p>52.56 </text:p>
          </table:table-cell>
          <table:table-cell table:style-name="ce21"/>
          <table:table-cell table:style-name="ce21" office:value-type="float" office:value="0.72" calcext:value-type="float">
            <text:p>0.72 </text:p>
          </table:table-cell>
          <table:table-cell table:style-name="ce21" office:value-type="float" office:value="25.05" calcext:value-type="float">
            <text:p>25.05 </text:p>
          </table:table-cell>
          <table:table-cell table:style-name="ce21"/>
          <table:table-cell table:style-name="ce21" office:value-type="float" office:value="0.83" calcext:value-type="float">
            <text:p>0.83 </text:p>
          </table:table-cell>
          <table:table-cell table:style-name="ce21" office:value-type="float" office:value="11.42" calcext:value-type="float">
            <text:p>11.42 </text:p>
          </table:table-cell>
          <table:table-cell table:style-name="ce21"/>
          <table:table-cell table:style-name="ce21" office:value-type="float" office:value="0.73" calcext:value-type="float">
            <text:p>0.73 </text:p>
          </table:table-cell>
          <table:table-cell table:style-name="ce21" office:value-type="float" office:value="11.39" calcext:value-type="float">
            <text:p>11.39 </text:p>
          </table:table-cell>
          <table:table-cell table:style-name="ce21"/>
          <table:table-cell table:style-name="ce21" office:value-type="float" office:value="0.76" calcext:value-type="float">
            <text:p>0.76 </text:p>
          </table:table-cell>
          <table:table-cell table:style-name="ce21" office:value-type="float" office:value="8.81" calcext:value-type="float">
            <text:p>8.81 </text:p>
          </table:table-cell>
          <table:table-cell table:style-name="ce21"/>
          <table:table-cell table:style-name="ce21" office:value-type="float" office:value="0.59" calcext:value-type="float">
            <text:p>0.59 </text:p>
          </table:table-cell>
          <table:table-cell table:style-name="ce21" office:value-type="float" office:value="8.25" calcext:value-type="float">
            <text:p>8.25 </text:p>
          </table:table-cell>
          <table:table-cell table:style-name="ce21"/>
          <table:table-cell table:style-name="ce21" office:value-type="float" office:value="0.47" calcext:value-type="float">
            <text:p>0.47 </text:p>
          </table:table-cell>
          <table:table-cell table:style-name="ce21" office:value-type="float" office:value="3.24" calcext:value-type="float">
            <text:p>3.24 </text:p>
          </table:table-cell>
          <table:table-cell table:style-name="ce21"/>
          <table:table-cell table:style-name="ce21" office:value-type="float" office:value="0.02" calcext:value-type="float">
            <text:p>0.02 </text:p>
          </table:table-cell>
          <table:table-cell table:style-name="ce21" office:value-type="float" office:value="3.33" calcext:value-type="float">
            <text:p>3.33 </text:p>
          </table:table-cell>
          <table:table-cell table:style-name="ce21"/>
          <table:table-cell table:style-name="ce21" office:value-type="float" office:value="0.02" calcext:value-type="float">
            <text:p>0.02 </text:p>
          </table:table-cell>
          <table:table-cell table:style-name="ce21" office:value-type="float" office:value="2.63" calcext:value-type="float">
            <text:p>2.63 </text:p>
          </table:table-cell>
          <table:table-cell table:style-name="ce21"/>
          <table:table-cell table:style-name="ce21" office:value-type="float" office:value="0.14" calcext:value-type="float">
            <text:p>0.14 </text:p>
          </table:table-cell>
          <table:table-cell table:style-name="ce21" office:value-type="float" office:value="0.17" calcext:value-type="float">
            <text:p>0.17 </text:p>
          </table:table-cell>
          <table:table-cell/>
          <table:table-cell table:style-name="ce21" office:value-type="float" office:value="-0.03" calcext:value-type="float">
            <text:p>-0.03 </text:p>
          </table:table-cell>
          <table:table-cell table:style-name="ce21" office:value-type="float" office:value="2.42" calcext:value-type="float">
            <text:p>2.42 </text:p>
          </table:table-cell>
          <table:table-cell table:style-name="ce21"/>
          <table:table-cell table:style-name="ce21" office:value-type="float" office:value="0.35" calcext:value-type="float">
            <text:p>0.35 </text:p>
          </table:table-cell>
          <table:table-cell table:style-name="ce21" office:value-type="float" office:value="3.18" calcext:value-type="float">
            <text:p>3.18 </text:p>
          </table:table-cell>
          <table:table-cell table:style-name="ce21"/>
          <table:table-cell table:style-name="ce21" office:value-type="float" office:value="0.13" calcext:value-type="float">
            <text:p>0.13 </text:p>
          </table:table-cell>
          <table:table-cell table:style-name="ce21" office:value-type="float" office:value="1.79" calcext:value-type="float">
            <text:p>1.79 </text:p>
          </table:table-cell>
          <table:table-cell table:style-name="ce21"/>
          <table:table-cell table:style-name="ce21" office:value-type="float" office:value="-0.53" calcext:value-type="float">
            <text:p>-0.53 </text:p>
          </table:table-cell>
          <table:table-cell table:style-name="ce21" office:value-type="float" office:value="2.23" calcext:value-type="float">
            <text:p>2.23 </text:p>
          </table:table-cell>
          <table:table-cell table:style-name="ce38"/>
          <table:table-cell table:style-name="ce38" office:value-type="float" office:value="0.49" calcext:value-type="float">
            <text:p>0.49 </text:p>
          </table:table-cell>
          <table:table-cell table:style-name="ce38" office:value-type="float" office:value="0.94" calcext:value-type="float">
            <text:p>0.94 </text:p>
          </table:table-cell>
          <table:table-cell table:style-name="ce38"/>
          <table:table-cell table:style-name="ce38" office:value-type="float" office:value="0.37" calcext:value-type="float">
            <text:p>0.37 </text:p>
          </table:table-cell>
          <table:table-cell table:style-name="ce38" office:value-type="float" office:value="5.39" calcext:value-type="float">
            <text:p>5.39 </text:p>
          </table:table-cell>
          <table:table-cell table:style-name="ce38"/>
          <table:table-cell table:style-name="ce38" office:value-type="float" office:value="-0.04" calcext:value-type="float">
            <text:p>-0.04 </text:p>
          </table:table-cell>
          <table:table-cell table:style-name="ce38" office:value-type="float" office:value="4.21" calcext:value-type="float">
            <text:p>4.21 </text:p>
          </table:table-cell>
          <table:table-cell table:style-name="ce38"/>
          <table:table-cell table:style-name="ce38" office:value-type="float" office:value="0.237859799840962" calcext:value-type="float">
            <text:p>0.24 </text:p>
          </table:table-cell>
          <table:table-cell table:style-name="ce38" office:value-type="float" office:value="1.0447801520546" calcext:value-type="float">
            <text:p>1.04 </text:p>
          </table:table-cell>
          <table:table-cell table:style-name="ce38"/>
          <table:table-cell table:style-name="ce38" office:value-type="float" office:value="-0.0237059392314336" calcext:value-type="float">
            <text:p>-0.02 </text:p>
          </table:table-cell>
          <table:table-cell table:style-name="ce38" office:value-type="float" office:value="3.06661988654438" calcext:value-type="float">
            <text:p>3.07 </text:p>
          </table:table-cell>
          <table:table-cell table:style-name="ce49"/>
          <table:table-cell table:style-name="ce49" office:value-type="float" office:value="0.0392607750355296" calcext:value-type="float">
            <text:p>0.04 </text:p>
          </table:table-cell>
          <table:table-cell table:style-name="ce49" office:value-type="float" office:value="4.1423961682272" calcext:value-type="float">
            <text:p>4.14 </text:p>
          </table:table-cell>
          <table:table-cell table:style-name="ce49"/>
          <table:table-cell table:style-name="ce49" office:value-type="float" office:value="0.193585595743471" calcext:value-type="float">
            <text:p>0.19 </text:p>
          </table:table-cell>
          <table:table-cell table:style-name="ce49" office:value-type="float" office:value="2.46477298011909" calcext:value-type="float">
            <text:p>2.46 </text:p>
          </table:table-cell>
          <table:table-cell table:style-name="ce49"/>
          <table:table-cell table:style-name="ce49" office:value-type="float" office:value="0.225030490782558" calcext:value-type="float">
            <text:p>0.23 </text:p>
          </table:table-cell>
          <table:table-cell table:style-name="ce49" office:value-type="float" office:value="3.55564442643563" calcext:value-type="float">
            <text:p>3.56 </text:p>
          </table:table-cell>
          <table:table-cell table:style-name="ce49"/>
          <table:table-cell table:style-name="ce49" office:value-type="float" office:value="0.564365427803807" calcext:value-type="float">
            <text:p>0.56 </text:p>
          </table:table-cell>
          <table:table-cell table:style-name="ce49" office:value-type="float" office:value="3.36620186894154" calcext:value-type="float">
            <text:p>3.37 </text:p>
          </table:table-cell>
          <table:table-cell table:style-name="ce49"/>
          <table:table-cell table:style-name="ce49" office:value-type="float" office:value="0.209563738332207" calcext:value-type="float">
            <text:p>0.21 </text:p>
          </table:table-cell>
          <table:table-cell table:style-name="ce49" office:value-type="float" office:value="3.54061765756535" calcext:value-type="float">
            <text:p>3.54 </text:p>
          </table:table-cell>
          <table:table-cell table:number-columns-repeated="16311"/>
        </table:table-row>
        <table:table-row table:style-name="ro1">
          <table:table-cell/>
          <table:table-cell table:style-name="ce15" office:value-type="string" calcext:value-type="string">
            <text:p>JUN</text:p>
          </table:table-cell>
          <table:table-cell table:style-name="ce21" office:value-type="float" office:value="1.82" calcext:value-type="float">
            <text:p>1.82 </text:p>
          </table:table-cell>
          <table:table-cell table:style-name="ce21" office:value-type="float" office:value="49.95" calcext:value-type="float">
            <text:p>49.95 </text:p>
          </table:table-cell>
          <table:table-cell table:style-name="ce21"/>
          <table:table-cell table:style-name="ce21" office:value-type="float" office:value="1.14" calcext:value-type="float">
            <text:p>1.14 </text:p>
          </table:table-cell>
          <table:table-cell table:style-name="ce21" office:value-type="float" office:value="24.22" calcext:value-type="float">
            <text:p>24.22 </text:p>
          </table:table-cell>
          <table:table-cell table:style-name="ce21"/>
          <table:table-cell table:style-name="ce21" office:value-type="float" office:value="0.81" calcext:value-type="float">
            <text:p>0.81 </text:p>
          </table:table-cell>
          <table:table-cell table:style-name="ce21" office:value-type="float" office:value="11.06" calcext:value-type="float">
            <text:p>11.06 </text:p>
          </table:table-cell>
          <table:table-cell table:style-name="ce21"/>
          <table:table-cell table:style-name="ce21" office:value-type="float" office:value="0.47" calcext:value-type="float">
            <text:p>0.47 </text:p>
          </table:table-cell>
          <table:table-cell table:style-name="ce21" office:value-type="float" office:value="11.01" calcext:value-type="float">
            <text:p>11.01 </text:p>
          </table:table-cell>
          <table:table-cell table:style-name="ce21"/>
          <table:table-cell table:style-name="ce21" office:value-type="float" office:value="1.09" calcext:value-type="float">
            <text:p>1.09 </text:p>
          </table:table-cell>
          <table:table-cell table:style-name="ce21" office:value-type="float" office:value="9.48" calcext:value-type="float">
            <text:p>9.48 </text:p>
          </table:table-cell>
          <table:table-cell table:style-name="ce21"/>
          <table:table-cell table:style-name="ce21" office:value-type="float" office:value="0.53" calcext:value-type="float">
            <text:p>0.53 </text:p>
          </table:table-cell>
          <table:table-cell table:style-name="ce21" office:value-type="float" office:value="7.66" calcext:value-type="float">
            <text:p>7.66 </text:p>
          </table:table-cell>
          <table:table-cell table:style-name="ce21"/>
          <table:table-cell table:style-name="ce21" office:value-type="float" office:value="0.18" calcext:value-type="float">
            <text:p>0.18 </text:p>
          </table:table-cell>
          <table:table-cell table:style-name="ce21" office:value-type="float" office:value="2.88" calcext:value-type="float">
            <text:p>2.88 </text:p>
          </table:table-cell>
          <table:table-cell table:style-name="ce21"/>
          <table:table-cell table:style-name="ce21" office:value-type="float" office:value="0.06" calcext:value-type="float">
            <text:p>0.06 </text:p>
          </table:table-cell>
          <table:table-cell table:style-name="ce21" office:value-type="float" office:value="3.21" calcext:value-type="float">
            <text:p>3.21 </text:p>
          </table:table-cell>
          <table:table-cell table:style-name="ce21"/>
          <table:table-cell table:style-name="ce21" office:value-type="float" office:value="-0.06" calcext:value-type="float">
            <text:p>-0.06 </text:p>
          </table:table-cell>
          <table:table-cell table:style-name="ce21" office:value-type="float" office:value="2.51" calcext:value-type="float">
            <text:p>2.51 </text:p>
          </table:table-cell>
          <table:table-cell table:style-name="ce21"/>
          <table:table-cell table:style-name="ce21" office:value-type="float" office:value="-0.23" calcext:value-type="float">
            <text:p>-0.23 </text:p>
          </table:table-cell>
          <table:table-cell table:style-name="ce21" office:value-type="float" office:value="0" calcext:value-type="float">
            <text:p>0.00 </text:p>
          </table:table-cell>
          <table:table-cell/>
          <table:table-cell table:style-name="ce21" office:value-type="float" office:value="-0.47" calcext:value-type="float">
            <text:p>-0.47 </text:p>
          </table:table-cell>
          <table:table-cell table:style-name="ce21" office:value-type="float" office:value="2.17" calcext:value-type="float">
            <text:p>2.17 </text:p>
          </table:table-cell>
          <table:table-cell table:style-name="ce21"/>
          <table:table-cell table:style-name="ce21" office:value-type="float" office:value="0.56" calcext:value-type="float">
            <text:p>0.56 </text:p>
          </table:table-cell>
          <table:table-cell table:style-name="ce21" office:value-type="float" office:value="4.26" calcext:value-type="float">
            <text:p>4.26 </text:p>
          </table:table-cell>
          <table:table-cell table:style-name="ce21"/>
          <table:table-cell table:style-name="ce21" office:value-type="float" office:value="0.26" calcext:value-type="float">
            <text:p>0.26 </text:p>
          </table:table-cell>
          <table:table-cell table:style-name="ce21" office:value-type="float" office:value="1.49" calcext:value-type="float">
            <text:p>1.49 </text:p>
          </table:table-cell>
          <table:table-cell table:style-name="ce21"/>
          <table:table-cell table:style-name="ce21" office:value-type="float" office:value="-0.13" calcext:value-type="float">
            <text:p>-0.13 </text:p>
          </table:table-cell>
          <table:table-cell table:style-name="ce21" office:value-type="float" office:value="1.83" calcext:value-type="float">
            <text:p>1.83 </text:p>
          </table:table-cell>
          <table:table-cell table:style-name="ce38"/>
          <table:table-cell table:style-name="ce38" office:value-type="float" office:value="0.47" calcext:value-type="float">
            <text:p>0.47 </text:p>
          </table:table-cell>
          <table:table-cell table:style-name="ce38" office:value-type="float" office:value="1.55" calcext:value-type="float">
            <text:p>1.55 </text:p>
          </table:table-cell>
          <table:table-cell table:style-name="ce38"/>
          <table:table-cell table:style-name="ce38" office:value-type="float" office:value="0.77" calcext:value-type="float">
            <text:p>0.77 </text:p>
          </table:table-cell>
          <table:table-cell table:style-name="ce38" office:value-type="float" office:value="5.71" calcext:value-type="float">
            <text:p>5.71 </text:p>
          </table:table-cell>
          <table:table-cell table:style-name="ce38"/>
          <table:table-cell table:style-name="ce38" office:value-type="float" office:value="-0.34" calcext:value-type="float">
            <text:p>-0.34 </text:p>
          </table:table-cell>
          <table:table-cell table:style-name="ce38" office:value-type="float" office:value="3.06" calcext:value-type="float">
            <text:p>3.06 </text:p>
          </table:table-cell>
          <table:table-cell table:style-name="ce38"/>
          <table:table-cell table:style-name="ce38" office:value-type="float" office:value="0.250848729025449" calcext:value-type="float">
            <text:p>0.25 </text:p>
          </table:table-cell>
          <table:table-cell table:style-name="ce38" office:value-type="float" office:value="1.64340671777878" calcext:value-type="float">
            <text:p>1.64 </text:p>
          </table:table-cell>
          <table:table-cell table:style-name="ce38"/>
          <table:table-cell table:style-name="ce38" office:value-type="float" office:value="0.0991430632534645" calcext:value-type="float">
            <text:p>0.10 </text:p>
          </table:table-cell>
          <table:table-cell table:style-name="ce38" office:value-type="float" office:value="2.91065322504487" calcext:value-type="float">
            <text:p>2.91 </text:p>
          </table:table-cell>
          <table:table-cell table:style-name="ce49"/>
          <table:table-cell table:style-name="ce49" office:value-type="float" office:value="-0.0366953058830006" calcext:value-type="float">
            <text:p>-0.04 </text:p>
          </table:table-cell>
          <table:table-cell table:style-name="ce49" office:value-type="float" office:value="4.0010709498433" calcext:value-type="float">
            <text:p>4.00 </text:p>
          </table:table-cell>
          <table:table-cell table:style-name="ce49"/>
          <table:table-cell table:style-name="ce49" office:value-type="float" office:value="0.261797703601104" calcext:value-type="float">
            <text:p>0.26 </text:p>
          </table:table-cell>
          <table:table-cell table:style-name="ce49" office:value-type="float" office:value="2.7707354385085" calcext:value-type="float">
            <text:p>2.77 </text:p>
          </table:table-cell>
          <table:table-cell table:style-name="ce49"/>
          <table:table-cell table:style-name="ce49" office:value-type="float" office:value="0.159177501068243" calcext:value-type="float">
            <text:p>0.16 </text:p>
          </table:table-cell>
          <table:table-cell table:style-name="ce49" office:value-type="float" office:value="3.44965289777905" calcext:value-type="float">
            <text:p>3.45 </text:p>
          </table:table-cell>
          <table:table-cell table:style-name="ce49"/>
          <table:table-cell table:style-name="ce49" office:value-type="float" office:value="0.332341348473705" calcext:value-type="float">
            <text:p>0.33 </text:p>
          </table:table-cell>
          <table:table-cell table:style-name="ce49" office:value-type="float" office:value="3.54491029740407" calcext:value-type="float">
            <text:p>3.54 </text:p>
          </table:table-cell>
          <table:table-cell table:style-name="ce49"/>
          <table:table-cell table:style-name="ce49" office:value-type="float" office:value="0.139508528737608" calcext:value-type="float">
            <text:p>0.14 </text:p>
          </table:table-cell>
          <table:table-cell table:style-name="ce49" office:value-type="float" office:value="3.34161872071428" calcext:value-type="float">
            <text:p>3.34 </text:p>
          </table:table-cell>
          <table:table-cell table:number-columns-repeated="16311"/>
        </table:table-row>
        <table:table-row table:style-name="ro1">
          <table:table-cell/>
          <table:table-cell table:style-name="ce15" office:value-type="string" calcext:value-type="string">
            <text:p>JUL</text:p>
          </table:table-cell>
          <table:table-cell table:style-name="ce21" office:value-type="float" office:value="2.74" calcext:value-type="float">
            <text:p>2.74 </text:p>
          </table:table-cell>
          <table:table-cell table:style-name="ce21" office:value-type="float" office:value="48.88" calcext:value-type="float">
            <text:p>48.88 </text:p>
          </table:table-cell>
          <table:table-cell table:style-name="ce21"/>
          <table:table-cell table:style-name="ce21" office:value-type="float" office:value="0.89" calcext:value-type="float">
            <text:p>0.89 </text:p>
          </table:table-cell>
          <table:table-cell table:style-name="ce21" office:value-type="float" office:value="21.98" calcext:value-type="float">
            <text:p>21.98 </text:p>
          </table:table-cell>
          <table:table-cell table:style-name="ce21"/>
          <table:table-cell table:style-name="ce21" office:value-type="float" office:value="0.57" calcext:value-type="float">
            <text:p>0.57 </text:p>
          </table:table-cell>
          <table:table-cell table:style-name="ce21" office:value-type="float" office:value="10.7" calcext:value-type="float">
            <text:p>10.70 </text:p>
          </table:table-cell>
          <table:table-cell table:style-name="ce21"/>
          <table:table-cell table:style-name="ce21" office:value-type="float" office:value="1.37" calcext:value-type="float">
            <text:p>1.37 </text:p>
          </table:table-cell>
          <table:table-cell table:style-name="ce21" office:value-type="float" office:value="11.89" calcext:value-type="float">
            <text:p>11.89 </text:p>
          </table:table-cell>
          <table:table-cell table:style-name="ce21"/>
          <table:table-cell table:style-name="ce21" office:value-type="float" office:value="0.83" calcext:value-type="float">
            <text:p>0.83 </text:p>
          </table:table-cell>
          <table:table-cell table:style-name="ce21" office:value-type="float" office:value="8.89" calcext:value-type="float">
            <text:p>8.89 </text:p>
          </table:table-cell>
          <table:table-cell table:style-name="ce21"/>
          <table:table-cell table:style-name="ce21" office:value-type="float" office:value="0.63" calcext:value-type="float">
            <text:p>0.63 </text:p>
          </table:table-cell>
          <table:table-cell table:style-name="ce21" office:value-type="float" office:value="7.44" calcext:value-type="float">
            <text:p>7.44 </text:p>
          </table:table-cell>
          <table:table-cell table:style-name="ce21"/>
          <table:table-cell table:style-name="ce21" office:value-type="float" office:value="0.26" calcext:value-type="float">
            <text:p>0.26 </text:p>
          </table:table-cell>
          <table:table-cell table:style-name="ce21" office:value-type="float" office:value="2.51" calcext:value-type="float">
            <text:p>2.51 </text:p>
          </table:table-cell>
          <table:table-cell table:style-name="ce21"/>
          <table:table-cell table:style-name="ce21" office:value-type="float" office:value="0.52" calcext:value-type="float">
            <text:p>0.52 </text:p>
          </table:table-cell>
          <table:table-cell table:style-name="ce21" office:value-type="float" office:value="3.47" calcext:value-type="float">
            <text:p>3.47 </text:p>
          </table:table-cell>
          <table:table-cell table:style-name="ce21"/>
          <table:table-cell table:style-name="ce21" office:value-type="float" office:value="0.17" calcext:value-type="float">
            <text:p>0.17 </text:p>
          </table:table-cell>
          <table:table-cell table:style-name="ce21" office:value-type="float" office:value="2.16" calcext:value-type="float">
            <text:p>2.16 </text:p>
          </table:table-cell>
          <table:table-cell table:style-name="ce21"/>
          <table:table-cell table:style-name="ce21" office:value-type="float" office:value="0.03" calcext:value-type="float">
            <text:p>0.03 </text:p>
          </table:table-cell>
          <table:table-cell table:style-name="ce21" office:value-type="float" office:value="-0.14" calcext:value-type="float">
            <text:p>-0.14 </text:p>
          </table:table-cell>
          <table:table-cell/>
          <table:table-cell table:style-name="ce21" office:value-type="float" office:value="-0.15" calcext:value-type="float">
            <text:p>-0.15 </text:p>
          </table:table-cell>
          <table:table-cell table:style-name="ce21" office:value-type="float" office:value="1.98" calcext:value-type="float">
            <text:p>1.98 </text:p>
          </table:table-cell>
          <table:table-cell table:style-name="ce21"/>
          <table:table-cell table:style-name="ce21" office:value-type="float" office:value="0.19" calcext:value-type="float">
            <text:p>0.19 </text:p>
          </table:table-cell>
          <table:table-cell table:style-name="ce21" office:value-type="float" office:value="4.61" calcext:value-type="float">
            <text:p>4.61 </text:p>
          </table:table-cell>
          <table:table-cell table:style-name="ce21"/>
          <table:table-cell table:style-name="ce21" office:value-type="float" office:value="0.1" calcext:value-type="float">
            <text:p>0.10 </text:p>
          </table:table-cell>
          <table:table-cell table:style-name="ce21" office:value-type="float" office:value="1.4" calcext:value-type="float">
            <text:p>1.40 </text:p>
          </table:table-cell>
          <table:table-cell table:style-name="ce21"/>
          <table:table-cell table:style-name="ce21" office:value-type="float" office:value="-0.17" calcext:value-type="float">
            <text:p>-0.17 </text:p>
          </table:table-cell>
          <table:table-cell table:style-name="ce21" office:value-type="float" office:value="1.55" calcext:value-type="float">
            <text:p>1.55 </text:p>
          </table:table-cell>
          <table:table-cell table:style-name="ce38"/>
          <table:table-cell table:style-name="ce38" office:value-type="float" office:value="0.48" calcext:value-type="float">
            <text:p>0.48 </text:p>
          </table:table-cell>
          <table:table-cell table:style-name="ce38" office:value-type="float" office:value="2.21" calcext:value-type="float">
            <text:p>2.21 </text:p>
          </table:table-cell>
          <table:table-cell table:style-name="ce38"/>
          <table:table-cell table:style-name="ce38" office:value-type="float" office:value="0.56" calcext:value-type="float">
            <text:p>0.56 </text:p>
          </table:table-cell>
          <table:table-cell table:style-name="ce38" office:value-type="float" office:value="5.79" calcext:value-type="float">
            <text:p>5.79 </text:p>
          </table:table-cell>
          <table:table-cell table:style-name="ce38"/>
          <table:table-cell table:style-name="ce38" office:value-type="float" office:value="0.19" calcext:value-type="float">
            <text:p>0.19 </text:p>
          </table:table-cell>
          <table:table-cell table:style-name="ce38" office:value-type="float" office:value="2.68" calcext:value-type="float">
            <text:p>2.68 </text:p>
          </table:table-cell>
          <table:table-cell table:style-name="ce38"/>
          <table:table-cell table:style-name="ce38" office:value-type="float" office:value="0.363955387679525" calcext:value-type="float">
            <text:p>0.36 </text:p>
          </table:table-cell>
          <table:table-cell table:style-name="ce38" office:value-type="float" office:value="1.82325129296417" calcext:value-type="float">
            <text:p>1.82 </text:p>
          </table:table-cell>
          <table:table-cell table:style-name="ce38"/>
          <table:table-cell table:style-name="ce38" office:value-type="float" office:value="0.792952335352794" calcext:value-type="float">
            <text:p>0.79 </text:p>
          </table:table-cell>
          <table:table-cell table:style-name="ce38" office:value-type="float" office:value="3.35053580984408" calcext:value-type="float">
            <text:p>3.35 </text:p>
          </table:table-cell>
          <table:table-cell table:style-name="ce49"/>
          <table:table-cell table:style-name="ce49" office:value-type="float" office:value="0.0903588612569166" calcext:value-type="float">
            <text:p>0.09 </text:p>
          </table:table-cell>
          <table:table-cell table:style-name="ce49" office:value-type="float" office:value="3.27611476932361" calcext:value-type="float">
            <text:p>3.28 </text:p>
          </table:table-cell>
          <table:table-cell table:style-name="ce49"/>
          <table:table-cell table:style-name="ce49" office:value-type="float" office:value="0.548478702276015" calcext:value-type="float">
            <text:p>0.55 </text:p>
          </table:table-cell>
          <table:table-cell table:style-name="ce49" office:value-type="float" office:value="3.24112353098968" calcext:value-type="float">
            <text:p>3.24 </text:p>
          </table:table-cell>
          <table:table-cell table:style-name="ce49"/>
          <table:table-cell table:style-name="ce49" office:value-type="float" office:value="0.433312575620064" calcext:value-type="float">
            <text:p>0.43 </text:p>
          </table:table-cell>
          <table:table-cell table:style-name="ce49" office:value-type="float" office:value="3.33116382681642" calcext:value-type="float">
            <text:p>3.33 </text:p>
          </table:table-cell>
          <table:table-cell table:style-name="ce49"/>
          <table:table-cell table:style-name="ce49" office:value-type="float" office:value="0.450786388967785" calcext:value-type="float">
            <text:p>0.45 </text:p>
          </table:table-cell>
          <table:table-cell table:style-name="ce49" office:value-type="float" office:value="3.56292547971002" calcext:value-type="float">
            <text:p>3.56 </text:p>
          </table:table-cell>
          <table:table-cell table:style-name="ce49"/>
          <table:table-cell table:style-name="ce49" office:value-type="float" office:value="0.0817470419146815" calcext:value-type="float">
            <text:p>0.08 </text:p>
          </table:table-cell>
          <table:table-cell table:style-name="ce49" office:value-type="float" office:value="2.96195894036741" calcext:value-type="float">
            <text:p>2.96 </text:p>
          </table:table-cell>
          <table:table-cell table:number-columns-repeated="16311"/>
        </table:table-row>
        <table:table-row table:style-name="ro1">
          <table:table-cell/>
          <table:table-cell table:style-name="ce15" office:value-type="string" calcext:value-type="string">
            <text:p>AGO</text:p>
          </table:table-cell>
          <table:table-cell table:style-name="ce21" office:value-type="float" office:value="2.53" calcext:value-type="float">
            <text:p>2.53 </text:p>
          </table:table-cell>
          <table:table-cell table:style-name="ce21" office:value-type="float" office:value="48.46" calcext:value-type="float">
            <text:p>48.46 </text:p>
          </table:table-cell>
          <table:table-cell table:style-name="ce21"/>
          <table:table-cell table:style-name="ce21" office:value-type="float" office:value="1.53" calcext:value-type="float">
            <text:p>1.53 </text:p>
          </table:table-cell>
          <table:table-cell table:style-name="ce21" office:value-type="float" office:value="20.79" calcext:value-type="float">
            <text:p>20.79 </text:p>
          </table:table-cell>
          <table:table-cell table:style-name="ce21"/>
          <table:table-cell table:style-name="ce21" office:value-type="float" office:value="1.04" calcext:value-type="float">
            <text:p>1.04 </text:p>
          </table:table-cell>
          <table:table-cell table:style-name="ce21" office:value-type="float" office:value="10.16" calcext:value-type="float">
            <text:p>10.16 </text:p>
          </table:table-cell>
          <table:table-cell table:style-name="ce21"/>
          <table:table-cell table:style-name="ce21" office:value-type="float" office:value="0.92" calcext:value-type="float">
            <text:p>0.92 </text:p>
          </table:table-cell>
          <table:table-cell table:style-name="ce21" office:value-type="float" office:value="11.77" calcext:value-type="float">
            <text:p>11.77 </text:p>
          </table:table-cell>
          <table:table-cell table:style-name="ce21"/>
          <table:table-cell table:style-name="ce21" office:value-type="float" office:value="0.23" calcext:value-type="float">
            <text:p>0.23 </text:p>
          </table:table-cell>
          <table:table-cell table:style-name="ce21" office:value-type="float" office:value="8.14" calcext:value-type="float">
            <text:p>8.14 </text:p>
          </table:table-cell>
          <table:table-cell table:style-name="ce21"/>
          <table:table-cell table:style-name="ce21" office:value-type="float" office:value="0.26" calcext:value-type="float">
            <text:p>0.26 </text:p>
          </table:table-cell>
          <table:table-cell table:style-name="ce21" office:value-type="float" office:value="7.48" calcext:value-type="float">
            <text:p>7.48 </text:p>
          </table:table-cell>
          <table:table-cell table:style-name="ce21"/>
          <table:table-cell table:style-name="ce21" office:value-type="float" office:value="0.17" calcext:value-type="float">
            <text:p>0.17 </text:p>
          </table:table-cell>
          <table:table-cell table:style-name="ce21" office:value-type="float" office:value="2.41" calcext:value-type="float">
            <text:p>2.41 </text:p>
          </table:table-cell>
          <table:table-cell table:style-name="ce21"/>
          <table:table-cell table:style-name="ce21" office:value-type="float" office:value="0.47" calcext:value-type="float">
            <text:p>0.47 </text:p>
          </table:table-cell>
          <table:table-cell table:style-name="ce21" office:value-type="float" office:value="3.78" calcext:value-type="float">
            <text:p>3.78 </text:p>
          </table:table-cell>
          <table:table-cell table:style-name="ce21"/>
          <table:table-cell table:style-name="ce21" office:value-type="float" office:value="-0.3" calcext:value-type="float">
            <text:p>-0.30 </text:p>
          </table:table-cell>
          <table:table-cell table:style-name="ce21" office:value-type="float" office:value="1.37" calcext:value-type="float">
            <text:p>1.37 </text:p>
          </table:table-cell>
          <table:table-cell table:style-name="ce21"/>
          <table:table-cell table:style-name="ce21" office:value-type="float" office:value="0.1" calcext:value-type="float">
            <text:p>0.10 </text:p>
          </table:table-cell>
          <table:table-cell table:style-name="ce21" office:value-type="float" office:value="0.26" calcext:value-type="float">
            <text:p>0.26 </text:p>
          </table:table-cell>
          <table:table-cell/>
          <table:table-cell table:style-name="ce21" office:value-type="float" office:value="0.01" calcext:value-type="float">
            <text:p>0.01 </text:p>
          </table:table-cell>
          <table:table-cell table:style-name="ce21" office:value-type="float" office:value="1.89" calcext:value-type="float">
            <text:p>1.89 </text:p>
          </table:table-cell>
          <table:table-cell table:style-name="ce21"/>
          <table:table-cell table:style-name="ce21" office:value-type="float" office:value="-0.01" calcext:value-type="float">
            <text:p>-0.01 </text:p>
          </table:table-cell>
          <table:table-cell table:style-name="ce21" office:value-type="float" office:value="4.59" calcext:value-type="float">
            <text:p>4.59 </text:p>
          </table:table-cell>
          <table:table-cell table:style-name="ce21"/>
          <table:table-cell table:style-name="ce21" office:value-type="float" office:value="-0.18" calcext:value-type="float">
            <text:p>-0.18 </text:p>
          </table:table-cell>
          <table:table-cell table:style-name="ce21" office:value-type="float" office:value="1.22" calcext:value-type="float">
            <text:p>1.22 </text:p>
          </table:table-cell>
          <table:table-cell table:style-name="ce21"/>
          <table:table-cell table:style-name="ce21" office:value-type="float" office:value="0.14" calcext:value-type="float">
            <text:p>0.14 </text:p>
          </table:table-cell>
          <table:table-cell table:style-name="ce21" office:value-type="float" office:value="1.87" calcext:value-type="float">
            <text:p>1.87 </text:p>
          </table:table-cell>
          <table:table-cell table:style-name="ce38"/>
          <table:table-cell table:style-name="ce38" office:value-type="float" office:value="0.14" calcext:value-type="float">
            <text:p>0.14 </text:p>
          </table:table-cell>
          <table:table-cell table:style-name="ce38" office:value-type="float" office:value="2.2" calcext:value-type="float">
            <text:p>2.20 </text:p>
          </table:table-cell>
          <table:table-cell table:style-name="ce38"/>
          <table:table-cell table:style-name="ce38" office:value-type="float" office:value="0.59" calcext:value-type="float">
            <text:p>0.59 </text:p>
          </table:table-cell>
          <table:table-cell table:style-name="ce38" office:value-type="float" office:value="6.27" calcext:value-type="float">
            <text:p>6.27 </text:p>
          </table:table-cell>
          <table:table-cell table:style-name="ce38"/>
          <table:table-cell table:style-name="ce38" office:value-type="float" office:value="-0.21" calcext:value-type="float">
            <text:p>-0.21 </text:p>
          </table:table-cell>
          <table:table-cell table:style-name="ce38" office:value-type="float" office:value="1.87" calcext:value-type="float">
            <text:p>1.87 </text:p>
          </table:table-cell>
          <table:table-cell table:style-name="ce38"/>
          <table:table-cell table:style-name="ce38" office:value-type="float" office:value="0.268515340301704" calcext:value-type="float">
            <text:p>0.27 </text:p>
          </table:table-cell>
          <table:table-cell table:style-name="ce38" office:value-type="float" office:value="2.30885508267737" calcext:value-type="float">
            <text:p>2.31 </text:p>
          </table:table-cell>
          <table:table-cell table:style-name="ce38"/>
          <table:table-cell table:style-name="ce38" office:value-type="float" office:value="0.265818196731502" calcext:value-type="float">
            <text:p>0.27 </text:p>
          </table:table-cell>
          <table:table-cell table:style-name="ce38" office:value-type="float" office:value="3.34775576236668" calcext:value-type="float">
            <text:p>3.35 </text:p>
          </table:table-cell>
          <table:table-cell table:style-name="ce49"/>
          <table:table-cell table:style-name="ce49" office:value-type="float" office:value="0.508401059841219" calcext:value-type="float">
            <text:p>0.51 </text:p>
          </table:table-cell>
          <table:table-cell table:style-name="ce49" office:value-type="float" office:value="3.52598073623203" calcext:value-type="float">
            <text:p>3.53 </text:p>
          </table:table-cell>
          <table:table-cell table:style-name="ce49"/>
          <table:table-cell table:style-name="ce49" office:value-type="float" office:value="0.54290503863183" calcext:value-type="float">
            <text:p>0.54 </text:p>
          </table:table-cell>
          <table:table-cell table:style-name="ce49" office:value-type="float" office:value="3.27656563830678" calcext:value-type="float">
            <text:p>3.28 </text:p>
          </table:table-cell>
          <table:table-cell table:style-name="ce49"/>
          <table:table-cell table:style-name="ce49" office:value-type="float" office:value="-0.0856196342019047" calcext:value-type="float">
            <text:p>-0.09 </text:p>
          </table:table-cell>
          <table:table-cell table:style-name="ce49" office:value-type="float" office:value="2.68520888934147" calcext:value-type="float">
            <text:p>2.69 </text:p>
          </table:table-cell>
          <table:table-cell table:style-name="ce49"/>
          <table:table-cell table:style-name="ce49" office:value-type="float" office:value="0.377226121085698" calcext:value-type="float">
            <text:p>0.38 </text:p>
          </table:table-cell>
          <table:table-cell table:style-name="ce49" office:value-type="float" office:value="4.04267284228146" calcext:value-type="float">
            <text:p>4.04 </text:p>
          </table:table-cell>
          <table:table-cell table:style-name="ce49"/>
          <table:table-cell table:style-name="ce49" office:value-type="float" office:value="0.358285853821755" calcext:value-type="float">
            <text:p>0.36 </text:p>
          </table:table-cell>
          <table:table-cell table:style-name="ce49" office:value-type="float" office:value="2.94253095758977" calcext:value-type="float">
            <text:p>2.94 </text:p>
          </table:table-cell>
          <table:table-cell table:number-columns-repeated="16311"/>
        </table:table-row>
        <table:table-row table:style-name="ro1">
          <table:table-cell/>
          <table:table-cell table:style-name="ce15" office:value-type="string" calcext:value-type="string">
            <text:p>SET</text:p>
          </table:table-cell>
          <table:table-cell table:style-name="ce21" office:value-type="float" office:value="1.62" calcext:value-type="float">
            <text:p>1.62 </text:p>
          </table:table-cell>
          <table:table-cell table:style-name="ce21" office:value-type="float" office:value="47.01" calcext:value-type="float">
            <text:p>47.01 </text:p>
          </table:table-cell>
          <table:table-cell table:style-name="ce21"/>
          <table:table-cell table:style-name="ce21" office:value-type="float" office:value="0.52" calcext:value-type="float">
            <text:p>0.52 </text:p>
          </table:table-cell>
          <table:table-cell table:style-name="ce21" office:value-type="float" office:value="19.47" calcext:value-type="float">
            <text:p>19.47 </text:p>
          </table:table-cell>
          <table:table-cell table:style-name="ce21"/>
          <table:table-cell table:style-name="ce21" office:value-type="float" office:value="0.39" calcext:value-type="float">
            <text:p>0.39 </text:p>
          </table:table-cell>
          <table:table-cell table:style-name="ce21" office:value-type="float" office:value="10.03" calcext:value-type="float">
            <text:p>10.03 </text:p>
          </table:table-cell>
          <table:table-cell table:style-name="ce21"/>
          <table:table-cell table:style-name="ce21" office:value-type="float" office:value="0.32" calcext:value-type="float">
            <text:p>0.32 </text:p>
          </table:table-cell>
          <table:table-cell table:style-name="ce21" office:value-type="float" office:value="11.69" calcext:value-type="float">
            <text:p>11.69 </text:p>
          </table:table-cell>
          <table:table-cell table:style-name="ce21"/>
          <table:table-cell table:style-name="ce21" office:value-type="float" office:value="0.29" calcext:value-type="float">
            <text:p>0.29 </text:p>
          </table:table-cell>
          <table:table-cell table:style-name="ce21" office:value-type="float" office:value="8.11" calcext:value-type="float">
            <text:p>8.11 </text:p>
          </table:table-cell>
          <table:table-cell table:style-name="ce21"/>
          <table:table-cell table:style-name="ce21" office:value-type="float" office:value="-0.54" calcext:value-type="float">
            <text:p>-0.54 </text:p>
          </table:table-cell>
          <table:table-cell table:style-name="ce21" office:value-type="float" office:value="6.59" calcext:value-type="float">
            <text:p>6.59 </text:p>
          </table:table-cell>
          <table:table-cell table:style-name="ce21"/>
          <table:table-cell table:style-name="ce21" office:value-type="float" office:value="0.46" calcext:value-type="float">
            <text:p>0.46 </text:p>
          </table:table-cell>
          <table:table-cell table:style-name="ce21" office:value-type="float" office:value="3.44" calcext:value-type="float">
            <text:p>3.44 </text:p>
          </table:table-cell>
          <table:table-cell table:style-name="ce21"/>
          <table:table-cell table:style-name="ce21" office:value-type="float" office:value="0.56" calcext:value-type="float">
            <text:p>0.56 </text:p>
          </table:table-cell>
          <table:table-cell table:style-name="ce21" office:value-type="float" office:value="3.88" calcext:value-type="float">
            <text:p>3.88 </text:p>
          </table:table-cell>
          <table:table-cell table:style-name="ce21"/>
          <table:table-cell table:style-name="ce21" office:value-type="float" office:value="0.06" calcext:value-type="float">
            <text:p>0.06 </text:p>
          </table:table-cell>
          <table:table-cell table:style-name="ce21" office:value-type="float" office:value="0.87" calcext:value-type="float">
            <text:p>0.87 </text:p>
          </table:table-cell>
          <table:table-cell table:style-name="ce21"/>
          <table:table-cell table:style-name="ce21" office:value-type="float" office:value="0.47" calcext:value-type="float">
            <text:p>0.47 </text:p>
          </table:table-cell>
          <table:table-cell table:style-name="ce21" office:value-type="float" office:value="0.68" calcext:value-type="float">
            <text:p>0.68 </text:p>
          </table:table-cell>
          <table:table-cell/>
          <table:table-cell table:style-name="ce21" office:value-type="float" office:value="0.56" calcext:value-type="float">
            <text:p>0.56 </text:p>
          </table:table-cell>
          <table:table-cell table:style-name="ce21" office:value-type="float" office:value="1.98" calcext:value-type="float">
            <text:p>1.98 </text:p>
          </table:table-cell>
          <table:table-cell table:style-name="ce21"/>
          <table:table-cell table:style-name="ce21" office:value-type="float" office:value="0.02" calcext:value-type="float">
            <text:p>0.02 </text:p>
          </table:table-cell>
          <table:table-cell table:style-name="ce21" office:value-type="float" office:value="4.03" calcext:value-type="float">
            <text:p>4.03 </text:p>
          </table:table-cell>
          <table:table-cell table:style-name="ce21"/>
          <table:table-cell table:style-name="ce21" office:value-type="float" office:value="-0.09" calcext:value-type="float">
            <text:p>-0.09 </text:p>
          </table:table-cell>
          <table:table-cell table:style-name="ce21" office:value-type="float" office:value="1.11" calcext:value-type="float">
            <text:p>1.11 </text:p>
          </table:table-cell>
          <table:table-cell table:style-name="ce21"/>
          <table:table-cell table:style-name="ce21" office:value-type="float" office:value="0.03" calcext:value-type="float">
            <text:p>0.03 </text:p>
          </table:table-cell>
          <table:table-cell table:style-name="ce21" office:value-type="float" office:value="1.99" calcext:value-type="float">
            <text:p>1.99 </text:p>
          </table:table-cell>
          <table:table-cell table:style-name="ce38"/>
          <table:table-cell table:style-name="ce38" office:value-type="float" office:value="0.61" calcext:value-type="float">
            <text:p>0.61 </text:p>
          </table:table-cell>
          <table:table-cell table:style-name="ce38" office:value-type="float" office:value="2.8" calcext:value-type="float">
            <text:p>2.80 </text:p>
          </table:table-cell>
          <table:table-cell table:style-name="ce38"/>
          <table:table-cell table:style-name="ce38" office:value-type="float" office:value="0.57" calcext:value-type="float">
            <text:p>0.57 </text:p>
          </table:table-cell>
          <table:table-cell table:style-name="ce38" office:value-type="float" office:value="6.22" calcext:value-type="float">
            <text:p>6.22 </text:p>
          </table:table-cell>
          <table:table-cell table:style-name="ce38"/>
          <table:table-cell table:style-name="ce38" office:value-type="float" office:value="-0.09" calcext:value-type="float">
            <text:p>-0.09 </text:p>
          </table:table-cell>
          <table:table-cell table:style-name="ce38" office:value-type="float" office:value="1.2" calcext:value-type="float">
            <text:p>1.20 </text:p>
          </table:table-cell>
          <table:table-cell table:style-name="ce38"/>
          <table:table-cell table:style-name="ce38" office:value-type="float" office:value="-0.0320081184717225" calcext:value-type="float">
            <text:p>-0.03 </text:p>
          </table:table-cell>
          <table:table-cell table:style-name="ce38" office:value-type="float" office:value="2.365356733141" calcext:value-type="float">
            <text:p>2.37 </text:p>
          </table:table-cell>
          <table:table-cell table:style-name="ce38"/>
          <table:table-cell table:style-name="ce38" office:value-type="float" office:value="0.334184450724351" calcext:value-type="float">
            <text:p>0.33 </text:p>
          </table:table-cell>
          <table:table-cell table:style-name="ce38" office:value-type="float" office:value="3.72632873848604" calcext:value-type="float">
            <text:p>3.73 </text:p>
          </table:table-cell>
          <table:table-cell table:style-name="ce49"/>
          <table:table-cell table:style-name="ce49" office:value-type="float" office:value="0.542706494983463" calcext:value-type="float">
            <text:p>0.54 </text:p>
          </table:table-cell>
          <table:table-cell table:style-name="ce49" office:value-type="float" office:value="3.74113621145942" calcext:value-type="float">
            <text:p>3.74 </text:p>
          </table:table-cell>
          <table:table-cell table:style-name="ce49"/>
          <table:table-cell table:style-name="ce49" office:value-type="float" office:value="0.108780375956059" calcext:value-type="float">
            <text:p>0.11 </text:p>
          </table:table-cell>
          <table:table-cell table:style-name="ce49" office:value-type="float" office:value="2.83084062377132" calcext:value-type="float">
            <text:p>2.83 </text:p>
          </table:table-cell>
          <table:table-cell table:style-name="ce49"/>
          <table:table-cell table:style-name="ce49" office:value-type="float" office:value="0.160502508704056" calcext:value-type="float">
            <text:p>0.16 </text:p>
          </table:table-cell>
          <table:table-cell table:style-name="ce49" office:value-type="float" office:value="2.73826215785082" calcext:value-type="float">
            <text:p>2.74 </text:p>
          </table:table-cell>
          <table:table-cell table:style-name="ce49"/>
          <table:table-cell table:style-name="ce49" office:value-type="float" office:value="0.027538179449337" calcext:value-type="float">
            <text:p>0.03 </text:p>
          </table:table-cell>
          <table:table-cell table:style-name="ce49" office:value-type="float" office:value="3.90455488298769" calcext:value-type="float">
            <text:p>3.90 </text:p>
          </table:table-cell>
          <table:table-cell table:style-name="ce49"/>
          <table:table-cell table:style-name="ce49" office:value-type="float" office:value="0.206464092392267" calcext:value-type="float">
            <text:p>0.21 </text:p>
          </table:table-cell>
          <table:table-cell table:style-name="ce49" office:value-type="float" office:value="3.12667111206599" calcext:value-type="float">
            <text:p>3.13 </text:p>
          </table:table-cell>
          <table:table-cell table:number-columns-repeated="16311"/>
        </table:table-row>
        <table:table-row table:style-name="ro1">
          <table:table-cell/>
          <table:table-cell table:style-name="ce15" office:value-type="string" calcext:value-type="string">
            <text:p>OCT</text:p>
          </table:table-cell>
          <table:table-cell table:style-name="ce21" office:value-type="float" office:value="1.51" calcext:value-type="float">
            <text:p>1.51 </text:p>
          </table:table-cell>
          <table:table-cell table:style-name="ce21" office:value-type="float" office:value="43.99" calcext:value-type="float">
            <text:p>43.99 </text:p>
          </table:table-cell>
          <table:table-cell table:style-name="ce21"/>
          <table:table-cell table:style-name="ce21" office:value-type="float" office:value="0.29" calcext:value-type="float">
            <text:p>0.29 </text:p>
          </table:table-cell>
          <table:table-cell table:style-name="ce21" office:value-type="float" office:value="18.04" calcext:value-type="float">
            <text:p>18.04 </text:p>
          </table:table-cell>
          <table:table-cell table:style-name="ce21"/>
          <table:table-cell table:style-name="ce21" office:value-type="float" office:value="0.51" calcext:value-type="float">
            <text:p>0.51 </text:p>
          </table:table-cell>
          <table:table-cell table:style-name="ce21" office:value-type="float" office:value="10.27" calcext:value-type="float">
            <text:p>10.27 </text:p>
          </table:table-cell>
          <table:table-cell table:style-name="ce21"/>
          <table:table-cell table:style-name="ce21" office:value-type="float" office:value="0.73" calcext:value-type="float">
            <text:p>0.73 </text:p>
          </table:table-cell>
          <table:table-cell table:style-name="ce21" office:value-type="float" office:value="11.94" calcext:value-type="float">
            <text:p>11.94 </text:p>
          </table:table-cell>
          <table:table-cell table:style-name="ce21"/>
          <table:table-cell table:style-name="ce21" office:value-type="float" office:value="0.15" calcext:value-type="float">
            <text:p>0.15 </text:p>
          </table:table-cell>
          <table:table-cell table:style-name="ce21" office:value-type="float" office:value="7.48" calcext:value-type="float">
            <text:p>7.48 </text:p>
          </table:table-cell>
          <table:table-cell table:style-name="ce21"/>
          <table:table-cell table:style-name="ce21" office:value-type="float" office:value="-0.33" calcext:value-type="float">
            <text:p>-0.33 </text:p>
          </table:table-cell>
          <table:table-cell table:style-name="ce21" office:value-type="float" office:value="6.08" calcext:value-type="float">
            <text:p>6.08 </text:p>
          </table:table-cell>
          <table:table-cell table:style-name="ce21"/>
          <table:table-cell table:style-name="ce21" office:value-type="float" office:value="-0.12" calcext:value-type="float">
            <text:p>-0.12 </text:p>
          </table:table-cell>
          <table:table-cell table:style-name="ce21" office:value-type="float" office:value="3.66" calcext:value-type="float">
            <text:p>3.66 </text:p>
          </table:table-cell>
          <table:table-cell table:style-name="ce21"/>
          <table:table-cell table:style-name="ce21" office:value-type="float" office:value="0.23" calcext:value-type="float">
            <text:p>0.23 </text:p>
          </table:table-cell>
          <table:table-cell table:style-name="ce21" office:value-type="float" office:value="4.25" calcext:value-type="float">
            <text:p>4.25 </text:p>
          </table:table-cell>
          <table:table-cell table:style-name="ce21"/>
          <table:table-cell table:style-name="ce21" office:value-type="float" office:value="0.04" calcext:value-type="float">
            <text:p>0.04 </text:p>
          </table:table-cell>
          <table:table-cell table:style-name="ce21" office:value-type="float" office:value="0.68" calcext:value-type="float">
            <text:p>0.68 </text:p>
          </table:table-cell>
          <table:table-cell table:style-name="ce21"/>
          <table:table-cell table:style-name="ce21" office:value-type="float" office:value="0.72" calcext:value-type="float">
            <text:p>0.72 </text:p>
          </table:table-cell>
          <table:table-cell table:style-name="ce21" office:value-type="float" office:value="1.36" calcext:value-type="float">
            <text:p>1.36 </text:p>
          </table:table-cell>
          <table:table-cell/>
          <table:table-cell table:style-name="ce21" office:value-type="float" office:value="0.05" calcext:value-type="float">
            <text:p>0.05 </text:p>
          </table:table-cell>
          <table:table-cell table:style-name="ce21" office:value-type="float" office:value="1.3" calcext:value-type="float">
            <text:p>1.30 </text:p>
          </table:table-cell>
          <table:table-cell table:style-name="ce21"/>
          <table:table-cell table:style-name="ce21" office:value-type="float" office:value="-0.02" calcext:value-type="float">
            <text:p>-0.02 </text:p>
          </table:table-cell>
          <table:table-cell table:style-name="ce21" office:value-type="float" office:value="3.95" calcext:value-type="float">
            <text:p>3.95 </text:p>
          </table:table-cell>
          <table:table-cell table:style-name="ce21"/>
          <table:table-cell table:style-name="ce21" office:value-type="float" office:value="0.14" calcext:value-type="float">
            <text:p>0.14 </text:p>
          </table:table-cell>
          <table:table-cell table:style-name="ce21" office:value-type="float" office:value="1.28" calcext:value-type="float">
            <text:p>1.28 </text:p>
          </table:table-cell>
          <table:table-cell table:style-name="ce21"/>
          <table:table-cell table:style-name="ce21" office:value-type="float" office:value="0.04" calcext:value-type="float">
            <text:p>0.04 </text:p>
          </table:table-cell>
          <table:table-cell table:style-name="ce21" office:value-type="float" office:value="1.89" calcext:value-type="float">
            <text:p>1.89 </text:p>
          </table:table-cell>
          <table:table-cell table:style-name="ce38"/>
          <table:table-cell table:style-name="ce38" office:value-type="float" office:value="0.31" calcext:value-type="float">
            <text:p>0.31 </text:p>
          </table:table-cell>
          <table:table-cell table:style-name="ce38" office:value-type="float" office:value="3.08" calcext:value-type="float">
            <text:p>3.08 </text:p>
          </table:table-cell>
          <table:table-cell table:style-name="ce38"/>
          <table:table-cell table:style-name="ce38" office:value-type="float" office:value="0.61" calcext:value-type="float">
            <text:p>0.61 </text:p>
          </table:table-cell>
          <table:table-cell table:style-name="ce38" office:value-type="float" office:value="6.54" calcext:value-type="float">
            <text:p>6.54 </text:p>
          </table:table-cell>
          <table:table-cell table:style-name="ce38"/>
          <table:table-cell table:style-name="ce38" office:value-type="float" office:value="0.12" calcext:value-type="float">
            <text:p>0.12 </text:p>
          </table:table-cell>
          <table:table-cell table:style-name="ce38" office:value-type="float" office:value="0.71" calcext:value-type="float">
            <text:p>0.71 </text:p>
          </table:table-cell>
          <table:table-cell table:style-name="ce38"/>
          <table:table-cell table:style-name="ce38" office:value-type="float" office:value="-0.14172163570727" calcext:value-type="float">
            <text:p>-0.14 </text:p>
          </table:table-cell>
          <table:table-cell table:style-name="ce38" office:value-type="float" office:value="2.09508769606108" calcext:value-type="float">
            <text:p>2.10 </text:p>
          </table:table-cell>
          <table:table-cell table:style-name="ce38"/>
          <table:table-cell table:style-name="ce38" office:value-type="float" office:value="0.314850475426411" calcext:value-type="float">
            <text:p>0.31 </text:p>
          </table:table-cell>
          <table:table-cell table:style-name="ce38" office:value-type="float" office:value="4.20058635305765" calcext:value-type="float">
            <text:p>4.20 </text:p>
          </table:table-cell>
          <table:table-cell table:style-name="ce49"/>
          <table:table-cell table:style-name="ce49" office:value-type="float" office:value="-0.163323292399937" calcext:value-type="float">
            <text:p>-0.16 </text:p>
          </table:table-cell>
          <table:table-cell table:style-name="ce49" office:value-type="float" office:value="3.24663026597158" calcext:value-type="float">
            <text:p>3.25 </text:p>
          </table:table-cell>
          <table:table-cell table:style-name="ce49"/>
          <table:table-cell table:style-name="ce49" office:value-type="float" office:value="0.03827229507624" calcext:value-type="float">
            <text:p>0.04 </text:p>
          </table:table-cell>
          <table:table-cell table:style-name="ce49" office:value-type="float" office:value="3.03848218807275" calcext:value-type="float">
            <text:p>3.04 </text:p>
          </table:table-cell>
          <table:table-cell table:style-name="ce49"/>
          <table:table-cell table:style-name="ce49" office:value-type="float" office:value="0.378858336021068" calcext:value-type="float">
            <text:p>0.38 </text:p>
          </table:table-cell>
          <table:table-cell table:style-name="ce49" office:value-type="float" office:value="3.08804046928233" calcext:value-type="float">
            <text:p>3.09 </text:p>
          </table:table-cell>
          <table:table-cell table:style-name="ce49"/>
          <table:table-cell table:style-name="ce49" office:value-type="float" office:value="0.142799384312568" calcext:value-type="float">
            <text:p>0.14 </text:p>
          </table:table-cell>
          <table:table-cell table:style-name="ce49" office:value-type="float" office:value="3.66020462128904" calcext:value-type="float">
            <text:p>3.66 </text:p>
          </table:table-cell>
          <table:table-cell table:style-name="ce49"/>
          <table:table-cell table:style-name="ce49" office:value-type="float" office:value="0.413354520523711" calcext:value-type="float">
            <text:p>0.41 </text:p>
          </table:table-cell>
          <table:table-cell table:style-name="ce49" office:value-type="float" office:value="3.40528775471299" calcext:value-type="float">
            <text:p>3.41 </text:p>
          </table:table-cell>
          <table:table-cell table:number-columns-repeated="16311"/>
        </table:table-row>
        <table:table-row table:style-name="ro1">
          <table:table-cell/>
          <table:table-cell table:style-name="ce15" office:value-type="string" calcext:value-type="string">
            <text:p>NOV</text:p>
          </table:table-cell>
          <table:table-cell table:style-name="ce21" office:value-type="float" office:value="1.6" calcext:value-type="float">
            <text:p>1.60 </text:p>
          </table:table-cell>
          <table:table-cell table:style-name="ce21" office:value-type="float" office:value="41.3" calcext:value-type="float">
            <text:p>41.30 </text:p>
          </table:table-cell>
          <table:table-cell table:style-name="ce21"/>
          <table:table-cell table:style-name="ce21" office:value-type="float" office:value="1.22" calcext:value-type="float">
            <text:p>1.22 </text:p>
          </table:table-cell>
          <table:table-cell table:style-name="ce21" office:value-type="float" office:value="17.59" calcext:value-type="float">
            <text:p>17.59 </text:p>
          </table:table-cell>
          <table:table-cell table:style-name="ce21"/>
          <table:table-cell table:style-name="ce21" office:value-type="float" office:value="1.24" calcext:value-type="float">
            <text:p>1.24 </text:p>
          </table:table-cell>
          <table:table-cell table:style-name="ce21" office:value-type="float" office:value="10.3" calcext:value-type="float">
            <text:p>10.30 </text:p>
          </table:table-cell>
          <table:table-cell table:style-name="ce21"/>
          <table:table-cell table:style-name="ce21" office:value-type="float" office:value="0.47" calcext:value-type="float">
            <text:p>0.47 </text:p>
          </table:table-cell>
          <table:table-cell table:style-name="ce21" office:value-type="float" office:value="11.09" calcext:value-type="float">
            <text:p>11.09 </text:p>
          </table:table-cell>
          <table:table-cell table:style-name="ce21"/>
          <table:table-cell table:style-name="ce21" office:value-type="float" office:value="0.08" calcext:value-type="float">
            <text:p>0.08 </text:p>
          </table:table-cell>
          <table:table-cell table:style-name="ce21" office:value-type="float" office:value="7.06" calcext:value-type="float">
            <text:p>7.06 </text:p>
          </table:table-cell>
          <table:table-cell table:style-name="ce21"/>
          <table:table-cell table:style-name="ce21" office:value-type="float" office:value="0.03" calcext:value-type="float">
            <text:p>0.03 </text:p>
          </table:table-cell>
          <table:table-cell table:style-name="ce21" office:value-type="float" office:value="6.03" calcext:value-type="float">
            <text:p>6.03 </text:p>
          </table:table-cell>
          <table:table-cell table:style-name="ce21"/>
          <table:table-cell table:style-name="ce21" office:value-type="float" office:value="0.28" calcext:value-type="float">
            <text:p>0.28 </text:p>
          </table:table-cell>
          <table:table-cell table:style-name="ce21" office:value-type="float" office:value="3.92" calcext:value-type="float">
            <text:p>3.92 </text:p>
          </table:table-cell>
          <table:table-cell table:style-name="ce21"/>
          <table:table-cell table:style-name="ce21" office:value-type="float" office:value="0.06" calcext:value-type="float">
            <text:p>0.06 </text:p>
          </table:table-cell>
          <table:table-cell table:style-name="ce21" office:value-type="float" office:value="4.02" calcext:value-type="float">
            <text:p>4.02 </text:p>
          </table:table-cell>
          <table:table-cell table:style-name="ce21"/>
          <table:table-cell table:style-name="ce21" office:value-type="float" office:value="-0.49" calcext:value-type="float">
            <text:p>-0.49 </text:p>
          </table:table-cell>
          <table:table-cell table:style-name="ce21" office:value-type="float" office:value="0.12" calcext:value-type="float">
            <text:p>0.12 </text:p>
          </table:table-cell>
          <table:table-cell table:style-name="ce21"/>
          <table:table-cell table:style-name="ce21" office:value-type="float" office:value="-0.4" calcext:value-type="float">
            <text:p>-0.40 </text:p>
          </table:table-cell>
          <table:table-cell table:style-name="ce21" office:value-type="float" office:value="1.46" calcext:value-type="float">
            <text:p>1.46 </text:p>
          </table:table-cell>
          <table:table-cell/>
          <table:table-cell table:style-name="ce21" office:value-type="float" office:value="0.17" calcext:value-type="float">
            <text:p>0.17 </text:p>
          </table:table-cell>
          <table:table-cell table:style-name="ce21" office:value-type="float" office:value="1.88" calcext:value-type="float">
            <text:p>1.88 </text:p>
          </table:table-cell>
          <table:table-cell table:style-name="ce21"/>
          <table:table-cell table:style-name="ce21" office:value-type="float" office:value="0.29" calcext:value-type="float">
            <text:p>0.29 </text:p>
          </table:table-cell>
          <table:table-cell table:style-name="ce21" office:value-type="float" office:value="4.07" calcext:value-type="float">
            <text:p>4.07 </text:p>
          </table:table-cell>
          <table:table-cell table:style-name="ce21"/>
          <table:table-cell table:style-name="ce21" office:value-type="float" office:value="0.07" calcext:value-type="float">
            <text:p>0.07 </text:p>
          </table:table-cell>
          <table:table-cell table:style-name="ce21" office:value-type="float" office:value="1.06" calcext:value-type="float">
            <text:p>1.06 </text:p>
          </table:table-cell>
          <table:table-cell table:style-name="ce21"/>
          <table:table-cell table:style-name="ce21" office:value-type="float" office:value="-0.28" calcext:value-type="float">
            <text:p>-0.28 </text:p>
          </table:table-cell>
          <table:table-cell table:style-name="ce21" office:value-type="float" office:value="1.54" calcext:value-type="float">
            <text:p>1.54 </text:p>
          </table:table-cell>
          <table:table-cell table:style-name="ce38"/>
          <table:table-cell table:style-name="ce38" office:value-type="float" office:value="0.11" calcext:value-type="float">
            <text:p>0.11 </text:p>
          </table:table-cell>
          <table:table-cell table:style-name="ce38" office:value-type="float" office:value="3.49" calcext:value-type="float">
            <text:p>3.49 </text:p>
          </table:table-cell>
          <table:table-cell table:style-name="ce38"/>
          <table:table-cell table:style-name="ce38" office:value-type="float" office:value="0.31" calcext:value-type="float">
            <text:p>0.31 </text:p>
          </table:table-cell>
          <table:table-cell table:style-name="ce38" office:value-type="float" office:value="6.75" calcext:value-type="float">
            <text:p>6.75 </text:p>
          </table:table-cell>
          <table:table-cell table:style-name="ce38"/>
          <table:table-cell table:style-name="ce38" office:value-type="float" office:value="-0.11" calcext:value-type="float">
            <text:p>-0.11 </text:p>
          </table:table-cell>
          <table:table-cell table:style-name="ce38" office:value-type="float" office:value="0.29" calcext:value-type="float">
            <text:p>0.29 </text:p>
          </table:table-cell>
          <table:table-cell table:style-name="ce38"/>
          <table:table-cell table:style-name="ce38" office:value-type="float" office:value="0.00790540581414234" calcext:value-type="float">
            <text:p>0.01 </text:p>
          </table:table-cell>
          <table:table-cell table:style-name="ce38" office:value-type="float" office:value="2.21771157289206" calcext:value-type="float">
            <text:p>2.22 </text:p>
          </table:table-cell>
          <table:table-cell table:style-name="ce38"/>
          <table:table-cell table:style-name="ce38" office:value-type="float" office:value="0.431423021984358" calcext:value-type="float">
            <text:p>0.43 </text:p>
          </table:table-cell>
          <table:table-cell table:style-name="ce38" office:value-type="float" office:value="4.64185930799765" calcext:value-type="float">
            <text:p>4.64 </text:p>
          </table:table-cell>
          <table:table-cell table:style-name="ce49"/>
          <table:table-cell table:style-name="ce49" office:value-type="float" office:value="-0.137468673524722" calcext:value-type="float">
            <text:p>-0.14 </text:p>
          </table:table-cell>
          <table:table-cell table:style-name="ce49" office:value-type="float" office:value="2.66179188789992" calcext:value-type="float">
            <text:p>2.66 </text:p>
          </table:table-cell>
          <table:table-cell table:style-name="ce49"/>
          <table:table-cell table:style-name="ce49" office:value-type="float" office:value="-0.218243304450809" calcext:value-type="float">
            <text:p>-0.22 </text:p>
          </table:table-cell>
          <table:table-cell table:style-name="ce49" office:value-type="float" office:value="2.95513866313529" calcext:value-type="float">
            <text:p>2.96 </text:p>
          </table:table-cell>
          <table:table-cell table:style-name="ce49"/>
          <table:table-cell table:style-name="ce49" office:value-type="float" office:value="-0.149460647587702" calcext:value-type="float">
            <text:p>-0.15 </text:p>
          </table:table-cell>
          <table:table-cell table:style-name="ce49" office:value-type="float" office:value="3.15910225000364" calcext:value-type="float">
            <text:p>3.16 </text:p>
          </table:table-cell>
          <table:table-cell table:style-name="ce49"/>
          <table:table-cell table:style-name="ce49" office:value-type="float" office:value="0.34407173595288" calcext:value-type="float">
            <text:p>0.34 </text:p>
          </table:table-cell>
          <table:table-cell table:style-name="ce49" office:value-type="float" office:value="4.17256708018861" calcext:value-type="float">
            <text:p>4.17 </text:p>
          </table:table-cell>
          <table:table-cell table:style-name="ce49"/>
          <table:table-cell table:style-name="ce49" office:value-type="float" office:value="0.290064059118137" calcext:value-type="float">
            <text:p>0.29 </text:p>
          </table:table-cell>
          <table:table-cell table:style-name="ce49" office:value-type="float" office:value="3.34963245522746" calcext:value-type="float">
            <text:p>3.35 </text:p>
          </table:table-cell>
          <table:table-cell table:number-columns-repeated="16311"/>
        </table:table-row>
        <table:table-row table:style-name="ro1">
          <table:table-cell/>
          <table:table-cell table:style-name="ce15" office:value-type="string" calcext:value-type="string">
            <text:p>DIC</text:p>
          </table:table-cell>
          <table:table-cell table:style-name="ce21" office:value-type="float" office:value="2.51" calcext:value-type="float">
            <text:p>2.51 </text:p>
          </table:table-cell>
          <table:table-cell table:style-name="ce21" office:value-type="float" office:value="39.48" calcext:value-type="float">
            <text:p>39.48 </text:p>
          </table:table-cell>
          <table:table-cell table:style-name="ce21"/>
          <table:table-cell table:style-name="ce21" office:value-type="float" office:value="0.59" calcext:value-type="float">
            <text:p>0.59 </text:p>
          </table:table-cell>
          <table:table-cell table:style-name="ce21" office:value-type="float" office:value="15.38" calcext:value-type="float">
            <text:p>15.38 </text:p>
          </table:table-cell>
          <table:table-cell table:style-name="ce21"/>
          <table:table-cell table:style-name="ce21" office:value-type="float" office:value="0.52" calcext:value-type="float">
            <text:p>0.52 </text:p>
          </table:table-cell>
          <table:table-cell table:style-name="ce21" office:value-type="float" office:value="10.23" calcext:value-type="float">
            <text:p>10.23 </text:p>
          </table:table-cell>
          <table:table-cell table:style-name="ce21"/>
          <table:table-cell table:style-name="ce21" office:value-type="float" office:value="1.21" calcext:value-type="float">
            <text:p>1.21 </text:p>
          </table:table-cell>
          <table:table-cell table:style-name="ce21" office:value-type="float" office:value="11.84" calcext:value-type="float">
            <text:p>11.84 </text:p>
          </table:table-cell>
          <table:table-cell table:style-name="ce21"/>
          <table:table-cell table:style-name="ce21" office:value-type="float" office:value="0.64" calcext:value-type="float">
            <text:p>0.64 </text:p>
          </table:table-cell>
          <table:table-cell table:style-name="ce21" office:value-type="float" office:value="6.46" calcext:value-type="float">
            <text:p>6.46 </text:p>
          </table:table-cell>
          <table:table-cell table:style-name="ce21"/>
          <table:table-cell table:style-name="ce21" office:value-type="float" office:value="0.62" calcext:value-type="float">
            <text:p>0.62 </text:p>
          </table:table-cell>
          <table:table-cell table:style-name="ce21" office:value-type="float" office:value="6.01" calcext:value-type="float">
            <text:p>6.01 </text:p>
          </table:table-cell>
          <table:table-cell table:style-name="ce21"/>
          <table:table-cell table:style-name="ce21" office:value-type="float" office:value="0.43" calcext:value-type="float">
            <text:p>0.43 </text:p>
          </table:table-cell>
          <table:table-cell table:style-name="ce21" office:value-type="float" office:value="3.73" calcext:value-type="float">
            <text:p>3.73 </text:p>
          </table:table-cell>
          <table:table-cell table:style-name="ce21"/>
          <table:table-cell table:style-name="ce21" office:value-type="float" office:value="0.15" calcext:value-type="float">
            <text:p>0.15 </text:p>
          </table:table-cell>
          <table:table-cell table:style-name="ce21" office:value-type="float" office:value="3.73" calcext:value-type="float">
            <text:p>3.73 </text:p>
          </table:table-cell>
          <table:table-cell table:style-name="ce21"/>
          <table:table-cell table:style-name="ce21" office:value-type="float" office:value="-0.09" calcext:value-type="float">
            <text:p>-0.09 </text:p>
          </table:table-cell>
          <table:table-cell table:style-name="ce21" office:value-type="float" office:value="-0.13" calcext:value-type="float">
            <text:p>-0.13 </text:p>
          </table:table-cell>
          <table:table-cell table:style-name="ce21"/>
          <table:table-cell table:style-name="ce21" office:value-type="float" office:value="-0.03" calcext:value-type="float">
            <text:p>-0.03 </text:p>
          </table:table-cell>
          <table:table-cell table:style-name="ce21" office:value-type="float" office:value="1.52" calcext:value-type="float">
            <text:p>1.52 </text:p>
          </table:table-cell>
          <table:table-cell/>
          <table:table-cell table:style-name="ce21" office:value-type="float" office:value="0.56" calcext:value-type="float">
            <text:p>0.56 </text:p>
          </table:table-cell>
          <table:table-cell table:style-name="ce21" office:value-type="float" office:value="2.48" calcext:value-type="float">
            <text:p>2.48 </text:p>
          </table:table-cell>
          <table:table-cell table:style-name="ce21"/>
          <table:table-cell table:style-name="ce21" office:value-type="float" office:value="-0.01" calcext:value-type="float">
            <text:p>-0.01 </text:p>
          </table:table-cell>
          <table:table-cell table:style-name="ce21" office:value-type="float" office:value="3.48" calcext:value-type="float">
            <text:p>3.48 </text:p>
          </table:table-cell>
          <table:table-cell table:style-name="ce21"/>
          <table:table-cell table:style-name="ce21" office:value-type="float" office:value="0.42" calcext:value-type="float">
            <text:p>0.42 </text:p>
          </table:table-cell>
          <table:table-cell table:style-name="ce21" office:value-type="float" office:value="1.49" calcext:value-type="float">
            <text:p>1.49 </text:p>
          </table:table-cell>
          <table:table-cell table:style-name="ce21"/>
          <table:table-cell table:style-name="ce21" office:value-type="float" office:value="0.03" calcext:value-type="float">
            <text:p>0.03 </text:p>
          </table:table-cell>
          <table:table-cell table:style-name="ce21" office:value-type="float" office:value="1.14" calcext:value-type="float">
            <text:p>1.14 </text:p>
          </table:table-cell>
          <table:table-cell table:style-name="ce38"/>
          <table:table-cell table:style-name="ce38" office:value-type="float" office:value="0.45" calcext:value-type="float">
            <text:p>0.45 </text:p>
          </table:table-cell>
          <table:table-cell table:style-name="ce38" office:value-type="float" office:value="3.93" calcext:value-type="float">
            <text:p>3.93 </text:p>
          </table:table-cell>
          <table:table-cell table:style-name="ce38"/>
          <table:table-cell table:style-name="ce38" office:value-type="float" office:value="0.36" calcext:value-type="float">
            <text:p>0.36 </text:p>
          </table:table-cell>
          <table:table-cell table:style-name="ce38" office:value-type="float" office:value="6.65" calcext:value-type="float">
            <text:p>6.65 </text:p>
          </table:table-cell>
          <table:table-cell table:style-name="ce38"/>
          <table:table-cell table:style-name="ce38" office:value-type="float" office:value="0.32" calcext:value-type="float">
            <text:p>0.32 </text:p>
          </table:table-cell>
          <table:table-cell table:style-name="ce38" office:value-type="float" office:value="0.25" calcext:value-type="float">
            <text:p>0.25 </text:p>
          </table:table-cell>
          <table:table-cell table:style-name="ce38"/>
          <table:table-cell table:style-name="ce38" office:value-type="float" office:value="0.178465894473263" calcext:value-type="float">
            <text:p>0.18 </text:p>
          </table:table-cell>
          <table:table-cell table:style-name="ce38" office:value-type="float" office:value="2.07644423190312" calcext:value-type="float">
            <text:p>2.08 </text:p>
          </table:table-cell>
          <table:table-cell table:style-name="ce38"/>
          <table:table-cell table:style-name="ce38" office:value-type="float" office:value="0.270908693685556" calcext:value-type="float">
            <text:p>0.27 </text:p>
          </table:table-cell>
          <table:table-cell table:style-name="ce38" office:value-type="float" office:value="4.73842084248353" calcext:value-type="float">
            <text:p>4.74 </text:p>
          </table:table-cell>
          <table:table-cell table:style-name="ce49"/>
          <table:table-cell table:style-name="ce49" office:value-type="float" office:value="0.258775005035233" calcext:value-type="float">
            <text:p>0.26 </text:p>
          </table:table-cell>
          <table:table-cell table:style-name="ce49" office:value-type="float" office:value="2.6493688807159" calcext:value-type="float">
            <text:p>2.65 </text:p>
          </table:table-cell>
          <table:table-cell table:style-name="ce49"/>
          <table:table-cell table:style-name="ce49" office:value-type="float" office:value="0.165817500674436" calcext:value-type="float">
            <text:p>0.17 </text:p>
          </table:table-cell>
          <table:table-cell table:style-name="ce49" office:value-type="float" office:value="2.85968115579225" calcext:value-type="float">
            <text:p>2.86 </text:p>
          </table:table-cell>
          <table:table-cell table:style-name="ce49"/>
          <table:table-cell table:style-name="ce49" office:value-type="float" office:value="0.228891578078304" calcext:value-type="float">
            <text:p>0.23 </text:p>
          </table:table-cell>
          <table:table-cell table:style-name="ce49" office:value-type="float" office:value="3.2240611887173" calcext:value-type="float">
            <text:p>3.22 </text:p>
          </table:table-cell>
          <table:table-cell table:style-name="ce49"/>
          <table:table-cell table:style-name="ce49" office:value-type="float" office:value="0.445721499061705" calcext:value-type="float">
            <text:p>0.45 </text:p>
          </table:table-cell>
          <table:table-cell table:style-name="ce49" office:value-type="float" office:value="4.39792854166941" calcext:value-type="float">
            <text:p>4.40 </text:p>
          </table:table-cell>
          <table:table-cell table:style-name="ce49"/>
          <table:table-cell table:style-name="ce49" office:value-type="float" office:value="0.334195246099256" calcext:value-type="float">
            <text:p>0.33 </text:p>
          </table:table-cell>
          <table:table-cell table:style-name="ce49" office:value-type="float" office:value="3.23488195037012" calcext:value-type="float">
            <text:p>3.23 </text:p>
          </table:table-cell>
          <table:table-cell table:number-columns-repeated="16311"/>
        </table:table-row>
        <table:table-row table:style-name="ro1">
          <table:table-cell/>
          <table:table-cell table:style-name="ce13"/>
          <table:table-cell table:style-name="ce22" table:number-columns-repeated="3"/>
          <table:table-cell table:style-name="ce10"/>
          <table:table-cell table:style-name="ce22" table:number-columns-repeated="25"/>
          <table:table-cell/>
          <table:table-cell table:style-name="ce22" table:number-columns-repeated="11"/>
          <table:table-cell table:style-name="ce39" table:number-columns-repeated="15"/>
          <table:table-cell table:style-name="ce50" table:number-columns-repeated="15"/>
          <table:table-cell table:number-columns-repeated="16311"/>
        </table:table-row>
        <table:table-row table:style-name="ro1">
          <table:table-cell/>
          <table:table-cell table:style-name="ce15" office:value-type="string" calcext:value-type="string">
            <text:p>Nota:</text:p>
          </table:table-cell>
          <table:table-cell table:style-name="ce22" table:number-columns-repeated="3"/>
          <table:table-cell table:style-name="ce10"/>
          <table:table-cell table:style-name="ce22" table:number-columns-repeated="25"/>
          <table:table-cell/>
          <table:table-cell table:style-name="ce22" table:number-columns-repeated="11"/>
          <table:table-cell table:style-name="ce39" table:number-columns-repeated="15"/>
          <table:table-cell table:style-name="ce50"/>
          <table:table-cell table:style-name="ce55" table:number-columns-repeated="2"/>
          <table:table-cell table:style-name="ce50"/>
          <table:table-cell table:style-name="ce55" table:number-columns-repeated="2"/>
          <table:table-cell table:style-name="ce50"/>
          <table:table-cell table:style-name="ce55" table:number-columns-repeated="2"/>
          <table:table-cell table:style-name="ce50"/>
          <table:table-cell table:style-name="ce55" table:number-columns-repeated="2"/>
          <table:table-cell table:style-name="ce50"/>
          <table:table-cell table:style-name="ce55" table:number-columns-repeated="2"/>
          <table:table-cell table:number-columns-repeated="16311"/>
        </table:table-row>
        <table:table-row table:style-name="ro1">
          <table:table-cell/>
          <table:table-cell table:style-name="ce15" office:value-type="string" calcext:value-type="string">
            <text:p>Promedio Anual</text:p>
          </table:table-cell>
          <table:table-cell table:style-name="ce21"/>
          <table:table-cell table:style-name="ce24" office:value-type="float" office:value="48.58" calcext:value-type="float">
            <text:p>48.58 </text:p>
          </table:table-cell>
          <table:table-cell table:style-name="ce24" table:number-columns-repeated="2"/>
          <table:table-cell table:style-name="ce24" office:value-type="float" office:value="23.73" calcext:value-type="float">
            <text:p>23.73 </text:p>
          </table:table-cell>
          <table:table-cell table:style-name="ce24" table:number-columns-repeated="2"/>
          <table:table-cell table:style-name="ce24" office:value-type="float" office:value="11.13" calcext:value-type="float">
            <text:p>11.13 </text:p>
          </table:table-cell>
          <table:table-cell table:style-name="ce24" table:number-columns-repeated="2"/>
          <table:table-cell table:style-name="ce24" office:value-type="float" office:value="11.55" calcext:value-type="float">
            <text:p>11.55 </text:p>
          </table:table-cell>
          <table:table-cell table:style-name="ce24" table:number-columns-repeated="2"/>
          <table:table-cell table:style-name="ce24" office:value-type="float" office:value="8.55" calcext:value-type="float">
            <text:p>8.55 </text:p>
          </table:table-cell>
          <table:table-cell table:style-name="ce24" table:number-columns-repeated="2"/>
          <table:table-cell table:style-name="ce24" office:value-type="float" office:value="7.25" calcext:value-type="float">
            <text:p>7.25 </text:p>
          </table:table-cell>
          <table:table-cell table:style-name="ce24" table:number-columns-repeated="2"/>
          <table:table-cell table:style-name="ce24" office:value-type="float" office:value="3.47" calcext:value-type="float">
            <text:p>3.47 </text:p>
          </table:table-cell>
          <table:table-cell table:style-name="ce24" table:number-columns-repeated="2"/>
          <table:table-cell table:style-name="ce24" office:value-type="float" office:value="3.76" calcext:value-type="float">
            <text:p>3.76 </text:p>
          </table:table-cell>
          <table:table-cell table:style-name="ce24" table:number-columns-repeated="2"/>
          <table:table-cell table:style-name="ce24" office:value-type="float" office:value="1.98" calcext:value-type="float">
            <text:p>1.98 </text:p>
          </table:table-cell>
          <table:table-cell table:style-name="ce24" table:number-columns-repeated="2"/>
          <table:table-cell table:style-name="ce24" office:value-type="float" office:value="0.19" calcext:value-type="float">
            <text:p>0.19 </text:p>
          </table:table-cell>
          <table:table-cell/>
          <table:table-cell table:style-name="ce24"/>
          <table:table-cell table:style-name="ce24" office:value-type="float" office:value="2.26" calcext:value-type="float">
            <text:p>2.26 </text:p>
          </table:table-cell>
          <table:table-cell table:style-name="ce24" table:number-columns-repeated="2"/>
          <table:table-cell table:style-name="ce24" office:value-type="float" office:value="3.66" calcext:value-type="float">
            <text:p>3.66 </text:p>
          </table:table-cell>
          <table:table-cell table:style-name="ce24" table:number-columns-repeated="2"/>
          <table:table-cell table:style-name="ce24" office:value-type="float" office:value="1.62" calcext:value-type="float">
            <text:p>1.62 </text:p>
          </table:table-cell>
          <table:table-cell table:style-name="ce24" table:number-columns-repeated="2"/>
          <table:table-cell table:style-name="ce24" office:value-type="float" office:value="2" calcext:value-type="float">
            <text:p>2.00 </text:p>
          </table:table-cell>
          <table:table-cell table:style-name="ce40" table:number-columns-repeated="2"/>
          <table:table-cell table:style-name="ce40" office:value-type="float" office:value="1.78" calcext:value-type="float">
            <text:p>1.78 </text:p>
          </table:table-cell>
          <table:table-cell table:style-name="ce40" table:number-columns-repeated="2"/>
          <table:table-cell table:style-name="ce40" office:value-type="float" office:value="5.79" calcext:value-type="float">
            <text:p>5.79 </text:p>
          </table:table-cell>
          <table:table-cell table:style-name="ce40" table:number-columns-repeated="2"/>
          <table:table-cell table:style-name="ce40" office:value-type="float" office:value="2.94" calcext:value-type="float">
            <text:p>2.94 </text:p>
          </table:table-cell>
          <table:table-cell table:style-name="ce40" table:number-columns-repeated="2"/>
          <table:table-cell table:style-name="ce40" office:value-type="float" office:value="1.52952730656659" calcext:value-type="float">
            <text:p>1.53 </text:p>
          </table:table-cell>
          <table:table-cell table:style-name="ce40" table:number-columns-repeated="2"/>
          <table:table-cell table:style-name="ce40" office:value-type="float" office:value="3.36966548637487" calcext:value-type="float">
            <text:p>3.37 </text:p>
          </table:table-cell>
          <table:table-cell table:style-name="ce51" table:number-columns-repeated="2"/>
          <table:table-cell table:style-name="ce51" office:value-type="float" office:value="3.65541390942225" calcext:value-type="float">
            <text:p>3.66 </text:p>
          </table:table-cell>
          <table:table-cell table:style-name="ce51" table:number-columns-repeated="2"/>
          <table:table-cell table:style-name="ce51" office:value-type="float" office:value="2.80582745466292" calcext:value-type="float">
            <text:p>2.81 </text:p>
          </table:table-cell>
          <table:table-cell table:style-name="ce51" table:number-columns-repeated="2"/>
          <table:table-cell table:style-name="ce51" office:value-type="float" office:value="3.24620275103295" calcext:value-type="float">
            <text:p>3.25 </text:p>
          </table:table-cell>
          <table:table-cell table:style-name="ce51" table:number-columns-repeated="2"/>
          <table:table-cell table:style-name="ce51" office:value-type="float" office:value="3.54784876425272" calcext:value-type="float">
            <text:p>3.55 </text:p>
          </table:table-cell>
          <table:table-cell table:style-name="ce51" table:number-columns-repeated="2"/>
          <table:table-cell table:style-name="ce51" office:value-type="float" office:value="3.5930838949936" calcext:value-type="float">
            <text:p>3.59 </text:p>
          </table:table-cell>
          <table:table-cell table:number-columns-repeated="16311"/>
        </table:table-row>
        <table:table-row table:style-name="ro1">
          <table:table-cell/>
          <table:table-cell table:style-name="ce16"/>
          <table:table-cell table:style-name="ce23" table:number-columns-repeated="29"/>
          <table:table-cell table:style-name="ce32"/>
          <table:table-cell table:style-name="ce23" table:number-columns-repeated="11"/>
          <table:table-cell table:style-name="ce41" table:number-columns-repeated="15"/>
          <table:table-cell table:style-name="ce52" table:number-columns-repeated="15"/>
          <table:table-cell table:number-columns-repeated="16311"/>
        </table:table-row>
        <table:table-row table:style-name="ro1">
          <table:table-cell/>
          <table:table-cell table:style-name="ce10" table:number-columns-repeated="10"/>
          <table:table-cell table:style-name="ce27" table:number-columns-repeated="2"/>
          <table:table-cell table:style-name="ce10"/>
          <table:table-cell table:style-name="ce27" table:number-columns-repeated="2"/>
          <table:table-cell table:style-name="ce10"/>
          <table:table-cell table:style-name="ce27" table:number-columns-repeated="2"/>
          <table:table-cell table:style-name="ce10"/>
          <table:table-cell table:style-name="ce27" table:number-columns-repeated="2"/>
          <table:table-cell table:style-name="ce10"/>
          <table:table-cell table:style-name="ce27" table:number-columns-repeated="2"/>
          <table:table-cell table:style-name="ce10"/>
          <table:table-cell table:style-name="ce27" table:number-columns-repeated="2"/>
          <table:table-cell table:style-name="ce10"/>
          <table:table-cell table:style-name="ce27" table:number-columns-repeated="2"/>
          <table:table-cell table:number-columns-repeated="16353"/>
        </table:table-row>
        <table:table-row table:style-name="ro2">
          <table:table-cell table:number-columns-repeated="16384"/>
        </table:table-row>
        <table:table-row table:style-name="ro2">
          <table:table-cell>
            <draw:frame draw:z-index="0" draw:name="Gráfico 2" draw:style-name="gr1" draw:text-style-name="P1" svg:width="13.35cm" svg:height="7.473cm" svg:x="0.186cm" svg:y="0.405cm">
              <draw:object draw:notify-on-update-of-ranges="Hoja1_2.B12:Hoja1_2.B23 Hoja1_2.C7:Hoja1_2.C11 Hoja1_2.C12:Hoja1_2.C23 Hoja1_2.D7:Hoja1_2.D11 Hoja1_2.D12:Hoja1_2.D23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37"/>
          <table:table-cell>
            <draw:frame draw:z-index="6" draw:name="Gráfico 8" draw:style-name="gr1" draw:text-style-name="P1" svg:width="13.525cm" svg:height="7.618cm" svg:x="1.924cm" svg:y="0.52cm">
              <draw:object draw:notify-on-update-of-ranges="Hoja1_2.B12:Hoja1_2.B27 Hoja1_2.U7:Hoja1_2.U11 Hoja1_2.U12:Hoja1_2.U27 Hoja1_2.V7:Hoja1_2.V11 Hoja1_2.V12:Hoja1_2.V27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6"/>
          <table:table-cell>
            <draw:frame draw:z-index="7" draw:name="Gráfico 9" draw:style-name="gr1" draw:text-style-name="P1" svg:width="12.958cm" svg:height="7.618cm" svg:x="1.399cm" svg:y="0.423cm">
              <draw:object draw:notify-on-update-of-ranges="Hoja1_2.B12:Hoja1_2.B27 Hoja1_2.X7:Hoja1_2.X11 Hoja1_2.X12:Hoja1_2.X27 Hoja1_2.Y7:Hoja1_2.Y11 Hoja1_2.Y12:Hoja1_2.Y27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14"/>
          <table:table-cell>
            <draw:frame draw:z-index="9" draw:name="Gráfico 11" draw:style-name="gr1" draw:text-style-name="P1" svg:width="13.417cm" svg:height="7.618cm" svg:x="1.663cm" svg:y="0.423cm">
              <draw:object draw:notify-on-update-of-ranges="Hoja1_2.B12:Hoja1_2.B23 Hoja1_2.AD7:Hoja1_2.AD11 Hoja1_2.AD12:Hoja1_2.AD23 Hoja1_2.AE7:Hoja1_2.AE11 Hoja1_2.AE12:Hoja1_2.AE23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6"/>
          <table:table-cell>
            <draw:frame draw:z-index="10" draw:name="Gráfico 12" draw:style-name="gr1" draw:text-style-name="P1" svg:width="13.417cm" svg:height="7.618cm" svg:x="0.189cm" svg:y="0.499cm">
              <draw:object draw:notify-on-update-of-ranges="Hoja1_2.B12:Hoja1_2.B23 Hoja1_2.AG7:Hoja1_2.AG11 Hoja1_2.AG12:Hoja1_2.AG23 Hoja1_2.AH7:Hoja1_2.AH11 Hoja1_2.AH12:Hoja1_2.AH23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16316"/>
        </table:table-row>
        <table:table-row table:style-name="ro2">
          <table:table-cell table:number-columns-repeated="5"/>
          <table:table-cell>
            <draw:frame draw:z-index="1" draw:name="Gráfico 3" draw:style-name="gr1" draw:text-style-name="P1" svg:width="13.451cm" svg:height="7.618cm" svg:x="0.542cm" svg:y="0.101cm">
              <draw:object draw:notify-on-update-of-ranges="Hoja1_2.B12:Hoja1_2.B23 Hoja1_2.F7:Hoja1_2.F11 Hoja1_2.F12:Hoja1_2.F23 Hoja1_2.G7:Hoja1_2.G11 Hoja1_2.G12:Hoja1_2.G23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5"/>
          <table:table-cell>
            <draw:frame draw:z-index="2" draw:name="Gráfico 4" draw:style-name="gr1" draw:text-style-name="P1" svg:width="13.452cm" svg:height="7.618cm" svg:x="1.762cm" svg:y="0.135cm">
              <draw:object draw:notify-on-update-of-ranges="Hoja1_2.B12:Hoja1_2.B27 Hoja1_2.I7:Hoja1_2.I11 Hoja1_2.I12:Hoja1_2.I27 Hoja1_2.J7:Hoja1_2.J11 Hoja1_2.J12:Hoja1_2.J27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6"/>
          <table:table-cell>
            <draw:frame draw:z-index="3" draw:name="Gráfico 5" draw:style-name="gr1" draw:text-style-name="P1" svg:width="13.379cm" svg:height="7.618cm" svg:x="0.463cm" svg:y="0.093cm">
              <draw:object draw:notify-on-update-of-ranges="Hoja1_2.B12:Hoja1_2.B27 Hoja1_2.L7:Hoja1_2.L11 Hoja1_2.L12:Hoja1_2.L27 Hoja1_2.M7:Hoja1_2.M11 Hoja1_2.M12:Hoja1_2.M27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5"/>
          <table:table-cell>
            <draw:frame draw:z-index="4" draw:name="Gráfico 6" draw:style-name="gr1" draw:text-style-name="P1" svg:width="13.379cm" svg:height="7.618cm" svg:x="1.833cm" svg:y="-0.002cm">
              <draw:object draw:notify-on-update-of-ranges="Hoja1_2.B12:Hoja1_2.B27 Hoja1_2.O7:Hoja1_2.O11 Hoja1_2.O12:Hoja1_2.O27 Hoja1_2.P7:Hoja1_2.P11 Hoja1_2.P12:Hoja1_2.P27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6"/>
          <table:table-cell>
            <draw:frame draw:z-index="5" draw:name="Gráfico 7" draw:style-name="gr1" draw:text-style-name="P1" svg:width="13.265cm" svg:height="7.618cm" svg:x="0.397cm" svg:y="0.093cm">
              <draw:object draw:notify-on-update-of-ranges="Hoja1_2.B12:Hoja1_2.B27 Hoja1_2.R7:Hoja1_2.R11 Hoja1_2.R12:Hoja1_2.R27 Hoja1_2.S7:Hoja1_2.S11 Hoja1_2.S12:Hoja1_2.S27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21"/>
          <table:table-cell>
            <draw:frame draw:z-index="8" draw:name="Gráfico 10" draw:style-name="gr1" draw:text-style-name="P1" svg:width="13.15cm" svg:height="7.618cm" svg:x="1.512cm" svg:y="0.008cm">
              <draw:object draw:notify-on-update-of-ranges="Hoja1_2.B12:Hoja1_2.B23 Hoja1_2.AA7:Hoja1_2.AA11 Hoja1_2.AA12:Hoja1_2.AA23 Hoja1_2.AB7:Hoja1_2.AB11 Hoja1_2.AB12:Hoja1_2.AB23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16330"/>
        </table:table-row>
        <table:table-row table:style-name="ro2" table:number-rows-repeated="32">
          <table:table-cell table:number-columns-repeated="16384"/>
        </table:table-row>
        <table:table-row table:style-name="ro2">
          <table:table-cell/>
          <table:table-cell>
            <draw:frame draw:z-index="11" draw:name="Gráfico 18" draw:style-name="gr1" draw:text-style-name="P1" svg:width="64.38cm" svg:height="26.273cm" svg:x="0.048cm" svg:y="0.038cm">
              <draw:object draw:notify-on-update-of-ranges="Hoja1_2.B12:Hoja1_2.B12 Hoja1_2.B13:Hoja1_2.B13 Hoja1_2.B14:Hoja1_2.B14 Hoja1_2.B15:Hoja1_2.B15 Hoja1_2.B16:Hoja1_2.B16 Hoja1_2.B17:Hoja1_2.B17 Hoja1_2.B18:Hoja1_2.B18 Hoja1_2.B19:Hoja1_2.B19 Hoja1_2.B20:Hoja1_2.B20 Hoja1_2.B21:Hoja1_2.B21 Hoja1_2.B22:Hoja1_2.B22 Hoja1_2.B23:Hoja1_2.B23 Hoja1_2.B26:Hoja1_2.B26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16382"/>
        </table:table-row>
        <table:table-row table:style-name="ro2" table:number-rows-repeated="50">
          <table:table-cell table:number-columns-repeated="16384"/>
        </table:table-row>
        <table:table-row table:style-name="ro2">
          <table:table-cell>
            <draw:frame draw:z-index="12" draw:name="Gráfico 19" draw:style-name="gr1" draw:text-style-name="P1" svg:width="84.199cm" svg:height="21.511cm" svg:x="1.182cm" svg:y="0.038cm">
              <draw:object draw:notify-on-update-of-ranges="Hoja1_2.B26:Hoja1_2.B26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16383"/>
        </table:table-row>
        <table:table-row table:style-name="ro2" table:number-rows-repeated="104846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>
        <table:named-range table:name="_xlchart.0" table:base-cell-address="$Hoja1.$A$1" table:cell-range-address="$Hoja1.$AG$1:.$AG$2"/>
        <table:named-range table:name="_xlchart.1" table:base-cell-address="$Hoja1.$A$1" table:cell-range-address="$Hoja1.$AG$3:.$AG$14"/>
        <table:named-range table:name="_xlchart.2" table:base-cell-address="$Hoja1.$A$1" table:cell-range-address="$Hoja1.$AH$1:.$AH$2"/>
        <table:named-range table:name="_xlchart.3" table:base-cell-address="$Hoja1.$A$1" table:cell-range-address="$Hoja1.$AH$3:.$AH$14"/>
        <table:named-range table:name="_xlchart.4" table:base-cell-address="$Hoja1.$A$1" table:cell-range-address="$Hoja1.$B$3:.$B$1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S/. </number:text>
      <number:number number:decimal-places="0" number:min-decimal-places="0" number:min-integer-digits="1" number:grouping="true"/>
    </number:number-style>
    <number:number-style style:name="N114">
      <number:text>S/.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S/.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S/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/. </number:text>
      <number:number number:decimal-places="2" number:min-decimal-places="2" number:min-integer-digits="1" number:grouping="true"/>
    </number:number-style>
    <number:number-style style:name="N116">
      <number:text>S/.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S/.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S/. -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5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5P2" style:volatile="true">
      <number:text loext:blank-width-char=" "> </number:text>
      <number:fill-character> </number:fill-character>
      <number:text loext:blank-width-char=" 1">- </number:text>
    </number:number-style>
    <number:text-style style:name="N125">
      <number:text loext:blank-width-char=" "> </number:text>
      <number:text-content/>
      <number:text loext:blank-width-char=" 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 loext:blank-width-char=" "> S/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6P1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6P2" style:volatile="true">
      <number:text loext:blank-width-char=" "> S/. </number:text>
      <number:fill-character> </number:fill-character>
      <number:text loext:blank-width-char=" 1">- </number:text>
    </number:number-style>
    <number:text-style style:name="N126">
      <number:text loext:blank-width-char=" "> </number:text>
      <number:text-content/>
      <number:text loext:blank-width-char=" 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7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7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 "> S/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8P1" style:volatile="true">
      <number:text loext:blank-width-char=" "> S/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8P2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8">
      <number:text loext:blank-width-char=" "> </number:text>
      <number:text-content/>
      <number:text loext:blank-width-char=" 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2" number:min-decimal-places="2" number:min-integer-digits="1"/>
      <number:text loext:blank-width-char=")"> </number:text>
    </number:number-style>
    <number:number-style style:name="N135">
      <number:number number:decimal-places="0" number:min-decimal-places="0" number:min-integer-digits="0" number:grouping="true"/>
    </number:number-style>
    <number:number-style style:name="N136">
      <number:number number:decimal-places="0" number:min-decimal-places="0" number:min-integer-digits="1"/>
      <number:text loext:blank-width-char=")"> </number:text>
    </number:number-style>
    <number:number-style style:name="N137">
      <number:number number:decimal-places="1" number:min-decimal-places="1" number:min-integer-digits="1"/>
      <number:text loext:blank-width-char=")"> </number:text>
    </number:number-style>
    <number:number-style style:name="N138P0" style:volatile="true">
      <number:number number:decimal-places="1" number:min-decimal-places="1" number:min-integer-digits="1" number:grouping="true"/>
      <number:text loext:blank-width-char=")"> </number:text>
    </number:number-style>
    <number:number-style style:name="N138">
      <number:text>(</number:text>
      <number:number number:decimal-places="1" number:min-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decimal-places="2" number:min-decimal-places="2" number:min-integer-digits="1"/>
      <number:text> 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Puntas_20_de_20_flecha_20_1" draw:display-name="Puntas de flecha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5f_2" style:display-name="PageStyle_Hoja1_2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1-09T04:28:57</meta:creation-date>
    <meta:initial-creator>Manuel</meta:initial-creator>
    <dc:language>en-US</dc:language>
    <dc:creator>Elmer Edison Achalma Mendoza</dc:creator>
    <dc:date>2023-12-20T18:02:23</dc:date>
    <meta:editing-cycles>1</meta:editing-cycles>
    <meta:editing-duration>PT1M</meta:editing-duration>
    <meta:generator>LibreOffice/24.2.4.2$Linux_X86_64 LibreOffice_project/420$Build-2</meta:generator>
    <meta:document-statistic meta:table-count="2" meta:cell-count="1288" meta:object-count="27"/>
    <meta:user-defined meta:name="AppVersion">15.00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loext:show-horizontal-border="true" loext:show-vertical-border="true" loext:show-outline="true" loext:show-keys="true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es" fo:country="PE" style:font-size-asian="10pt" style:font-size-complex="10pt"/>
    </style:style>
    <style:style style:name="ch7" style:family="chart" style:data-style-name="N13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0000" svg:stroke-linecap="round" draw:fill-color="#ff0000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94cm" svg:height="7.328cm" xlink:href=".." xlink:type="simple" chart:class="chart:line" chart:style-name="ch1">
        <chart:title svg:x="6.155cm" svg:y="0.282cm" chart:style-name="ch2">
          <text:p>1988</text:p>
        </chart:title>
        <loext:data-table chart:style-name="ch3"/>
        <chart:plot-area chart:style-name="ch4" table:cell-range-address="Hoja1.B3:Hoja1.B14 Hoja1.S2:Hoja1.T14" chart:data-source-has-labels="both" svg:x="0.269cm" svg:y="1.333cm" svg:width="12.956cm" svg:height="4.819cm">
          <chart:coordinate-region svg:x="2.072cm" svg:y="1.333cm" svg:width="11.153cm" svg:height="2.768cm"/>
          <chart:axis chart:dimension="x" chart:name="primary-x" chart:style-name="ch5" chartooo:axis-type="auto">
            <chartooo:date-scale/>
            <chart:title svg:x="5.783cm" svg:y="6.299cm" chart:style-name="ch6">
              <text:p>Título del eje</text:p>
            </chart:title>
            <chart:categories table:cell-range-address="Hoja1.B3:Hoja1.B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S3:Hoja1.S14" chart:label-cell-address="Hoja1.S2:Hoja1.S2" chart:class="chart:line">
            <chart:data-point chart:repeated="12"/>
          </chart:series>
          <chart:series chart:style-name="ch10" chart:values-cell-range-address="Hoja1.T3:Hoja1.T14" chart:label-cell-address="Hoja1.T2:Hoja1.T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</text:p>
                <draw:g>
                  <svg:desc>Hoja1.S2:Hoja1.S2</svg:desc>
                </draw:g>
              </table:table-cell>
              <table:table-cell office:value-type="string">
                <text:p>acum</text:p>
                <draw:g>
                  <svg:desc>Hoja1.T2:Hoja1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.B3:Hoja1.B14</svg:desc>
                </draw:g>
              </table:table-cell>
              <table:table-cell office:value-type="float" office:value="12.8">
                <text:p>12.8</text:p>
                <draw:g>
                  <svg:desc>Hoja1.S3:Hoja1.S14</svg:desc>
                </draw:g>
              </table:table-cell>
              <table:table-cell office:value-type="float" office:value="12.8">
                <text:p>12.8</text:p>
                <draw:g>
                  <svg:desc>Hoja1.T3:Hoja1.T14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1.8">
                <text:p>11.8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22.6">
                <text:p>22.6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17.9">
                <text:p>17.9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8.5">
                <text:p>8.5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8.8">
                <text:p>8.8</text:p>
              </table:table-cell>
              <table:table-cell office:value-type="float" office:value="115.3">
                <text:p>115.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30.9">
                <text:p>30.9</text:p>
              </table:table-cell>
              <table:table-cell office:value-type="float" office:value="181.8">
                <text:p>181.8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21.7">
                <text:p>21.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114.1">
                <text:p>114.1</text:p>
              </table:table-cell>
              <table:table-cell office:value-type="float" office:value="634.4">
                <text:p>634.4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40.6">
                <text:p>40.6</text:p>
              </table:table-cell>
              <table:table-cell office:value-type="float" office:value="932.5">
                <text:p>932.5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24.4">
                <text:p>24.4</text:p>
              </table:table-cell>
              <table:table-cell office:value-type="float" office:value="1184.5">
                <text:p>1184.5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41.9">
                <text:p>41.9</text:p>
              </table:table-cell>
              <table:table-cell office:value-type="float" office:value="1722.3">
                <text:p>1722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P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loext:show-horizontal-border="true" loext:show-vertical-border="true" loext:show-outline="true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7" style:family="chart">
      <style:chart-properties chart:auto-position="true" style:rotation-angle="0"/>
      <style:text-properties fo:color="#000000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8" style:family="chart" style:data-style-name="N13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133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1" style:family="chart" style:data-style-name="N133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658cm" svg:height="8.696cm" xlink:href=".." xlink:type="simple" chart:class="chart:line" chart:style-name="ch1">
        <chart:title svg:x="6.732cm" svg:y="0.309cm" chart:style-name="ch2">
          <text:p>inflaón 1996 j.j</text:p>
        </chart:title>
        <chart:legend chart:legend-position="bottom" svg:x="6.213cm" svg:y="8.124cm" style:legend-expansion="wide" chart:style-name="ch3"/>
        <loext:data-table chart:style-name="ch4"/>
        <chart:plot-area chart:style-name="ch5" table:cell-range-address="Hoja1.B3:Hoja1.B14 Hoja1.AI1:Hoja1.AJ14" chart:data-source-has-labels="both" svg:x="0.333cm" svg:y="1.387cm" svg:width="15.992cm" svg:height="5.35cm">
          <chart:coordinate-region svg:x="1.718cm" svg:y="1.387cm" svg:width="14.607cm" svg:height="3.669cm"/>
          <chart:axis chart:dimension="x" chart:name="primary-x" chart:style-name="ch6" chartooo:axis-type="auto">
            <chartooo:date-scale/>
            <chart:title svg:x="5.129cm" svg:y="6.911cm" chart:style-name="ch7">
              <text:p>FUENTE: Elaboracion propia, datos del BCRP</text:p>
            </chart:title>
            <chart:categories table:cell-range-address="Hoja1.B3:Hoja1.B14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Hoja1.AI3:Hoja1.AI14" chart:label-cell-address="Hoja1.AI1:Hoja1.AI2" chart:class="chart:line">
            <chart:data-point chart:repeated="12"/>
          </chart:series>
          <chart:series chart:style-name="ch11" chart:values-cell-range-address="Hoja1.AJ3:Hoja1.AJ14" chart:label-cell-address="Hoja1.AJ1:Hoja1.AJ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6 men</text:p>
                <text:list>
                  <text:list-item>
                    <text:p>1996</text:p>
                  </text:list-item>
                  <text:list-item>
                    <text:p>men</text:p>
                  </text:list-item>
                </text:list>
                <draw:g>
                  <svg:desc>Hoja1.AI1:Hoja1.AI2</svg:desc>
                </draw:g>
              </table:table-cell>
              <table:table-cell office:value-type="string">
                <text:p>acum</text:p>
                <text:list>
                  <text:list-item>
                    <text:p/>
                  </text:list-item>
                  <text:list-item>
                    <text:p>acum</text:p>
                  </text:list-item>
                </text:list>
                <draw:g>
                  <svg:desc>Hoja1.AJ1:Hoja1.A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.B3:Hoja1.B14</svg:desc>
                </draw:g>
              </table:table-cell>
              <table:table-cell office:value-type="float" office:value="1.2">
                <text:p>1.2</text:p>
                <draw:g>
                  <svg:desc>Hoja1.AI3:Hoja1.AI14</svg:desc>
                </draw:g>
              </table:table-cell>
              <table:table-cell office:value-type="float" office:value="1.2">
                <text:p>1.2</text:p>
                <draw:g>
                  <svg:desc>Hoja1.AJ3:Hoja1.AJ14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.5">
                <text:p>1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.4">
                <text:p>1.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0.9">
                <text:p>0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.7">
                <text:p>0.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.5">
                <text:p>0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1.4">
                <text:p>1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0.9">
                <text:p>0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0.3">
                <text:p>0.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0.5">
                <text:p>0.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1.2">
                <text:p>1.2</text:p>
              </table:table-cell>
              <table:table-cell office:value-type="float" office:value="11.8">
                <text:p>11.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fo:language="es" fo:country="P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loext:show-horizontal-border="true" loext:show-vertical-border="true" loext:show-outline="true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7" style:family="chart">
      <style:chart-properties chart:auto-position="true" style:rotation-angle="0"/>
      <style:text-properties fo:color="#000000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8" style:family="chart" style:data-style-name="N13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9" style:family="chart" style:data-style-name="N133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0" style:family="chart" style:data-style-name="N133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52cm" svg:height="7.792cm" xlink:href=".." xlink:type="simple" chart:class="chart:line" chart:style-name="ch1">
        <chart:title svg:x="5.353cm" svg:y="0.002cm" chart:style-name="ch2">
          <text:p>inflacion 1997 j.j </text:p>
        </chart:title>
        <chart:legend chart:legend-position="bottom" svg:x="4.61cm" svg:y="7.22cm" style:legend-expansion="wide" chart:style-name="ch3"/>
        <loext:data-table chart:style-name="ch4"/>
        <chart:plot-area chart:style-name="ch5" table:cell-range-address="Hoja1.B3:Hoja1.B14 Hoja1.AK1:Hoja1.AL14" chart:data-source-has-labels="both" svg:x="0.269cm" svg:y="1.351cm" svg:width="12.914cm" svg:height="4.5cm">
          <chart:coordinate-region svg:x="1.654cm" svg:y="1.351cm" svg:width="11.529cm" svg:height="2.819cm"/>
          <chart:axis chart:dimension="x" chart:name="primary-x" chart:style-name="ch6" chartooo:axis-type="auto">
            <chartooo:date-scale/>
            <chart:title svg:x="3.526cm" svg:y="6.007cm" chart:style-name="ch7">
              <text:p>FUENTE: Elaboracion propia, datos del BCRP</text:p>
            </chart:title>
            <chart:categories table:cell-range-address="Hoja1.B3:Hoja1.B14"/>
          </chart:axis>
          <chart:axis chart:dimension="y" chart:name="primary-y" chart:style-name="ch8"/>
          <chart:series chart:style-name="ch9" chart:values-cell-range-address="Hoja1.AK3:Hoja1.AK14" chart:label-cell-address="Hoja1.AK1:Hoja1.AK2" chart:class="chart:line">
            <chart:data-point chart:repeated="12"/>
          </chart:series>
          <chart:series chart:style-name="ch10" chart:values-cell-range-address="Hoja1.AL3:Hoja1.AL14" chart:label-cell-address="Hoja1.AL1:Hoja1.AL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7 men</text:p>
                <text:list>
                  <text:list-item>
                    <text:p>1997</text:p>
                  </text:list-item>
                  <text:list-item>
                    <text:p>men</text:p>
                  </text:list-item>
                </text:list>
                <draw:g>
                  <svg:desc>Hoja1.AK1:Hoja1.AK2</svg:desc>
                </draw:g>
              </table:table-cell>
              <table:table-cell office:value-type="string">
                <text:p>acum</text:p>
                <text:list>
                  <text:list-item>
                    <text:p/>
                  </text:list-item>
                  <text:list-item>
                    <text:p>acum</text:p>
                  </text:list-item>
                </text:list>
                <draw:g>
                  <svg:desc>Hoja1.AL1:Hoja1.A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.B3:Hoja1.B14</svg:desc>
                </draw:g>
              </table:table-cell>
              <table:table-cell office:value-type="float" office:value="0.5">
                <text:p>0.5</text:p>
                <draw:g>
                  <svg:desc>Hoja1.AK3:Hoja1.AK14</svg:desc>
                </draw:g>
              </table:table-cell>
              <table:table-cell office:value-type="float" office:value="0.5">
                <text:p>0.5</text:p>
                <draw:g>
                  <svg:desc>Hoja1.AL3:Hoja1.AL14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.3">
                <text:p>1.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0.4">
                <text:p>0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.8">
                <text:p>0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1.1">
                <text:p>1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.8">
                <text:p>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0.2">
                <text:p>0.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0.3">
                <text:p>0.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0.2">
                <text:p>0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0.1">
                <text:p>0.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0.6">
                <text:p>0.6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fo:language="es" fo:country="P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loext:show-horizontal-border="true" loext:show-vertical-border="true" loext:show-outline="true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7" style:family="chart">
      <style:chart-properties chart:auto-position="true" style:rotation-angle="0"/>
      <style:text-properties fo:color="#000000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8" style:family="chart" style:data-style-name="N13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133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1" style:family="chart" style:data-style-name="N133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0.514cm" svg:height="7.336cm" xlink:href=".." xlink:type="simple" chart:class="chart:line" chart:style-name="ch1">
        <chart:title svg:x="3.44cm" svg:y="0.002cm" chart:style-name="ch2">
          <text:p>inflacón 1998 j.j</text:p>
        </chart:title>
        <chart:legend chart:legend-position="bottom" svg:x="3.141cm" svg:y="6.764cm" style:legend-expansion="wide" chart:style-name="ch3"/>
        <loext:data-table chart:style-name="ch4"/>
        <chart:plot-area chart:style-name="ch5" table:cell-range-address="Hoja1.B3:Hoja1.B14 Hoja1.AM1:Hoja1.AN15" chart:data-source-has-labels="both" svg:x="0cm" svg:y="0cm" svg:width="0cm" svg:height="0cm">
          <chart:coordinate-region svg:x="0cm" svg:y="0cm" svg:width="0cm" svg:height="0cm"/>
          <chart:axis chart:dimension="x" chart:name="primary-x" chart:style-name="ch6" chartooo:axis-type="auto">
            <chartooo:date-scale/>
            <chart:title svg:x="2.057cm" svg:y="5.551cm" chart:style-name="ch7">
              <text:p>FUENTE: Elaboracion propia, datos del BCRP</text:p>
            </chart:title>
            <chart:categories table:cell-range-address="Hoja1.B3:Hoja1.B14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Hoja1.AM3:Hoja1.AM15" chart:label-cell-address="Hoja1.AM1:Hoja1.AM2" chart:class="chart:line">
            <chart:data-point chart:repeated="13"/>
          </chart:series>
          <chart:series chart:style-name="ch11" chart:values-cell-range-address="Hoja1.AN3:Hoja1.AN15" chart:label-cell-address="Hoja1.AN1:Hoja1.AN2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8 men</text:p>
                <text:list>
                  <text:list-item>
                    <text:p>1998</text:p>
                  </text:list-item>
                  <text:list-item>
                    <text:p>men</text:p>
                  </text:list-item>
                </text:list>
                <draw:g>
                  <svg:desc>Hoja1.AM1:Hoja1.AM2</svg:desc>
                </draw:g>
              </table:table-cell>
              <table:table-cell office:value-type="string">
                <text:p>acum</text:p>
                <text:list>
                  <text:list-item>
                    <text:p/>
                  </text:list-item>
                  <text:list-item>
                    <text:p>acum</text:p>
                  </text:list-item>
                </text:list>
                <draw:g>
                  <svg:desc>Hoja1.AN1:Hoja1.A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.B3:Hoja1.B14</svg:desc>
                </draw:g>
              </table:table-cell>
              <table:table-cell office:value-type="float" office:value="0.9">
                <text:p>0.9</text:p>
                <draw:g>
                  <svg:desc>Hoja1.AM3:Hoja1.AM15</svg:desc>
                </draw:g>
              </table:table-cell>
              <table:table-cell office:value-type="float" office:value="0.9">
                <text:p>0.9</text:p>
                <draw:g>
                  <svg:desc>Hoja1.AN3:Hoja1.AN15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.2">
                <text:p>1.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.3">
                <text:p>1.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0.6">
                <text:p>0.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.6">
                <text:p>0.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.5">
                <text:p>0.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.6">
                <text:p>0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0.3">
                <text:p>0.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-0.5">
                <text:p>-0.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-0.3">
                <text:p>-0.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0.6">
                <text:p>0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P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loext:show-horizontal-border="true" loext:show-vertical-border="true" loext:show-outline="true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7" style:family="chart">
      <style:chart-properties chart:auto-position="true" style:rotation-angle="0"/>
      <style:text-properties fo:color="#000000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8" style:family="chart" style:data-style-name="N13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133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1" style:family="chart" style:data-style-name="N133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312cm" svg:height="7.791cm" xlink:href=".." xlink:type="simple" chart:class="chart:line" chart:style-name="ch1">
        <chart:title svg:x="4.334cm" svg:y="0.291cm" chart:style-name="ch2">
          <text:p>Tinflacón 1999 j.j</text:p>
        </chart:title>
        <chart:legend chart:legend-position="bottom" svg:x="4.04cm" svg:y="7.219cm" style:legend-expansion="wide" chart:style-name="ch3"/>
        <loext:data-table chart:style-name="ch4"/>
        <chart:plot-area chart:style-name="ch5" table:cell-range-address="Hoja1.B3:Hoja1.B14 Hoja1.AO1:Hoja1.AP14" chart:data-source-has-labels="both" svg:x="0.246cm" svg:y="1.351cm" svg:width="11.82cm" svg:height="4.499cm">
          <chart:coordinate-region svg:x="1.631cm" svg:y="1.351cm" svg:width="10.435cm" svg:height="3.183cm"/>
          <chart:axis chart:dimension="x" chart:name="primary-x" chart:style-name="ch6" chartooo:axis-type="auto">
            <chartooo:date-scale/>
            <chart:title svg:x="2.956cm" svg:y="6.006cm" chart:style-name="ch7">
              <text:p>FUENTE: Elaboracion propia, datos del BCRP</text:p>
            </chart:title>
            <chart:categories table:cell-range-address="Hoja1.B3:Hoja1.B14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Hoja1.AO3:Hoja1.AO14" chart:label-cell-address="Hoja1.AO1:Hoja1.AO2" chart:class="chart:line">
            <chart:data-point chart:repeated="12"/>
          </chart:series>
          <chart:series chart:style-name="ch11" chart:values-cell-range-address="Hoja1.AP3:Hoja1.AP14" chart:label-cell-address="Hoja1.AP1:Hoja1.AP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9 men</text:p>
                <text:list>
                  <text:list-item>
                    <text:p>1999</text:p>
                  </text:list-item>
                  <text:list-item>
                    <text:p>men</text:p>
                  </text:list-item>
                </text:list>
                <draw:g>
                  <svg:desc>Hoja1.AO1:Hoja1.AO2</svg:desc>
                </draw:g>
              </table:table-cell>
              <table:table-cell office:value-type="string">
                <text:p>acum</text:p>
                <text:list>
                  <text:list-item>
                    <text:p/>
                  </text:list-item>
                  <text:list-item>
                    <text:p>acum</text:p>
                  </text:list-item>
                </text:list>
                <draw:g>
                  <svg:desc>Hoja1.AP1:Hoja1.A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.B3:Hoja1.B14</svg:desc>
                </draw:g>
              </table:table-cell>
              <table:table-cell office:value-type="float" office:value="0">
                <text:p>0</text:p>
                <draw:g>
                  <svg:desc>Hoja1.AO3:Hoja1.AO14</svg:desc>
                </draw:g>
              </table:table-cell>
              <table:table-cell office:value-type="float" office:value="0">
                <text:p>0</text:p>
                <draw:g>
                  <svg:desc>Hoja1.AP3:Hoja1.AP14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0.6">
                <text:p>0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0.6">
                <text:p>0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.2">
                <text:p>0.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.3">
                <text:p>0.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0.2">
                <text:p>0.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0.5">
                <text:p>0.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-0.1">
                <text:p>-0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0.3">
                <text:p>0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0.4">
                <text:p>0.4</text:p>
              </table:table-cell>
              <table:table-cell office:value-type="float" office:value="3.7">
                <text:p>3.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P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loext:show-horizontal-border="true" loext:show-vertical-border="true" loext:show-outline="true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7" style:family="chart">
      <style:chart-properties chart:auto-position="true" style:rotation-angle="0"/>
      <style:text-properties fo:color="#000000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8" style:family="chart" style:data-style-name="N13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11" style:family="chart" style:data-style-name="N133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313cm" svg:height="7.791cm" xlink:href=".." xlink:type="simple" chart:class="chart:line" chart:style-name="ch1">
        <chart:title svg:x="4.334cm" svg:y="0.291cm" chart:style-name="ch2">
          <text:p>inflación 2000 j.j </text:p>
        </chart:title>
        <chart:legend chart:legend-position="bottom" svg:x="4.04cm" svg:y="7.219cm" style:legend-expansion="wide" chart:style-name="ch3"/>
        <loext:data-table chart:style-name="ch4"/>
        <chart:plot-area chart:style-name="ch5" table:cell-range-address="Hoja1.B3:Hoja1.B14 Hoja1.AQ1:Hoja1.AR14" chart:data-source-has-labels="both" svg:x="0.246cm" svg:y="1.351cm" svg:width="11.821cm" svg:height="4.499cm">
          <chart:coordinate-region svg:x="1.631cm" svg:y="1.351cm" svg:width="10.436cm" svg:height="2.818cm"/>
          <chart:axis chart:dimension="x" chart:name="primary-x" chart:style-name="ch6" chartooo:axis-type="auto">
            <chartooo:date-scale/>
            <chart:title svg:x="2.917cm" svg:y="6.006cm" chart:style-name="ch7">
              <text:p>FUENTE: Elaboracion propia, datos del BCRP </text:p>
            </chart:title>
            <chart:categories table:cell-range-address="Hoja1.B3:Hoja1.B14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Hoja1.AQ3:Hoja1.AQ14" chart:label-cell-address="Hoja1.AQ1:Hoja1.AQ2" chart:class="chart:line">
            <chart:data-point chart:repeated="12"/>
          </chart:series>
          <chart:series chart:style-name="ch11" chart:values-cell-range-address="Hoja1.AR3:Hoja1.AR14" chart:label-cell-address="Hoja1.AR1:Hoja1.AR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 men</text:p>
                <text:list>
                  <text:list-item>
                    <text:p>2000</text:p>
                  </text:list-item>
                  <text:list-item>
                    <text:p>men</text:p>
                  </text:list-item>
                </text:list>
                <draw:g>
                  <svg:desc>Hoja1.AQ1:Hoja1.AQ2</svg:desc>
                </draw:g>
              </table:table-cell>
              <table:table-cell office:value-type="string">
                <text:p>acum</text:p>
                <text:list>
                  <text:list-item>
                    <text:p/>
                  </text:list-item>
                  <text:list-item>
                    <text:p>acum</text:p>
                  </text:list-item>
                </text:list>
                <draw:g>
                  <svg:desc>Hoja1.AR1:Hoja1.A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.B3:Hoja1.B14</svg:desc>
                </draw:g>
              </table:table-cell>
              <table:table-cell office:value-type="float" office:value="0.1">
                <text:p>0.1</text:p>
                <draw:g>
                  <svg:desc>Hoja1.AQ3:Hoja1.AQ14</svg:desc>
                </draw:g>
              </table:table-cell>
              <table:table-cell office:value-type="float" office:value="0.1">
                <text:p>0.1</text:p>
                <draw:g>
                  <svg:desc>Hoja1.AR3:Hoja1.AR14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0.5">
                <text:p>0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.1">
                <text:p>0.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.5">
                <text:p>0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0.5">
                <text:p>0.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0.6">
                <text:p>0.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0.2">
                <text:p>0.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0.1">
                <text:p>0.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0.2">
                <text:p>0.2</text:p>
              </table:table-cell>
              <table:table-cell office:value-type="float" office:value="3.7">
                <text:p>3.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4">
      <number:number number:decimal-places="2" number:min-decimal-places="2" number:min-integer-digits="1"/>
      <number:text loext:blank-width-char=")"> </number:text>
    </number:number-style>
    <number:number-style style:name="N139">
      <number:number number:decimal-places="2" number:min-decimal-places="2" number:min-integer-digits="1"/>
      <number:text> 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P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6" style:family="chart" style:data-style-name="N139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3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11" style:family="chart">
      <style:graphic-properties svg:stroke-width="0.018cm" draw:fill="none" draw:fill-color="#d9d9d9"/>
    </style:style>
  </office:automatic-styles>
  <office:body>
    <office:chart>
      <chart:chart svg:width="13.351cm" svg:height="7.474cm" xlink:href=".." xlink:type="simple" chart:class="chart:bar" chart:style-name="ch1">
        <chart:title svg:x="4.879cm" svg:y="0.285cm" chart:style-name="ch2">
          <text:p>Título del gráfico</text:p>
        </chart:title>
        <chart:legend chart:legend-position="bottom" svg:x="4.389cm" svg:y="6.902cm" style:legend-expansion="wide" chart:style-name="ch3"/>
        <chart:plot-area chart:style-name="ch4" table:cell-range-address="Hoja1_2.B7:Hoja1_2.D23" chart:data-source-has-labels="both" svg:x="0.267cm" svg:y="1.339cm" svg:width="12.817cm" svg:height="5.23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:coordinate-region svg:x="1.382cm" svg:y="1.343cm" svg:width="11.481cm" svg:height="4.756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1_2.B12:Hoja1_2.B2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Hoja1_2.C12:Hoja1_2.C23" chart:label-cell-address="Hoja1_2.C7:Hoja1_2.C11" chart:class="chart:bar">
            <chart:data-point chart:repeated="12"/>
          </chart:series>
          <chart:series chart:style-name="ch10" chart:values-cell-range-address="Hoja1_2.D12:Hoja1_2.D23" chart:label-cell-address="Hoja1_2.D7:Hoja1_2.D11" chart:class="chart:bar">
            <chart:data-point chart:repeated="12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3  Mensual</text:p>
                <text:list>
                  <text:list-item>
                    <text:p/>
                  </text:list-item>
                  <text:list-item>
                    <text:p>1993 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C7:Hoja1_2.C11</svg:desc>
                </draw:g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D7:Hoja1_2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_2.B12:Hoja1_2.B23</svg:desc>
                </draw:g>
              </table:table-cell>
              <table:table-cell office:value-type="float" office:value="4.85">
                <text:p>4.85</text:p>
                <draw:g>
                  <svg:desc>Hoja1_2.C12:Hoja1_2.C23</svg:desc>
                </draw:g>
              </table:table-cell>
              <table:table-cell office:value-type="float" office:value="58.71">
                <text:p>58.71</text:p>
                <draw:g>
                  <svg:desc>Hoja1_2.D12:Hoja1_2.D2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2.93">
                <text:p>2.93</text:p>
              </table:table-cell>
              <table:table-cell office:value-type="float" office:value="55.97">
                <text:p>55.97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4.24">
                <text:p>4.24</text:p>
              </table:table-cell>
              <table:table-cell office:value-type="float" office:value="51.32">
                <text:p>51.32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4.43">
                <text:p>4.43</text:p>
              </table:table-cell>
              <table:table-cell office:value-type="float" office:value="53.16">
                <text:p>53.16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3.03">
                <text:p>3.03</text:p>
              </table:table-cell>
              <table:table-cell office:value-type="float" office:value="52.56">
                <text:p>52.56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1.82">
                <text:p>1.82</text:p>
              </table:table-cell>
              <table:table-cell office:value-type="float" office:value="49.95">
                <text:p>49.95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2.74">
                <text:p>2.74</text:p>
              </table:table-cell>
              <table:table-cell office:value-type="float" office:value="48.88">
                <text:p>48.88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2.53">
                <text:p>2.53</text:p>
              </table:table-cell>
              <table:table-cell office:value-type="float" office:value="48.46">
                <text:p>48.46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1.62">
                <text:p>1.62</text:p>
              </table:table-cell>
              <table:table-cell office:value-type="float" office:value="47.01">
                <text:p>47.01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.51">
                <text:p>1.51</text:p>
              </table:table-cell>
              <table:table-cell office:value-type="float" office:value="43.99">
                <text:p>43.99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.6">
                <text:p>1.6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2.51">
                <text:p>2.51</text:p>
              </table:table-cell>
              <table:table-cell office:value-type="float" office:value="39.48">
                <text:p>39.4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4">
      <number:number number:decimal-places="2" number:min-decimal-places="2" number:min-integer-digits="1"/>
      <number:text loext:blank-width-char=")"> </number:text>
    </number:number-style>
    <number:number-style style:name="N139">
      <number:number number:decimal-places="2" number:min-decimal-places="2" number:min-integer-digits="1"/>
      <number:text> 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P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chart:three-dimensional="true" chart:include-hidden-cells="false" chart:treat-empty-cells="leave-gap" chart:right-angled-axes="tru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6" style:family="chart" style:data-style-name="N139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3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11" style:family="chart">
      <style:graphic-properties svg:stroke-width="0.018cm" draw:fill="none" draw:fill-color="#d9d9d9"/>
    </style:style>
  </office:automatic-styles>
  <office:body>
    <office:chart>
      <chart:chart svg:width="13.452cm" svg:height="7.619cm" xlink:href=".." xlink:type="simple" chart:class="chart:bar" chart:style-name="ch1">
        <chart:title svg:x="4.93cm" svg:y="0.288cm" chart:style-name="ch2">
          <text:p>Título del gráfico</text:p>
        </chart:title>
        <chart:legend chart:legend-position="bottom" svg:x="4.44cm" svg:y="7.047cm" style:legend-expansion="wide" chart:style-name="ch3"/>
        <chart:plot-area chart:style-name="ch4" table:cell-range-address="Hoja1_2.B12:Hoja1_2.B23 Hoja1_2.F7:Hoja1_2.G23" chart:data-source-has-labels="both" svg:x="0.361cm" svg:y="1.3cm" svg:width="12.442cm" svg:height="3.809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:coordinate-region svg:x="1.204cm" svg:y="1.308cm" svg:width="11.652cm" svg:height="3.331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1_2.B12:Hoja1_2.B2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Hoja1_2.F12:Hoja1_2.F23" chart:label-cell-address="Hoja1_2.F7:Hoja1_2.F11" chart:class="chart:bar">
            <chart:data-point chart:repeated="12"/>
          </chart:series>
          <chart:series chart:style-name="ch10" chart:values-cell-range-address="Hoja1_2.G12:Hoja1_2.G23" chart:label-cell-address="Hoja1_2.G7:Hoja1_2.G11" chart:class="chart:bar">
            <chart:data-point chart:repeated="12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4  Mensual</text:p>
                <text:list>
                  <text:list-item>
                    <text:p/>
                  </text:list-item>
                  <text:list-item>
                    <text:p>1994 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F7:Hoja1_2.F11</svg:desc>
                </draw:g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G7:Hoja1_2.G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_2.B12:Hoja1_2.B23</svg:desc>
                </draw:g>
              </table:table-cell>
              <table:table-cell office:value-type="float" office:value="1.84">
                <text:p>1.84</text:p>
                <draw:g>
                  <svg:desc>Hoja1_2.F12:Hoja1_2.F23</svg:desc>
                </draw:g>
              </table:table-cell>
              <table:table-cell office:value-type="float" office:value="35.48">
                <text:p>35.48</text:p>
                <draw:g>
                  <svg:desc>Hoja1_2.G12:Hoja1_2.G2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.82">
                <text:p>1.82</text:p>
              </table:table-cell>
              <table:table-cell office:value-type="float" office:value="34.01">
                <text:p>34.01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2.32">
                <text:p>2.32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1.54">
                <text:p>1.54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.72">
                <text:p>0.7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1.14">
                <text:p>1.14</text:p>
              </table:table-cell>
              <table:table-cell office:value-type="float" office:value="24.22">
                <text:p>24.22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.89">
                <text:p>0.89</text:p>
              </table:table-cell>
              <table:table-cell office:value-type="float" office:value="21.98">
                <text:p>21.98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1.53">
                <text:p>1.53</text:p>
              </table:table-cell>
              <table:table-cell office:value-type="float" office:value="20.79">
                <text:p>20.79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0.52">
                <text:p>0.52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0.29">
                <text:p>0.29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.22">
                <text:p>1.22</text:p>
              </table:table-cell>
              <table:table-cell office:value-type="float" office:value="17.59">
                <text:p>17.59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0.59">
                <text:p>0.59</text:p>
              </table:table-cell>
              <table:table-cell office:value-type="float" office:value="15.38">
                <text:p>15.3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4">
      <number:number number:decimal-places="2" number:min-decimal-places="2" number:min-integer-digits="1"/>
      <number:text loext:blank-width-char=")"> </number:text>
    </number:number-style>
    <number:number-style style:name="N139">
      <number:number number:decimal-places="2" number:min-decimal-places="2" number:min-integer-digits="1"/>
      <number:text> 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P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6" style:family="chart" style:data-style-name="N139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3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11" style:family="chart">
      <style:graphic-properties svg:stroke-width="0.018cm" draw:fill="none" draw:fill-color="#d9d9d9"/>
    </style:style>
  </office:automatic-styles>
  <office:body>
    <office:chart>
      <chart:chart svg:width="13.453cm" svg:height="7.619cm" xlink:href=".." xlink:type="simple" chart:class="chart:bar" chart:style-name="ch1">
        <chart:title svg:x="4.93cm" svg:y="0.288cm" chart:style-name="ch2">
          <text:p>Título del gráfico</text:p>
        </chart:title>
        <chart:legend chart:legend-position="bottom" svg:x="4.44cm" svg:y="7.047cm" style:legend-expansion="wide" chart:style-name="ch3"/>
        <chart:plot-area chart:style-name="ch4" table:cell-range-address="Hoja1_2.B12:Hoja1_2.B27 Hoja1_2.I7:Hoja1_2.J27" chart:data-source-has-labels="both" svg:x="0.269cm" svg:y="1.345cm" svg:width="12.915cm" svg:height="5.366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:coordinate-region svg:x="1.282cm" svg:y="1.374cm" svg:width="11.784cm" svg:height="3.514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1_2.B12:Hoja1_2.B2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Hoja1_2.I12:Hoja1_2.I27" chart:label-cell-address="Hoja1_2.I7:Hoja1_2.I11" chart:class="chart:bar">
            <chart:data-point chart:repeated="16"/>
          </chart:series>
          <chart:series chart:style-name="ch10" chart:values-cell-range-address="Hoja1_2.J12:Hoja1_2.J27" chart:label-cell-address="Hoja1_2.J7:Hoja1_2.J11" chart:class="chart:bar">
            <chart:data-point chart:repeated="16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5  Mensual</text:p>
                <text:list>
                  <text:list-item>
                    <text:p/>
                  </text:list-item>
                  <text:list-item>
                    <text:p>1995 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I7:Hoja1_2.I11</svg:desc>
                </draw:g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J7:Hoja1_2.J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_2.B12:Hoja1_2.B27</svg:desc>
                </draw:g>
              </table:table-cell>
              <table:table-cell office:value-type="float" office:value="0.37">
                <text:p>0.37</text:p>
                <draw:g>
                  <svg:desc>Hoja1_2.I12:Hoja1_2.I27</svg:desc>
                </draw:g>
              </table:table-cell>
              <table:table-cell office:value-type="float" office:value="13.72">
                <text:p>13.72</text:p>
                <draw:g>
                  <svg:desc>Hoja1_2.J12:Hoja1_2.J27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.14">
                <text:p>1.14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.37">
                <text:p>1.37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0.98">
                <text:p>0.98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.83">
                <text:p>0.83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.81">
                <text:p>0.81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.57">
                <text:p>0.57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1.04">
                <text:p>1.04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0.39">
                <text:p>0.39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0.51">
                <text:p>0.51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.24">
                <text:p>1.24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0.52">
                <text:p>0.52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ta: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medio Anual</text:p>
              </table:table-cell>
              <table:table-cell office:value-type="float" office:value="NaN">
                <text:p>NaN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4">
      <number:number number:decimal-places="2" number:min-decimal-places="2" number:min-integer-digits="1"/>
      <number:text loext:blank-width-char=")"> </number:text>
    </number:number-style>
    <number:number-style style:name="N139">
      <number:number number:decimal-places="2" number:min-decimal-places="2" number:min-integer-digits="1"/>
      <number:text> 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P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6" style:family="chart" style:data-style-name="N139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3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11" style:family="chart">
      <style:graphic-properties svg:stroke-width="0.018cm" draw:fill="none" draw:fill-color="#d9d9d9"/>
    </style:style>
  </office:automatic-styles>
  <office:body>
    <office:chart>
      <chart:chart svg:width="13.38cm" svg:height="7.619cm" xlink:href=".." xlink:type="simple" chart:class="chart:bar" chart:style-name="ch1">
        <chart:title svg:x="4.894cm" svg:y="0.288cm" chart:style-name="ch2">
          <text:p>Título del gráfico</text:p>
        </chart:title>
        <chart:legend chart:legend-position="bottom" svg:x="4.404cm" svg:y="7.047cm" style:legend-expansion="wide" chart:style-name="ch3"/>
        <chart:plot-area chart:style-name="ch4" table:cell-range-address="Hoja1_2.B12:Hoja1_2.B27 Hoja1_2.L7:Hoja1_2.M27" chart:data-source-has-labels="both" svg:x="0.267cm" svg:y="1.345cm" svg:width="12.846cm" svg:height="5.366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:coordinate-region svg:x="1.247cm" svg:y="1.375cm" svg:width="11.781cm" svg:height="3.513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1_2.B12:Hoja1_2.B2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Hoja1_2.L12:Hoja1_2.L27" chart:label-cell-address="Hoja1_2.L7:Hoja1_2.L11" chart:class="chart:bar">
            <chart:data-point chart:repeated="16"/>
          </chart:series>
          <chart:series chart:style-name="ch10" chart:values-cell-range-address="Hoja1_2.M12:Hoja1_2.M27" chart:label-cell-address="Hoja1_2.M7:Hoja1_2.M11" chart:class="chart:bar">
            <chart:data-point chart:repeated="16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6  Mensual</text:p>
                <text:list>
                  <text:list-item>
                    <text:p/>
                  </text:list-item>
                  <text:list-item>
                    <text:p>1996 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L7:Hoja1_2.L11</svg:desc>
                </draw:g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M7:Hoja1_2.M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_2.B12:Hoja1_2.B27</svg:desc>
                </draw:g>
              </table:table-cell>
              <table:table-cell office:value-type="float" office:value="1.24">
                <text:p>1.24</text:p>
                <draw:g>
                  <svg:desc>Hoja1_2.L12:Hoja1_2.L27</svg:desc>
                </draw:g>
              </table:table-cell>
              <table:table-cell office:value-type="float" office:value="11.18">
                <text:p>11.18</text:p>
                <draw:g>
                  <svg:desc>Hoja1_2.M12:Hoja1_2.M27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.53">
                <text:p>1.53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.38">
                <text:p>1.3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0.87">
                <text:p>0.8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.73">
                <text:p>0.73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.47">
                <text:p>0.47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1.37">
                <text:p>1.37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0.92">
                <text:p>0.92</text:p>
              </table:table-cell>
              <table:table-cell office:value-type="float" office:value="11.77">
                <text:p>11.77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0.32">
                <text:p>0.32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0.73">
                <text:p>0.73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0.47">
                <text:p>0.47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1.21">
                <text:p>1.21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ta: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medio Anual</text:p>
              </table:table-cell>
              <table:table-cell office:value-type="float" office:value="NaN">
                <text:p>NaN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4">
      <number:number number:decimal-places="2" number:min-decimal-places="2" number:min-integer-digits="1"/>
      <number:text loext:blank-width-char=")"> </number:text>
    </number:number-style>
    <number:number-style style:name="N139">
      <number:number number:decimal-places="2" number:min-decimal-places="2" number:min-integer-digits="1"/>
      <number:text> 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P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6" style:family="chart" style:data-style-name="N139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3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11" style:family="chart">
      <style:graphic-properties svg:stroke-width="0.018cm" draw:fill="none" draw:fill-color="#d9d9d9"/>
    </style:style>
  </office:automatic-styles>
  <office:body>
    <office:chart>
      <chart:chart svg:width="13.38cm" svg:height="7.619cm" xlink:href=".." xlink:type="simple" chart:class="chart:bar" chart:style-name="ch1">
        <chart:title svg:x="4.894cm" svg:y="0.288cm" chart:style-name="ch2">
          <text:p>Título del gráfico</text:p>
        </chart:title>
        <chart:legend chart:legend-position="bottom" svg:x="4.404cm" svg:y="7.047cm" style:legend-expansion="wide" chart:style-name="ch3"/>
        <chart:plot-area chart:style-name="ch4" table:cell-range-address="Hoja1_2.B12:Hoja1_2.B27 Hoja1_2.O7:Hoja1_2.P27" chart:data-source-has-labels="both" svg:x="0.267cm" svg:y="1.345cm" svg:width="12.846cm" svg:height="5.366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:coordinate-region svg:x="1.247cm" svg:y="1.375cm" svg:width="11.781cm" svg:height="3.513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1_2.B12:Hoja1_2.B2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Hoja1_2.O12:Hoja1_2.O27" chart:label-cell-address="Hoja1_2.O7:Hoja1_2.O11" chart:class="chart:bar">
            <chart:data-point chart:repeated="16"/>
          </chart:series>
          <chart:series chart:style-name="ch10" chart:values-cell-range-address="Hoja1_2.P12:Hoja1_2.P27" chart:label-cell-address="Hoja1_2.P7:Hoja1_2.P11" chart:class="chart:bar">
            <chart:data-point chart:repeated="16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7  Mensual</text:p>
                <text:list>
                  <text:list-item>
                    <text:p/>
                  </text:list-item>
                  <text:list-item>
                    <text:p>1997 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O7:Hoja1_2.O11</svg:desc>
                </draw:g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P7:Hoja1_2.P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_2.B12:Hoja1_2.B27</svg:desc>
                </draw:g>
              </table:table-cell>
              <table:table-cell office:value-type="float" office:value="0.48">
                <text:p>0.48</text:p>
                <draw:g>
                  <svg:desc>Hoja1_2.O12:Hoja1_2.O27</svg:desc>
                </draw:g>
              </table:table-cell>
              <table:table-cell office:value-type="float" office:value="11">
                <text:p>11</text:p>
                <draw:g>
                  <svg:desc>Hoja1_2.P12:Hoja1_2.P27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0.09">
                <text:p>0.09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.27">
                <text:p>1.27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0.39">
                <text:p>0.39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.76">
                <text:p>0.76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1.09">
                <text:p>1.09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.83">
                <text:p>0.83</text:p>
              </table:table-cell>
              <table:table-cell office:value-type="float" office:value="8.89">
                <text:p>8.89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0.23">
                <text:p>0.23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0.29">
                <text:p>0.29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0.15">
                <text:p>0.15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0.08">
                <text:p>0.08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0.64">
                <text:p>0.64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ta: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medio Anual</text:p>
              </table:table-cell>
              <table:table-cell office:value-type="float" office:value="NaN">
                <text:p>NaN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loext:show-horizontal-border="true" loext:show-vertical-border="true" loext:show-outline="true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7" style:family="chart">
      <style:chart-properties style:rotation-angle="0"/>
      <style:text-properties fo:color="#595959" style:text-position="0% 100%" fo:font-family="Calibri" fo:font-size="10pt" fo:language="es" fo:country="PE" style:font-size-asian="10pt" style:font-size-complex="10pt"/>
    </style:style>
    <style:style style:name="ch8" style:family="chart" style:data-style-name="N13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133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1" style:family="chart">
      <style:chart-properties chart:solid-type="cuboid" chart:symbol-type="named-symbol" chart:symbol-name="circle" chart:symbol-width="0.176cm" chart:symbol-height="0.176cm" chart:label-position="right"/>
    </style:style>
    <style:style style:name="ch12" style:family="chart" style:data-style-name="N133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00b050" svg:stroke-linecap="round" draw:fill-color="#00b050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3.617cm" svg:height="7.86cm" xlink:href=".." xlink:type="simple" chart:class="chart:line" chart:style-name="ch1">
        <chart:title svg:x="6.216cm" svg:y="0.293cm" chart:style-name="ch2">
          <text:p>1989</text:p>
        </chart:title>
        <chart:legend chart:legend-position="bottom" svg:x="4.854cm" svg:y="6.329cm" style:legend-expansion="custom" svg:width="3.833cm" svg:height="0.576cm" style:legend-expansion-aspect-ratio="6.65451388888889" chart:style-name="ch3"/>
        <loext:data-table chart:style-name="ch4"/>
        <chart:plot-area chart:style-name="ch5" table:cell-range-address="Hoja1.B3:Hoja1.B14 Hoja1.U2:Hoja1.V14" chart:data-source-has-labels="both" svg:x="0.272cm" svg:y="1.355cm" svg:width="13.073cm" svg:height="4.562cm">
          <chart:coordinate-region svg:x="1.246cm" svg:y="1.355cm" svg:width="12.099cm" svg:height="2.881cm"/>
          <chart:axis chart:dimension="x" chart:name="primary-x" chart:style-name="ch6" chartooo:axis-type="auto">
            <chartooo:date-scale/>
            <chart:title svg:x="0.754cm" svg:y="7.072cm" chart:style-name="ch7">
              <text:p>Título del eje</text:p>
            </chart:title>
            <chart:categories table:cell-range-address="Hoja1.B3:Hoja1.B14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Hoja1.U3:Hoja1.U14" chart:label-cell-address="Hoja1.U2:Hoja1.U2" chart:class="chart:line">
            <chart:data-point/>
            <chart:data-point chart:style-name="ch11" loext:custom-label-pos-x="-0.045481094304261" loext:custom-label-pos-y="-0.0385719767641883"/>
            <chart:data-point chart:style-name="ch11" loext:custom-label-pos-x="-0.045481094304261" loext:custom-label-pos-y="-0.0431138534032425"/>
            <chart:data-point chart:style-name="ch11" loext:custom-label-pos-x="-0.045481094304261" loext:custom-label-pos-y="-0.0431133169611197"/>
            <chart:data-point chart:repeated="8"/>
          </chart:series>
          <chart:series chart:style-name="ch12" chart:values-cell-range-address="Hoja1.V3:Hoja1.V14" chart:label-cell-address="Hoja1.V2:Hoja1.V2" chart:class="chart:line">
            <chart:data-point/>
            <chart:data-point chart:style-name="ch11" loext:custom-label-pos-x="-0.0517752762290729" loext:custom-label-pos-y="-0.0930744964328387"/>
            <chart:data-point chart:style-name="ch11" loext:custom-label-pos-x="-0.0545358823364466" loext:custom-label-pos-y="-0.0839907431547303"/>
            <chart:data-point chart:style-name="ch11" loext:custom-label-pos-x="-0.0490146701216993" loext:custom-label-pos-y="-0.0658232365985135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</text:p>
                <draw:g>
                  <svg:desc>Hoja1.U2:Hoja1.U2</svg:desc>
                </draw:g>
              </table:table-cell>
              <table:table-cell office:value-type="string">
                <text:p>acum</text:p>
                <draw:g>
                  <svg:desc>Hoja1.V2:Hoja1.V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.B3:Hoja1.B14</svg:desc>
                </draw:g>
              </table:table-cell>
              <table:table-cell office:value-type="float" office:value="47.3">
                <text:p>47.3</text:p>
                <draw:g>
                  <svg:desc>Hoja1.U3:Hoja1.U14</svg:desc>
                </draw:g>
              </table:table-cell>
              <table:table-cell office:value-type="float" office:value="47.3">
                <text:p>47.3</text:p>
                <draw:g>
                  <svg:desc>Hoja1.V3:Hoja1.V14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.5">
                <text:p>42.5</text:p>
              </table:table-cell>
              <table:table-cell office:value-type="float" office:value="109.9">
                <text:p>109.9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42">
                <text:p>42</text:p>
              </table:table-cell>
              <table:table-cell office:value-type="float" office:value="198.1">
                <text:p>198.1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48.6">
                <text:p>48.6</text:p>
              </table:table-cell>
              <table:table-cell office:value-type="float" office:value="343.1">
                <text:p>343.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28.6">
                <text:p>28.6</text:p>
              </table:table-cell>
              <table:table-cell office:value-type="float" office:value="469.9">
                <text:p>469.9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23.1">
                <text:p>23.1</text:p>
              </table:table-cell>
              <table:table-cell office:value-type="float" office:value="601.2">
                <text:p>601.2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24.6">
                <text:p>24.6</text:p>
              </table:table-cell>
              <table:table-cell office:value-type="float" office:value="773.6">
                <text:p>773.6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25.1">
                <text:p>25.1</text:p>
              </table:table-cell>
              <table:table-cell office:value-type="float" office:value="992.6">
                <text:p>992.6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26.9">
                <text:p>26.9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3.3">
                <text:p>23.3</text:p>
              </table:table-cell>
              <table:table-cell office:value-type="float" office:value="1608.3">
                <text:p>1608.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25.8">
                <text:p>25.8</text:p>
              </table:table-cell>
              <table:table-cell office:value-type="float" office:value="2049.7">
                <text:p>2049.7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33.8">
                <text:p>33.8</text:p>
              </table:table-cell>
              <table:table-cell office:value-type="float" office:value="2775.3">
                <text:p>2775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4">
      <number:number number:decimal-places="2" number:min-decimal-places="2" number:min-integer-digits="1"/>
      <number:text loext:blank-width-char=")"> </number:text>
    </number:number-style>
    <number:number-style style:name="N139">
      <number:number number:decimal-places="2" number:min-decimal-places="2" number:min-integer-digits="1"/>
      <number:text> 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P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6" style:family="chart" style:data-style-name="N139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3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11" style:family="chart">
      <style:graphic-properties svg:stroke-width="0.018cm" draw:fill="none" draw:fill-color="#d9d9d9"/>
    </style:style>
  </office:automatic-styles>
  <office:body>
    <office:chart>
      <chart:chart svg:width="13.266cm" svg:height="7.619cm" xlink:href=".." xlink:type="simple" chart:class="chart:bar" chart:style-name="ch1">
        <chart:title svg:x="4.837cm" svg:y="0.288cm" chart:style-name="ch2">
          <text:p>Título del gráfico</text:p>
        </chart:title>
        <chart:legend chart:legend-position="bottom" svg:x="4.347cm" svg:y="7.047cm" style:legend-expansion="wide" chart:style-name="ch3"/>
        <chart:plot-area chart:style-name="ch4" table:cell-range-address="Hoja1_2.B12:Hoja1_2.B27 Hoja1_2.R7:Hoja1_2.S27" chart:data-source-has-labels="both" svg:x="0.265cm" svg:y="1.345cm" svg:width="12.736cm" svg:height="5.366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:coordinate-region svg:x="1.114cm" svg:y="1.345cm" svg:width="11.852cm" svg:height="3.898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1_2.B12:Hoja1_2.B2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Hoja1_2.R12:Hoja1_2.R27" chart:label-cell-address="Hoja1_2.R7:Hoja1_2.R11" chart:class="chart:bar">
            <chart:data-point chart:repeated="16"/>
          </chart:series>
          <chart:series chart:style-name="ch10" chart:values-cell-range-address="Hoja1_2.S12:Hoja1_2.S27" chart:label-cell-address="Hoja1_2.S7:Hoja1_2.S11" chart:class="chart:bar">
            <chart:data-point chart:repeated="16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8  Mensual</text:p>
                <text:list>
                  <text:list-item>
                    <text:p/>
                  </text:list-item>
                  <text:list-item>
                    <text:p>1998 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R7:Hoja1_2.R11</svg:desc>
                </draw:g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S7:Hoja1_2.S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_2.B12:Hoja1_2.B27</svg:desc>
                </draw:g>
              </table:table-cell>
              <table:table-cell office:value-type="float" office:value="0.91">
                <text:p>0.91</text:p>
                <draw:g>
                  <svg:desc>Hoja1_2.R12:Hoja1_2.R27</svg:desc>
                </draw:g>
              </table:table-cell>
              <table:table-cell office:value-type="float" office:value="6.91">
                <text:p>6.91</text:p>
                <draw:g>
                  <svg:desc>Hoja1_2.S12:Hoja1_2.S27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.23">
                <text:p>1.23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.32">
                <text:p>1.32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0.61">
                <text:p>0.61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.59">
                <text:p>0.59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.53">
                <text:p>0.53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.63">
                <text:p>0.63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0.26">
                <text:p>0.26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-0.54">
                <text:p>-0.54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-0.33">
                <text:p>-0.33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0.03">
                <text:p>0.03</text:p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0.62">
                <text:p>0.62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ta: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medio Anual</text:p>
              </table:table-cell>
              <table:table-cell office:value-type="float" office:value="NaN">
                <text:p>NaN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4">
      <number:number number:decimal-places="2" number:min-decimal-places="2" number:min-integer-digits="1"/>
      <number:text loext:blank-width-char=")"> </number:text>
    </number:number-style>
    <number:number-style style:name="N139">
      <number:number number:decimal-places="2" number:min-decimal-places="2" number:min-integer-digits="1"/>
      <number:text> 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P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6" style:family="chart" style:data-style-name="N139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3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11" style:family="chart">
      <style:graphic-properties svg:stroke-width="0.018cm" draw:fill="none" draw:fill-color="#d9d9d9"/>
    </style:style>
  </office:automatic-styles>
  <office:body>
    <office:chart>
      <chart:chart svg:width="13.526cm" svg:height="7.619cm" xlink:href=".." xlink:type="simple" chart:class="chart:bar" chart:style-name="ch1">
        <chart:title svg:x="4.967cm" svg:y="0.288cm" chart:style-name="ch2">
          <text:p>Título del gráfico</text:p>
        </chart:title>
        <chart:legend chart:legend-position="bottom" svg:x="4.477cm" svg:y="7.047cm" style:legend-expansion="wide" chart:style-name="ch3"/>
        <chart:plot-area chart:style-name="ch4" table:cell-range-address="Hoja1_2.B12:Hoja1_2.B27 Hoja1_2.U7:Hoja1_2.V27" chart:data-source-has-labels="both" svg:x="0.27cm" svg:y="1.345cm" svg:width="12.986cm" svg:height="5.366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:coordinate-region svg:x="1.232cm" svg:y="1.345cm" svg:width="11.877cm" svg:height="4.099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1_2.B12:Hoja1_2.B2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Hoja1_2.U12:Hoja1_2.U27" chart:label-cell-address="Hoja1_2.U7:Hoja1_2.U11" chart:class="chart:bar">
            <chart:data-point chart:repeated="16"/>
          </chart:series>
          <chart:series chart:style-name="ch10" chart:values-cell-range-address="Hoja1_2.V12:Hoja1_2.V27" chart:label-cell-address="Hoja1_2.V7:Hoja1_2.V11" chart:class="chart:bar">
            <chart:data-point chart:repeated="16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9  Mensual</text:p>
                <text:list>
                  <text:list-item>
                    <text:p/>
                  </text:list-item>
                  <text:list-item>
                    <text:p>1999 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U7:Hoja1_2.U11</svg:desc>
                </draw:g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V7:Hoja1_2.V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_2.B12:Hoja1_2.B27</svg:desc>
                </draw:g>
              </table:table-cell>
              <table:table-cell office:value-type="float" office:value="0.01">
                <text:p>0.01</text:p>
                <draw:g>
                  <svg:desc>Hoja1_2.U12:Hoja1_2.U27</svg:desc>
                </draw:g>
              </table:table-cell>
              <table:table-cell office:value-type="float" office:value="5.07">
                <text:p>5.07</text:p>
                <draw:g>
                  <svg:desc>Hoja1_2.V12:Hoja1_2.V27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0.31">
                <text:p>0.31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0.61">
                <text:p>0.61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0.59">
                <text:p>0.59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.47">
                <text:p>0.47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.18">
                <text:p>0.18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.26">
                <text:p>0.26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0.17">
                <text:p>0.17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0.46">
                <text:p>0.46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-0.12">
                <text:p>-0.12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0.28">
                <text:p>0.2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0.43">
                <text:p>0.43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ta: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medio Anual</text:p>
              </table:table-cell>
              <table:table-cell office:value-type="float" office:value="NaN">
                <text:p>NaN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4">
      <number:number number:decimal-places="2" number:min-decimal-places="2" number:min-integer-digits="1"/>
      <number:text loext:blank-width-char=")"> </number:text>
    </number:number-style>
    <number:number-style style:name="N139">
      <number:number number:decimal-places="2" number:min-decimal-places="2" number:min-integer-digits="1"/>
      <number:text> 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P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6" style:family="chart" style:data-style-name="N139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3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11" style:family="chart">
      <style:graphic-properties svg:stroke-width="0.018cm" draw:fill="none" draw:fill-color="#d9d9d9"/>
    </style:style>
  </office:automatic-styles>
  <office:body>
    <office:chart>
      <chart:chart svg:width="12.959cm" svg:height="7.619cm" xlink:href=".." xlink:type="simple" chart:class="chart:bar" chart:style-name="ch1">
        <chart:title svg:x="4.683cm" svg:y="0.288cm" chart:style-name="ch2">
          <text:p>Título del gráfico</text:p>
        </chart:title>
        <chart:legend chart:legend-position="bottom" svg:x="4.193cm" svg:y="7.047cm" style:legend-expansion="wide" chart:style-name="ch3"/>
        <chart:plot-area chart:style-name="ch4" table:cell-range-address="Hoja1_2.B12:Hoja1_2.B27 Hoja1_2.X7:Hoja1_2.Y27" chart:data-source-has-labels="both" svg:x="0.259cm" svg:y="1.345cm" svg:width="12.441cm" svg:height="5.366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:coordinate-region svg:x="1.124cm" svg:y="1.38cm" svg:width="11.421cm" svg:height="3.51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1_2.B12:Hoja1_2.B2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Hoja1_2.X12:Hoja1_2.X27" chart:label-cell-address="Hoja1_2.X7:Hoja1_2.X11" chart:class="chart:bar">
            <chart:data-point chart:repeated="16"/>
          </chart:series>
          <chart:series chart:style-name="ch10" chart:values-cell-range-address="Hoja1_2.Y12:Hoja1_2.Y27" chart:label-cell-address="Hoja1_2.Y7:Hoja1_2.Y11" chart:class="chart:bar">
            <chart:data-point chart:repeated="16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  Mensual</text:p>
                <text:list>
                  <text:list-item>
                    <text:p/>
                  </text:list-item>
                  <text:list-item>
                    <text:p>2000 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X7:Hoja1_2.X11</svg:desc>
                </draw:g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Y7:Hoja1_2.Y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_2.B12:Hoja1_2.B27</svg:desc>
                </draw:g>
              </table:table-cell>
              <table:table-cell office:value-type="float" office:value="0.07">
                <text:p>0.07</text:p>
                <draw:g>
                  <svg:desc>Hoja1_2.X12:Hoja1_2.X27</svg:desc>
                </draw:g>
              </table:table-cell>
              <table:table-cell office:value-type="float" office:value="3.78">
                <text:p>3.78</text:p>
                <draw:g>
                  <svg:desc>Hoja1_2.Y12:Hoja1_2.Y27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0.48">
                <text:p>0.48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0.54">
                <text:p>0.54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0.51">
                <text:p>0.5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.02">
                <text:p>0.02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.06">
                <text:p>0.06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.52">
                <text:p>0.52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0.47">
                <text:p>0.47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0.56">
                <text:p>0.5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0.23">
                <text:p>0.23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0.06">
                <text:p>0.0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0.15">
                <text:p>0.1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ta: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medio Anual</text:p>
              </table:table-cell>
              <table:table-cell office:value-type="float" office:value="NaN">
                <text:p>NaN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9">
      <number:number number:decimal-places="2" number:min-decimal-places="2" number:min-integer-digits="1"/>
      <number:text> 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P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loext:show-horizontal-border="true" loext:show-vertical-border="true" loext:show-outline="true" loext:show-keys="true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7" style:family="chart">
      <style:chart-properties chart:auto-position="true" style:rotation-angle="0"/>
      <style:text-properties fo:color="#595959" style:text-position="0% 100%" fo:font-family="Calibri" fo:font-size="10pt" fo:language="es" fo:country="PE" style:font-size-asian="10pt" style:font-size-complex="10pt"/>
    </style:style>
    <style:style style:name="ch8" style:family="chart" style:data-style-name="N139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139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3c65ad" svg:stroke-linecap="round" draw:fill-color="#3c65ad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1" style:family="chart" style:data-style-name="N139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8fa1d3" svg:stroke-linecap="round" draw:fill-color="#8fa1d3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151cm" svg:height="7.619cm" xlink:href=".." xlink:type="simple" chart:class="chart:line" chart:style-name="ch1">
        <chart:title svg:x="2.702cm" svg:y="0.288cm" chart:style-name="ch2">
          <text:p>INFLACIÓN MENSUAL Y ANUAL: 2001</text:p>
        </chart:title>
        <chart:legend chart:legend-position="bottom" svg:x="3.679cm" svg:y="7.047cm" style:legend-expansion="wide" chart:style-name="ch3"/>
        <loext:data-table chart:style-name="ch4"/>
        <chart:plot-area chart:style-name="ch5" table:cell-range-address="Hoja1_2.B12:Hoja1_2.B23 Hoja1_2.AA7:Hoja1_2.AB23" chart:data-source-has-labels="both" svg:x="0.263cm" svg:y="1.345cm" svg:width="12.625cm" svg:height="4.336cm">
          <chart:coordinate-region svg:x="1.363cm" svg:y="1.345cm" svg:width="11.525cm" svg:height="1.445cm"/>
          <chart:axis chart:dimension="x" chart:name="primary-x" chart:style-name="ch6" chartooo:axis-type="auto">
            <chartooo:date-scale/>
            <chart:title svg:x="3.389cm" svg:y="5.834cm" chart:style-name="ch7">
              <text:p>FUENTE: Elaboraciojn propia, datos del BCRP</text:p>
            </chart:title>
            <chart:categories table:cell-range-address="Hoja1_2.B12:Hoja1_2.B23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Hoja1_2.AA12:Hoja1_2.AA23" chart:label-cell-address="Hoja1_2.AA7:Hoja1_2.AA11" chart:class="chart:line">
            <chart:data-point chart:repeated="12"/>
          </chart:series>
          <chart:series chart:style-name="ch11" chart:values-cell-range-address="Hoja1_2.AB12:Hoja1_2.AB23" chart:label-cell-address="Hoja1_2.AB7:Hoja1_2.AB1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1  Mensual</text:p>
                <text:list>
                  <text:list-item>
                    <text:p/>
                  </text:list-item>
                  <text:list-item>
                    <text:p>2001 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AA7:Hoja1_2.AA11</svg:desc>
                </draw:g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AB7:Hoja1_2.A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_2.B12:Hoja1_2.B23</svg:desc>
                </draw:g>
              </table:table-cell>
              <table:table-cell office:value-type="float" office:value="0.19">
                <text:p>0.19</text:p>
                <draw:g>
                  <svg:desc>Hoja1_2.AA12:Hoja1_2.AA23</svg:desc>
                </draw:g>
              </table:table-cell>
              <table:table-cell office:value-type="float" office:value="3.86">
                <text:p>3.86</text:p>
                <draw:g>
                  <svg:desc>Hoja1_2.AB12:Hoja1_2.AB2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0.25">
                <text:p>0.25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0.51">
                <text:p>0.51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-0.42">
                <text:p>-0.42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.02">
                <text:p>0.02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-0.06">
                <text:p>-0.06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.17">
                <text:p>0.1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-0.3">
                <text:p>-0.3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0.06">
                <text:p>0.0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0.04">
                <text:p>0.0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-0.49">
                <text:p>-0.4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-0.09">
                <text:p>-0.09</text:p>
              </table:table-cell>
              <table:table-cell office:value-type="float" office:value="-0.13">
                <text:p>-0.1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9">
      <number:number number:decimal-places="2" number:min-decimal-places="2" number:min-integer-digits="1"/>
      <number:text> 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P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loext:show-horizontal-border="true" loext:show-vertical-border="true" loext:show-outline="true" loext:show-keys="true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7" style:family="chart">
      <style:chart-properties chart:auto-position="true" style:rotation-angle="0"/>
      <style:text-properties fo:color="#595959" style:text-position="0% 100%" fo:font-family="Calibri" fo:font-size="10pt" fo:language="es" fo:country="PE" style:font-size-asian="10pt" style:font-size-complex="10pt"/>
    </style:style>
    <style:style style:name="ch8" style:family="chart" style:data-style-name="N139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139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3c65ad" svg:stroke-linecap="round" draw:fill-color="#3c65ad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1" style:family="chart" style:data-style-name="N139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8fa1d3" svg:stroke-linecap="round" draw:fill-color="#8fa1d3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418cm" svg:height="7.619cm" xlink:href=".." xlink:type="simple" chart:class="chart:line" chart:style-name="ch1">
        <chart:title svg:x="2.836cm" svg:y="0.288cm" chart:style-name="ch2">
          <text:p>INFLACIÓN MENSUAL Y ANUAL: 2002</text:p>
        </chart:title>
        <chart:legend chart:legend-position="bottom" svg:x="3.813cm" svg:y="7.047cm" style:legend-expansion="wide" chart:style-name="ch3"/>
        <loext:data-table chart:style-name="ch4"/>
        <chart:plot-area chart:style-name="ch5" table:cell-range-address="Hoja1_2.B12:Hoja1_2.B23 Hoja1_2.AD7:Hoja1_2.AE23" chart:data-source-has-labels="both" svg:x="0.268cm" svg:y="1.345cm" svg:width="12.882cm" svg:height="4.336cm">
          <chart:coordinate-region svg:x="1.37cm" svg:y="1.345cm" svg:width="11.78cm" svg:height="1.445cm"/>
          <chart:axis chart:dimension="x" chart:name="primary-x" chart:style-name="ch6" chartooo:axis-type="auto">
            <chartooo:date-scale/>
            <chart:title svg:x="3.576cm" svg:y="5.834cm" chart:style-name="ch7">
              <text:p>FUENTE: Elaboracion propia, datos del BCRP</text:p>
            </chart:title>
            <chart:categories table:cell-range-address="Hoja1_2.B12:Hoja1_2.B23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Hoja1_2.AD12:Hoja1_2.AD23" chart:label-cell-address="Hoja1_2.AD7:Hoja1_2.AD11" chart:class="chart:line">
            <chart:data-point chart:repeated="12"/>
          </chart:series>
          <chart:series chart:style-name="ch11" chart:values-cell-range-address="Hoja1_2.AE12:Hoja1_2.AE23" chart:label-cell-address="Hoja1_2.AE7:Hoja1_2.AE1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2  Mensual</text:p>
                <text:list>
                  <text:list-item>
                    <text:p/>
                  </text:list-item>
                  <text:list-item>
                    <text:p>2002 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AD7:Hoja1_2.AD11</svg:desc>
                </draw:g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AE7:Hoja1_2.A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_2.B12:Hoja1_2.B23</svg:desc>
                </draw:g>
              </table:table-cell>
              <table:table-cell office:value-type="float" office:value="-0.52">
                <text:p>-0.52</text:p>
                <draw:g>
                  <svg:desc>Hoja1_2.AD12:Hoja1_2.AD23</svg:desc>
                </draw:g>
              </table:table-cell>
              <table:table-cell office:value-type="float" office:value="-0.83">
                <text:p>-0.83</text:p>
                <draw:g>
                  <svg:desc>Hoja1_2.AE12:Hoja1_2.AE2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-0.04">
                <text:p>-0.04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0.54">
                <text:p>0.54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0.73">
                <text:p>0.7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.14">
                <text:p>0.1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-0.23">
                <text:p>-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.03">
                <text:p>0.03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0.1">
                <text:p>0.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0.47">
                <text:p>0.4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0.72">
                <text:p>0.72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-0.4">
                <text:p>-0.4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-0.03">
                <text:p>-0.03</text:p>
              </table:table-cell>
              <table:table-cell office:value-type="float" office:value="1.52">
                <text:p>1.5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9">
      <number:number number:decimal-places="2" number:min-decimal-places="2" number:min-integer-digits="1"/>
      <number:text> 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P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loext:show-horizontal-border="true" loext:show-vertical-border="true" loext:show-outline="true" loext:show-keys="true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7" style:family="chart">
      <style:chart-properties chart:auto-position="true" style:rotation-angle="0"/>
      <style:text-properties fo:color="#595959" style:text-position="0% 100%" fo:font-family="Calibri" fo:font-size="10pt" fo:language="es" fo:country="PE" style:font-size-asian="10pt" style:font-size-complex="10pt"/>
    </style:style>
    <style:style style:name="ch8" style:family="chart" style:data-style-name="N139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139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3c65ad" svg:stroke-linecap="round" draw:fill-color="#3c65ad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1" style:family="chart" style:data-style-name="N139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8fa1d3" svg:stroke-linecap="round" draw:fill-color="#8fa1d3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418cm" svg:height="7.619cm" xlink:href=".." xlink:type="simple" chart:class="chart:line" chart:style-name="ch1">
        <chart:title svg:x="2.836cm" svg:y="0.288cm" chart:style-name="ch2">
          <text:p>INFLACIÓN MENSUAL Y ANUAL: 2003</text:p>
        </chart:title>
        <chart:legend chart:legend-position="bottom" svg:x="3.813cm" svg:y="7.047cm" style:legend-expansion="wide" chart:style-name="ch3"/>
        <loext:data-table chart:style-name="ch4"/>
        <chart:plot-area chart:style-name="ch5" table:cell-range-address="Hoja1_2.B12:Hoja1_2.B23 Hoja1_2.AG7:Hoja1_2.AH23" chart:data-source-has-labels="both" svg:x="0.268cm" svg:y="1.345cm" svg:width="12.882cm" svg:height="4.336cm">
          <chart:coordinate-region svg:x="1.343cm" svg:y="1.345cm" svg:width="11.807cm" svg:height="1.445cm"/>
          <chart:axis chart:dimension="x" chart:name="primary-x" chart:style-name="ch6" chartooo:axis-type="auto">
            <chartooo:date-scale/>
            <chart:title svg:x="3.562cm" svg:y="5.834cm" chart:style-name="ch7">
              <text:p>FUENTE: Elaboracion propia. datos del BCRP</text:p>
            </chart:title>
            <chart:categories table:cell-range-address="Hoja1_2.B12:Hoja1_2.B23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Hoja1_2.AG12:Hoja1_2.AG23" chart:label-cell-address="Hoja1_2.AG7:Hoja1_2.AG11" chart:class="chart:line">
            <chart:data-point chart:repeated="12"/>
          </chart:series>
          <chart:series chart:style-name="ch11" chart:values-cell-range-address="Hoja1_2.AH12:Hoja1_2.AH23" chart:label-cell-address="Hoja1_2.AH7:Hoja1_2.AH1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3  Mensual</text:p>
                <text:list>
                  <text:list-item>
                    <text:p/>
                  </text:list-item>
                  <text:list-item>
                    <text:p>2003 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AG7:Hoja1_2.AG11</svg:desc>
                </draw:g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AH7:Hoja1_2.A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_2.B12:Hoja1_2.B23</svg:desc>
                </draw:g>
              </table:table-cell>
              <table:table-cell office:value-type="float" office:value="0.23">
                <text:p>0.23</text:p>
                <draw:g>
                  <svg:desc>Hoja1_2.AG12:Hoja1_2.AG23</svg:desc>
                </draw:g>
              </table:table-cell>
              <table:table-cell office:value-type="float" office:value="2.28">
                <text:p>2.28</text:p>
                <draw:g>
                  <svg:desc>Hoja1_2.AH12:Hoja1_2.AH2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0.47">
                <text:p>0.4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.12">
                <text:p>1.12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-0.05">
                <text:p>-0.05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-0.03">
                <text:p>-0.03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-0.47">
                <text:p>-0.4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-0.15">
                <text:p>-0.15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0.01">
                <text:p>0.01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0.56">
                <text:p>0.56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0.05">
                <text:p>0.0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0.17">
                <text:p>0.17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0.56">
                <text:p>0.56</text:p>
              </table:table-cell>
              <table:table-cell office:value-type="float" office:value="2.48">
                <text:p>2.4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4">
      <number:number number:decimal-places="2" number:min-decimal-places="2" number:min-integer-digits="1"/>
      <number:text loext:blank-width-char=")"> </number:text>
    </number:number-style>
    <number:number-style style:name="N139">
      <number:number number:decimal-places="2" number:min-decimal-places="2" number:min-integer-digits="1"/>
      <number:text> </number:text>
    </number:number-style>
    <style:style style:name="ch1" style:family="chart">
      <style:graphic-properties draw:stroke="solid" svg:stroke-width="0.026cm" svg:stroke-color="#bfbfbf" draw:fill="gradient" draw:fill-gradient-name="msFillGradient_20_1"/>
    </style:style>
    <style:style style:name="ch2" style:family="chart">
      <style:graphic-properties draw:stroke="none" draw:fill="solid" draw:fill-color="#f2f2f2" draw:opacity="39%"/>
      <style:text-properties fo:color="#404040" style:text-position="0% 100%" fo:font-family="Calibri" fo:font-size="9.5pt" fo:language="es" fo:country="PE" fo:font-weight="bold" style:font-size-asian="9.5pt" style:font-weight-asian="bold" style:font-size-complex="9.5pt" style:font-weight-complex="bold"/>
    </style:style>
    <style:style style:name="ch3" style:family="chart">
      <style:chart-properties chart:include-hidden-cells="false" chart:treat-empty-cells="leave-gap" chart:series-source="rows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53cm" svg:stroke-color="#ff0000"/>
      <style:text-properties fo:color="#0d0d0d" style:text-position="0% 100%" fo:font-family="Calibri" fo:font-size="9.5pt" fo:language="es" fo:country="PE" fo:font-weight="bold" style:font-size-asian="9.5pt" style:font-weight-asian="bold" style:font-size-complex="9.5pt" style:font-weight-complex="bold"/>
    </style:style>
    <style:style style:name="ch5" style:family="chart" style:data-style-name="N134">
      <style:chart-properties chart:display-label="true" chart:tick-marks-major-inner="false" chart:tick-marks-major-outer="false" chart:logarithmic="false" chart:interval-minor-divisor="5" chart:gap-width="65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fo:language="es" fo:country="PE" style:font-size-asian="10pt" style:font-size-complex="10pt"/>
    </style:style>
    <style:style style:name="ch6" style:family="chart">
      <style:graphic-properties svg:stroke-width="0.026cm" svg:stroke-color="#bfbfbf" svg:stroke-opacity="36%"/>
    </style:style>
    <style:style style:name="ch7" style:family="chart" style:data-style-name="N139">
      <style:chart-properties chart:link-data-style-to-source="true" chart:data-label-number="value" chart:data-label-text="false" chart:data-label-symbol="false" chart:data-label-series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2c4a80" draw:opacity="85%" fo:wrap-option="wrap"/>
      <style:text-properties fo:color="#ffffff" style:text-position="0% 100%" fo:font-family="Calibri" fo:font-size="9pt" fo:language="es" fo:country="PE" fo:font-weight="bold" style:font-size-asian="9pt" style:font-weight-asian="bold" style:font-size-complex="9pt" style:font-weight-complex="bold"/>
    </style:style>
    <style:style style:name="ch8" style:family="chart" style:data-style-name="N139">
      <style:chart-properties chart:link-data-style-to-source="true" chart:data-label-number="value" chart:data-label-text="false" chart:data-label-symbol="false" chart:data-label-series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30518b" draw:opacity="85%" fo:wrap-option="wrap"/>
      <style:text-properties fo:color="#ffffff" style:text-position="0% 100%" fo:font-family="Calibri" fo:font-size="9pt" fo:language="es" fo:country="PE" fo:font-weight="bold" style:font-size-asian="9pt" style:font-weight-asian="bold" style:font-size-complex="9pt" style:font-weight-complex="bold"/>
    </style:style>
    <style:style style:name="ch9" style:family="chart" style:data-style-name="N139">
      <style:chart-properties chart:link-data-style-to-source="true" chart:data-label-number="value" chart:data-label-text="false" chart:data-label-symbol="false" chart:data-label-series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345795" draw:opacity="85%" fo:wrap-option="wrap"/>
      <style:text-properties fo:color="#ffffff" style:text-position="0% 100%" fo:font-family="Calibri" fo:font-size="9pt" fo:language="es" fo:country="PE" fo:font-weight="bold" style:font-size-asian="9pt" style:font-weight-asian="bold" style:font-size-complex="9pt" style:font-weight-complex="bold"/>
    </style:style>
    <style:style style:name="ch10" style:family="chart" style:data-style-name="N139">
      <style:chart-properties chart:link-data-style-to-source="true" chart:data-label-number="value" chart:data-label-text="false" chart:data-label-symbol="false" chart:data-label-series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375c9f" draw:opacity="85%" fo:wrap-option="wrap"/>
      <style:text-properties fo:color="#ffffff" style:text-position="0% 100%" fo:font-family="Calibri" fo:font-size="9pt" fo:language="es" fo:country="PE" fo:font-weight="bold" style:font-size-asian="9pt" style:font-weight-asian="bold" style:font-size-complex="9pt" style:font-weight-complex="bold"/>
    </style:style>
    <style:style style:name="ch11" style:family="chart" style:data-style-name="N139">
      <style:chart-properties chart:link-data-style-to-source="true" chart:data-label-number="value" chart:data-label-text="false" chart:data-label-symbol="false" chart:data-label-series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3a62a8" draw:opacity="85%" fo:wrap-option="wrap"/>
      <style:text-properties fo:color="#ffffff" style:text-position="0% 100%" fo:font-family="Calibri" fo:font-size="9pt" fo:language="es" fo:country="PE" fo:font-weight="bold" style:font-size-asian="9pt" style:font-weight-asian="bold" style:font-size-complex="9pt" style:font-weight-complex="bold"/>
    </style:style>
    <style:style style:name="ch12" style:family="chart" style:data-style-name="N139">
      <style:chart-properties chart:link-data-style-to-source="true" chart:data-label-number="value" chart:data-label-text="false" chart:data-label-symbol="false" chart:data-label-series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3d66b0" draw:opacity="85%" fo:wrap-option="wrap"/>
      <style:text-properties fo:color="#ffffff" style:text-position="0% 100%" fo:font-family="Calibri" fo:font-size="9pt" fo:language="es" fo:country="PE" fo:font-weight="bold" style:font-size-asian="9pt" style:font-weight-asian="bold" style:font-size-complex="9pt" style:font-weight-complex="bold"/>
    </style:style>
    <style:style style:name="ch13" style:family="chart" style:data-style-name="N139">
      <style:chart-properties chart:link-data-style-to-source="true" chart:data-label-number="value" chart:data-label-text="false" chart:data-label-symbol="false" chart:data-label-series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406bb8" draw:opacity="85%" fo:wrap-option="wrap"/>
      <style:text-properties fo:color="#ffffff" style:text-position="0% 100%" fo:font-family="Calibri" fo:font-size="9pt" fo:language="es" fo:country="PE" fo:font-weight="bold" style:font-size-asian="9pt" style:font-weight-asian="bold" style:font-size-complex="9pt" style:font-weight-complex="bold"/>
    </style:style>
    <style:style style:name="ch14" style:family="chart" style:data-style-name="N139">
      <style:chart-properties chart:link-data-style-to-source="true" chart:data-label-number="value" chart:data-label-text="false" chart:data-label-symbol="false" chart:data-label-series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426fbf" draw:opacity="85%" fo:wrap-option="wrap"/>
      <style:text-properties fo:color="#ffffff" style:text-position="0% 100%" fo:font-family="Calibri" fo:font-size="9pt" fo:language="es" fo:country="PE" fo:font-weight="bold" style:font-size-asian="9pt" style:font-weight-asian="bold" style:font-size-complex="9pt" style:font-weight-complex="bold"/>
    </style:style>
    <style:style style:name="ch15" style:family="chart" style:data-style-name="N139">
      <style:chart-properties chart:link-data-style-to-source="true" chart:data-label-number="value" chart:data-label-text="false" chart:data-label-symbol="false" chart:data-label-series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577cc6" draw:opacity="85%" fo:wrap-option="wrap"/>
      <style:text-properties fo:color="#ffffff" style:text-position="0% 100%" fo:font-family="Calibri" fo:font-size="9pt" fo:language="es" fo:country="PE" fo:font-weight="bold" style:font-size-asian="9pt" style:font-weight-asian="bold" style:font-size-complex="9pt" style:font-weight-complex="bold"/>
    </style:style>
    <style:style style:name="ch16" style:family="chart" style:data-style-name="N139">
      <style:chart-properties chart:link-data-style-to-source="true" chart:data-label-number="value" chart:data-label-text="false" chart:data-label-symbol="false" chart:data-label-series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738dcc" draw:opacity="85%" fo:wrap-option="wrap"/>
      <style:text-properties fo:color="#ffffff" style:text-position="0% 100%" fo:font-family="Calibri" fo:font-size="9pt" fo:language="es" fo:country="PE" fo:font-weight="bold" style:font-size-asian="9pt" style:font-weight-asian="bold" style:font-size-complex="9pt" style:font-weight-complex="bold"/>
    </style:style>
    <style:style style:name="ch17" style:family="chart" style:data-style-name="N139">
      <style:chart-properties chart:link-data-style-to-source="true" chart:data-label-number="value" chart:data-label-text="false" chart:data-label-symbol="false" chart:data-label-series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889cd1" draw:opacity="85%" fo:wrap-option="wrap"/>
      <style:text-properties fo:color="#ffffff" style:text-position="0% 100%" fo:font-family="Calibri" fo:font-size="9pt" fo:language="es" fo:country="PE" fo:font-weight="bold" style:font-size-asian="9pt" style:font-weight-asian="bold" style:font-size-complex="9pt" style:font-weight-complex="bold"/>
    </style:style>
    <style:style style:name="ch18" style:family="chart" style:data-style-name="N139">
      <style:chart-properties chart:link-data-style-to-source="true" chart:data-label-number="value" chart:data-label-text="false" chart:data-label-symbol="false" chart:data-label-series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9aa9d6" draw:opacity="85%" fo:wrap-option="wrap"/>
      <style:text-properties fo:color="#ffffff" style:text-position="0% 100%" fo:font-family="Calibri" fo:font-size="9pt" fo:language="es" fo:country="PE" fo:font-weight="bold" style:font-size-asian="9pt" style:font-weight-asian="bold" style:font-size-complex="9pt" style:font-weight-complex="bold"/>
    </style:style>
    <style:style style:name="ch19" style:family="chart" style:data-style-name="N139">
      <style:chart-properties chart:link-data-style-to-source="true" chart:data-label-number="value" chart:data-label-text="false" chart:data-label-symbol="false" chart:data-label-series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c5cce5" draw:opacity="85%" fo:wrap-option="wrap"/>
      <style:text-properties fo:color="#ffffff" style:text-position="0% 100%" fo:font-family="Calibri" fo:font-size="9pt" fo:language="es" fo:country="PE" fo:font-weight="bold" style:font-size-asian="9pt" style:font-weight-asian="bold" style:font-size-complex="9pt" style:font-weight-complex="bold"/>
    </style:style>
    <style:style style:name="ch20" style:family="chart">
      <style:graphic-properties draw:stroke="solid" svg:stroke-color="#ff0000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64.381cm" svg:height="26.274cm" xlink:href=".." xlink:type="simple" chart:class="chart:bar" chart:style-name="ch1">
        <chart:legend chart:legend-position="bottom" svg:x="7.303cm" svg:y="25.361cm" style:legend-expansion="custom" svg:width="45.834cm" svg:height="0.701cm" style:legend-expansion-aspect-ratio="65.3837375178317" chart:style-name="ch2"/>
        <chart:plot-area chart:style-name="ch3" table:cell-range-address="Hoja1_2.AD7:Hoja1_2.AD23 Hoja1_2.AG7:Hoja1_2.AG23 Hoja1_2.AJ7:Hoja1_2.AJ23 Hoja1_2.AM7:Hoja1_2.AM23 Hoja1_2.AP7:Hoja1_2.AP23 Hoja1_2.AS7:Hoja1_2.AS23 Hoja1_2.AV7:Hoja1_2.AV23 Hoja1_2.AY7:Hoja1_2.AY23 Hoja1_2.B12:Hoja1_2.B23 Hoja1_2.B26:Hoja1_2.B26 Hoja1_2.AD26:Hoja1_2.AD26 Hoja1_2.AG26:Hoja1_2.AG26 Hoja1_2.AJ26:Hoja1_2.AJ26 Hoja1_2.AM26:Hoja1_2.AM26 Hoja1_2.AP26:Hoja1_2.AP26 Hoja1_2.AS26:Hoja1_2.AS26 Hoja1_2.AV26:Hoja1_2.AV26 Hoja1_2.AY26:Hoja1_2.AY26" chart:data-source-has-labels="both" svg:x="0.863cm" svg:y="0.931cm" svg:width="63.104cm" svg:height="24.1cm">
          <chart:coordinate-region svg:x="0.863cm" svg:y="0.931cm" svg:width="63.104cm" svg:height="24.1cm"/>
          <chart:axis chart:dimension="x" chart:name="primary-x" chart:style-name="ch4" chartooo:axis-type="auto">
            <chartooo:date-scale/>
            <chart:categories table:cell-range-address="Hoja1_2.AD7:Hoja1_2.AD11 Hoja1_2.AG7:Hoja1_2.AG11 Hoja1_2.AJ7:Hoja1_2.AJ11 Hoja1_2.AM7:Hoja1_2.AM11 Hoja1_2.AP7:Hoja1_2.AP11 Hoja1_2.AS7:Hoja1_2.AS11 Hoja1_2.AV7:Hoja1_2.AV11 Hoja1_2.AY7:Hoja1_2.AY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_2.AD12:Hoja1_2.AD12 Hoja1_2.AG12:Hoja1_2.AG12 Hoja1_2.AJ12:Hoja1_2.AJ12 Hoja1_2.AM12:Hoja1_2.AM12 Hoja1_2.AP12:Hoja1_2.AP12 Hoja1_2.AS12:Hoja1_2.AS12 Hoja1_2.AV12:Hoja1_2.AV12 Hoja1_2.AY12:Hoja1_2.AY12" chart:label-cell-address="Hoja1_2.B12:Hoja1_2.B12" chart:class="chart:bar">
            <chart:data-point chart:repeated="8"/>
          </chart:series>
          <chart:series chart:style-name="ch8" chart:values-cell-range-address="Hoja1_2.AD13:Hoja1_2.AD13 Hoja1_2.AG13:Hoja1_2.AG13 Hoja1_2.AJ13:Hoja1_2.AJ13 Hoja1_2.AM13:Hoja1_2.AM13 Hoja1_2.AP13:Hoja1_2.AP13 Hoja1_2.AS13:Hoja1_2.AS13 Hoja1_2.AV13:Hoja1_2.AV13 Hoja1_2.AY13:Hoja1_2.AY13" chart:label-cell-address="Hoja1_2.B13:Hoja1_2.B13" chart:class="chart:bar">
            <chart:data-point chart:repeated="8"/>
          </chart:series>
          <chart:series chart:style-name="ch9" chart:values-cell-range-address="Hoja1_2.AD14:Hoja1_2.AD14 Hoja1_2.AG14:Hoja1_2.AG14 Hoja1_2.AJ14:Hoja1_2.AJ14 Hoja1_2.AM14:Hoja1_2.AM14 Hoja1_2.AP14:Hoja1_2.AP14 Hoja1_2.AS14:Hoja1_2.AS14 Hoja1_2.AV14:Hoja1_2.AV14 Hoja1_2.AY14:Hoja1_2.AY14" chart:label-cell-address="Hoja1_2.B14:Hoja1_2.B14" chart:class="chart:bar">
            <chart:data-point chart:repeated="8"/>
          </chart:series>
          <chart:series chart:style-name="ch10" chart:values-cell-range-address="Hoja1_2.AD15:Hoja1_2.AD15 Hoja1_2.AG15:Hoja1_2.AG15 Hoja1_2.AJ15:Hoja1_2.AJ15 Hoja1_2.AM15:Hoja1_2.AM15 Hoja1_2.AP15:Hoja1_2.AP15 Hoja1_2.AS15:Hoja1_2.AS15 Hoja1_2.AV15:Hoja1_2.AV15 Hoja1_2.AY15:Hoja1_2.AY15" chart:label-cell-address="Hoja1_2.B15:Hoja1_2.B15" chart:class="chart:bar">
            <chart:data-point chart:repeated="8"/>
          </chart:series>
          <chart:series chart:style-name="ch11" chart:values-cell-range-address="Hoja1_2.AD16:Hoja1_2.AD16 Hoja1_2.AG16:Hoja1_2.AG16 Hoja1_2.AJ16:Hoja1_2.AJ16 Hoja1_2.AM16:Hoja1_2.AM16 Hoja1_2.AP16:Hoja1_2.AP16 Hoja1_2.AS16:Hoja1_2.AS16 Hoja1_2.AV16:Hoja1_2.AV16 Hoja1_2.AY16:Hoja1_2.AY16" chart:label-cell-address="Hoja1_2.B16:Hoja1_2.B16" chart:class="chart:bar">
            <chart:data-point chart:repeated="8"/>
          </chart:series>
          <chart:series chart:style-name="ch12" chart:values-cell-range-address="Hoja1_2.AD17:Hoja1_2.AD17 Hoja1_2.AG17:Hoja1_2.AG17 Hoja1_2.AJ17:Hoja1_2.AJ17 Hoja1_2.AM17:Hoja1_2.AM17 Hoja1_2.AP17:Hoja1_2.AP17 Hoja1_2.AS17:Hoja1_2.AS17 Hoja1_2.AV17:Hoja1_2.AV17 Hoja1_2.AY17:Hoja1_2.AY17" chart:label-cell-address="Hoja1_2.B17:Hoja1_2.B17" chart:class="chart:bar">
            <chart:data-point chart:repeated="8"/>
          </chart:series>
          <chart:series chart:style-name="ch13" chart:values-cell-range-address="Hoja1_2.AD18:Hoja1_2.AD18 Hoja1_2.AG18:Hoja1_2.AG18 Hoja1_2.AJ18:Hoja1_2.AJ18 Hoja1_2.AM18:Hoja1_2.AM18 Hoja1_2.AP18:Hoja1_2.AP18 Hoja1_2.AS18:Hoja1_2.AS18 Hoja1_2.AV18:Hoja1_2.AV18 Hoja1_2.AY18:Hoja1_2.AY18" chart:label-cell-address="Hoja1_2.B18:Hoja1_2.B18" chart:class="chart:bar">
            <chart:data-point chart:repeated="8"/>
          </chart:series>
          <chart:series chart:style-name="ch14" chart:values-cell-range-address="Hoja1_2.AD19:Hoja1_2.AD19 Hoja1_2.AG19:Hoja1_2.AG19 Hoja1_2.AJ19:Hoja1_2.AJ19 Hoja1_2.AM19:Hoja1_2.AM19 Hoja1_2.AP19:Hoja1_2.AP19 Hoja1_2.AS19:Hoja1_2.AS19 Hoja1_2.AV19:Hoja1_2.AV19 Hoja1_2.AY19:Hoja1_2.AY19" chart:label-cell-address="Hoja1_2.B19:Hoja1_2.B19" chart:class="chart:bar">
            <chart:data-point chart:repeated="8"/>
          </chart:series>
          <chart:series chart:style-name="ch15" chart:values-cell-range-address="Hoja1_2.AD20:Hoja1_2.AD20 Hoja1_2.AG20:Hoja1_2.AG20 Hoja1_2.AJ20:Hoja1_2.AJ20 Hoja1_2.AM20:Hoja1_2.AM20 Hoja1_2.AP20:Hoja1_2.AP20 Hoja1_2.AS20:Hoja1_2.AS20 Hoja1_2.AV20:Hoja1_2.AV20 Hoja1_2.AY20:Hoja1_2.AY20" chart:label-cell-address="Hoja1_2.B20:Hoja1_2.B20" chart:class="chart:bar">
            <chart:data-point chart:repeated="8"/>
          </chart:series>
          <chart:series chart:style-name="ch16" chart:values-cell-range-address="Hoja1_2.AD21:Hoja1_2.AD21 Hoja1_2.AG21:Hoja1_2.AG21 Hoja1_2.AJ21:Hoja1_2.AJ21 Hoja1_2.AM21:Hoja1_2.AM21 Hoja1_2.AP21:Hoja1_2.AP21 Hoja1_2.AS21:Hoja1_2.AS21 Hoja1_2.AV21:Hoja1_2.AV21 Hoja1_2.AY21:Hoja1_2.AY21" chart:label-cell-address="Hoja1_2.B21:Hoja1_2.B21" chart:class="chart:bar">
            <chart:data-point chart:repeated="8"/>
          </chart:series>
          <chart:series chart:style-name="ch17" chart:values-cell-range-address="Hoja1_2.AD22:Hoja1_2.AD22 Hoja1_2.AG22:Hoja1_2.AG22 Hoja1_2.AJ22:Hoja1_2.AJ22 Hoja1_2.AM22:Hoja1_2.AM22 Hoja1_2.AP22:Hoja1_2.AP22 Hoja1_2.AS22:Hoja1_2.AS22 Hoja1_2.AV22:Hoja1_2.AV22 Hoja1_2.AY22:Hoja1_2.AY22" chart:label-cell-address="Hoja1_2.B22:Hoja1_2.B22" chart:class="chart:bar">
            <chart:data-point chart:repeated="8"/>
          </chart:series>
          <chart:series chart:style-name="ch18" chart:values-cell-range-address="Hoja1_2.AD23:Hoja1_2.AD23 Hoja1_2.AG23:Hoja1_2.AG23 Hoja1_2.AJ23:Hoja1_2.AJ23 Hoja1_2.AM23:Hoja1_2.AM23 Hoja1_2.AP23:Hoja1_2.AP23 Hoja1_2.AS23:Hoja1_2.AS23 Hoja1_2.AV23:Hoja1_2.AV23 Hoja1_2.AY23:Hoja1_2.AY23" chart:label-cell-address="Hoja1_2.B23:Hoja1_2.B23" chart:class="chart:bar">
            <chart:data-point chart:repeated="8"/>
          </chart:series>
          <chart:series chart:style-name="ch19" chart:values-cell-range-address="Hoja1_2.AD26:Hoja1_2.AD26 Hoja1_2.AG26:Hoja1_2.AG26 Hoja1_2.AJ26:Hoja1_2.AJ26 Hoja1_2.AM26:Hoja1_2.AM26 Hoja1_2.AP26:Hoja1_2.AP26 Hoja1_2.AS26:Hoja1_2.AS26 Hoja1_2.AV26:Hoja1_2.AV26 Hoja1_2.AY26:Hoja1_2.AY26" chart:label-cell-address="Hoja1_2.B26:Hoja1_2.B26" chart:class="chart:bar">
            <chart:data-point chart:repeated="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2 Mensual</text:p>
                <text:list>
                  <text:list-item>
                    <text:p/>
                  </text:list-item>
                  <text:list-item>
                    <text:p>2002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AD7:Hoja1_2.AD11 Hoja1_2.AG7:Hoja1_2.AG11 Hoja1_2.AJ7:Hoja1_2.AJ11 Hoja1_2.AM7:Hoja1_2.AM11 Hoja1_2.AP7:Hoja1_2.AP11 Hoja1_2.AS7:Hoja1_2.AS11 Hoja1_2.AV7:Hoja1_2.AV11 Hoja1_2.AY7:Hoja1_2.AY11</svg:desc>
                </draw:g>
              </table:table-cell>
              <table:table-cell office:value-type="string">
                <text:p>2003 Mensual</text:p>
                <text:list>
                  <text:list-item>
                    <text:p/>
                  </text:list-item>
                  <text:list-item>
                    <text:p>2003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04 Mensual</text:p>
                <text:list>
                  <text:list-item>
                    <text:p/>
                  </text:list-item>
                  <text:list-item>
                    <text:p>2004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05 Mensual</text:p>
                <text:list>
                  <text:list-item>
                    <text:p/>
                  </text:list-item>
                  <text:list-item>
                    <text:p>2005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06 Mensual</text:p>
                <text:list>
                  <text:list-item>
                    <text:p/>
                  </text:list-item>
                  <text:list-item>
                    <text:p>2006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07 Mensual</text:p>
                <text:list>
                  <text:list-item>
                    <text:p/>
                  </text:list-item>
                  <text:list-item>
                    <text:p>2007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08 Mensual</text:p>
                <text:list>
                  <text:list-item>
                    <text:p/>
                  </text:list-item>
                  <text:list-item>
                    <text:p>2008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09 Mensual</text:p>
                <text:list>
                  <text:list-item>
                    <text:p/>
                  </text:list-item>
                  <text:list-item>
                    <text:p>2009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_2.B12:Hoja1_2.B12</svg:desc>
                </draw:g>
              </table:table-cell>
              <table:table-cell office:value-type="float" office:value="-0.52">
                <text:p>-0.52</text:p>
                <draw:g>
                  <svg:desc>Hoja1_2.AD12:Hoja1_2.AD12 Hoja1_2.AG12:Hoja1_2.AG12 Hoja1_2.AJ12:Hoja1_2.AJ12 Hoja1_2.AM12:Hoja1_2.AM12 Hoja1_2.AP12:Hoja1_2.AP12 Hoja1_2.AS12:Hoja1_2.AS12 Hoja1_2.AV12:Hoja1_2.AV12 Hoja1_2.AY12:Hoja1_2.AY12</svg:desc>
                </draw:g>
              </table:table-cell>
              <table:table-cell office:value-type="float" office:value="0.23">
                <text:p>0.23</text:p>
              </table:table-cell>
              <table:table-cell office:value-type="float" office:value="0.54">
                <text:p>0.54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0.01">
                <text:p>0.01</text:p>
              </table:table-cell>
              <table:table-cell office:value-type="float" office:value="0.22">
                <text:p>0.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FEB</text:p>
                <draw:g>
                  <svg:desc>Hoja1_2.B13:Hoja1_2.B13</svg:desc>
                </draw:g>
              </table:table-cell>
              <table:table-cell office:value-type="float" office:value="-0.04">
                <text:p>-0.04</text:p>
                <draw:g>
                  <svg:desc>Hoja1_2.AD13:Hoja1_2.AD13 Hoja1_2.AG13:Hoja1_2.AG13 Hoja1_2.AJ13:Hoja1_2.AJ13 Hoja1_2.AM13:Hoja1_2.AM13 Hoja1_2.AP13:Hoja1_2.AP13 Hoja1_2.AS13:Hoja1_2.AS13 Hoja1_2.AV13:Hoja1_2.AV13 Hoja1_2.AY13:Hoja1_2.AY13</svg:desc>
                </draw:g>
              </table:table-cell>
              <table:table-cell office:value-type="float" office:value="0.47">
                <text:p>0.47</text:p>
              </table:table-cell>
              <table:table-cell office:value-type="float" office:value="1.09">
                <text:p>1.09</text:p>
              </table:table-cell>
              <table:table-cell office:value-type="float" office:value="-0.23">
                <text:p>-0.23</text:p>
              </table:table-cell>
              <table:table-cell office:value-type="float" office:value="0.55">
                <text:p>0.55</text:p>
              </table:table-cell>
              <table:table-cell office:value-type="float" office:value="0.26">
                <text:p>0.26</text:p>
              </table:table-cell>
              <table:table-cell office:value-type="float" office:value="0.91">
                <text:p>0.9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MAR</text:p>
                <draw:g>
                  <svg:desc>Hoja1_2.B14:Hoja1_2.B14</svg:desc>
                </draw:g>
              </table:table-cell>
              <table:table-cell office:value-type="float" office:value="0.54">
                <text:p>0.54</text:p>
                <draw:g>
                  <svg:desc>Hoja1_2.AD14:Hoja1_2.AD14 Hoja1_2.AG14:Hoja1_2.AG14 Hoja1_2.AJ14:Hoja1_2.AJ14 Hoja1_2.AM14:Hoja1_2.AM14 Hoja1_2.AP14:Hoja1_2.AP14 Hoja1_2.AS14:Hoja1_2.AS14 Hoja1_2.AV14:Hoja1_2.AV14 Hoja1_2.AY14:Hoja1_2.AY14</svg:desc>
                </draw:g>
              </table:table-cell>
              <table:table-cell office:value-type="float" office:value="1.12">
                <text:p>1.12</text:p>
              </table:table-cell>
              <table:table-cell office:value-type="float" office:value="0.46">
                <text:p>0.46</text:p>
              </table:table-cell>
              <table:table-cell office:value-type="float" office:value="0.65">
                <text:p>0.65</text:p>
              </table:table-cell>
              <table:table-cell office:value-type="float" office:value="0.46">
                <text:p>0.46</text:p>
              </table:table-cell>
              <table:table-cell office:value-type="float" office:value="0.35">
                <text:p>0.35</text:p>
              </table:table-cell>
              <table:table-cell office:value-type="float" office:value="1.04">
                <text:p>1.0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ABR</text:p>
                <draw:g>
                  <svg:desc>Hoja1_2.B15:Hoja1_2.B15</svg:desc>
                </draw:g>
              </table:table-cell>
              <table:table-cell office:value-type="float" office:value="0.73">
                <text:p>0.73</text:p>
                <draw:g>
                  <svg:desc>Hoja1_2.AD15:Hoja1_2.AD15 Hoja1_2.AG15:Hoja1_2.AG15 Hoja1_2.AJ15:Hoja1_2.AJ15 Hoja1_2.AM15:Hoja1_2.AM15 Hoja1_2.AP15:Hoja1_2.AP15 Hoja1_2.AS15:Hoja1_2.AS15 Hoja1_2.AV15:Hoja1_2.AV15 Hoja1_2.AY15:Hoja1_2.AY15</svg:desc>
                </draw:g>
              </table:table-cell>
              <table:table-cell office:value-type="float" office:value="-0.05">
                <text:p>-0.05</text:p>
              </table:table-cell>
              <table:table-cell office:value-type="float" office:value="-0.02">
                <text:p>-0.02</text:p>
              </table:table-cell>
              <table:table-cell office:value-type="float" office:value="0.12">
                <text:p>0.12</text:p>
              </table:table-cell>
              <table:table-cell office:value-type="float" office:value="0.51">
                <text:p>0.51</text:p>
              </table:table-cell>
              <table:table-cell office:value-type="float" office:value="0.18">
                <text:p>0.18</text:p>
              </table:table-cell>
              <table:table-cell office:value-type="float" office:value="0.15">
                <text:p>0.1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MAY</text:p>
                <draw:g>
                  <svg:desc>Hoja1_2.B16:Hoja1_2.B16</svg:desc>
                </draw:g>
              </table:table-cell>
              <table:table-cell office:value-type="float" office:value="0.14">
                <text:p>0.14</text:p>
                <draw:g>
                  <svg:desc>Hoja1_2.AD16:Hoja1_2.AD16 Hoja1_2.AG16:Hoja1_2.AG16 Hoja1_2.AJ16:Hoja1_2.AJ16 Hoja1_2.AM16:Hoja1_2.AM16 Hoja1_2.AP16:Hoja1_2.AP16 Hoja1_2.AS16:Hoja1_2.AS16 Hoja1_2.AV16:Hoja1_2.AV16 Hoja1_2.AY16:Hoja1_2.AY16</svg:desc>
                </draw:g>
              </table:table-cell>
              <table:table-cell office:value-type="float" office:value="-0.03">
                <text:p>-0.03</text:p>
              </table:table-cell>
              <table:table-cell office:value-type="float" office:value="0.35">
                <text:p>0.35</text:p>
              </table:table-cell>
              <table:table-cell office:value-type="float" office:value="0.13">
                <text:p>0.13</text:p>
              </table:table-cell>
              <table:table-cell office:value-type="float" office:value="-0.53">
                <text:p>-0.53</text:p>
              </table:table-cell>
              <table:table-cell office:value-type="float" office:value="0.49">
                <text:p>0.49</text:p>
              </table:table-cell>
              <table:table-cell office:value-type="float" office:value="0.37">
                <text:p>0.3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JUN</text:p>
                <draw:g>
                  <svg:desc>Hoja1_2.B17:Hoja1_2.B17</svg:desc>
                </draw:g>
              </table:table-cell>
              <table:table-cell office:value-type="float" office:value="-0.23">
                <text:p>-0.23</text:p>
                <draw:g>
                  <svg:desc>Hoja1_2.AD17:Hoja1_2.AD17 Hoja1_2.AG17:Hoja1_2.AG17 Hoja1_2.AJ17:Hoja1_2.AJ17 Hoja1_2.AM17:Hoja1_2.AM17 Hoja1_2.AP17:Hoja1_2.AP17 Hoja1_2.AS17:Hoja1_2.AS17 Hoja1_2.AV17:Hoja1_2.AV17 Hoja1_2.AY17:Hoja1_2.AY17</svg:desc>
                </draw:g>
              </table:table-cell>
              <table:table-cell office:value-type="float" office:value="-0.47">
                <text:p>-0.47</text:p>
              </table:table-cell>
              <table:table-cell office:value-type="float" office:value="0.56">
                <text:p>0.56</text:p>
              </table:table-cell>
              <table:table-cell office:value-type="float" office:value="0.26">
                <text:p>0.26</text:p>
              </table:table-cell>
              <table:table-cell office:value-type="float" office:value="-0.13">
                <text:p>-0.13</text:p>
              </table:table-cell>
              <table:table-cell office:value-type="float" office:value="0.47">
                <text:p>0.47</text:p>
              </table:table-cell>
              <table:table-cell office:value-type="float" office:value="0.77">
                <text:p>0.77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JUL</text:p>
                <draw:g>
                  <svg:desc>Hoja1_2.B18:Hoja1_2.B18</svg:desc>
                </draw:g>
              </table:table-cell>
              <table:table-cell office:value-type="float" office:value="0.03">
                <text:p>0.03</text:p>
                <draw:g>
                  <svg:desc>Hoja1_2.AD18:Hoja1_2.AD18 Hoja1_2.AG18:Hoja1_2.AG18 Hoja1_2.AJ18:Hoja1_2.AJ18 Hoja1_2.AM18:Hoja1_2.AM18 Hoja1_2.AP18:Hoja1_2.AP18 Hoja1_2.AS18:Hoja1_2.AS18 Hoja1_2.AV18:Hoja1_2.AV18 Hoja1_2.AY18:Hoja1_2.AY18</svg:desc>
                </draw:g>
              </table:table-cell>
              <table:table-cell office:value-type="float" office:value="-0.15">
                <text:p>-0.15</text:p>
              </table:table-cell>
              <table:table-cell office:value-type="float" office:value="0.19">
                <text:p>0.19</text:p>
              </table:table-cell>
              <table:table-cell office:value-type="float" office:value="0.1">
                <text:p>0.1</text:p>
              </table:table-cell>
              <table:table-cell office:value-type="float" office:value="-0.17">
                <text:p>-0.17</text:p>
              </table:table-cell>
              <table:table-cell office:value-type="float" office:value="0.48">
                <text:p>0.48</text:p>
              </table:table-cell>
              <table:table-cell office:value-type="float" office:value="0.56">
                <text:p>0.5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AGO</text:p>
                <draw:g>
                  <svg:desc>Hoja1_2.B19:Hoja1_2.B19</svg:desc>
                </draw:g>
              </table:table-cell>
              <table:table-cell office:value-type="float" office:value="0.1">
                <text:p>0.1</text:p>
                <draw:g>
                  <svg:desc>Hoja1_2.AD19:Hoja1_2.AD19 Hoja1_2.AG19:Hoja1_2.AG19 Hoja1_2.AJ19:Hoja1_2.AJ19 Hoja1_2.AM19:Hoja1_2.AM19 Hoja1_2.AP19:Hoja1_2.AP19 Hoja1_2.AS19:Hoja1_2.AS19 Hoja1_2.AV19:Hoja1_2.AV19 Hoja1_2.AY19:Hoja1_2.AY19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  <table:table-cell office:value-type="float" office:value="-0.18">
                <text:p>-0.18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59">
                <text:p>0.59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SET</text:p>
                <draw:g>
                  <svg:desc>Hoja1_2.B20:Hoja1_2.B20</svg:desc>
                </draw:g>
              </table:table-cell>
              <table:table-cell office:value-type="float" office:value="0.47">
                <text:p>0.47</text:p>
                <draw:g>
                  <svg:desc>Hoja1_2.AD20:Hoja1_2.AD20 Hoja1_2.AG20:Hoja1_2.AG20 Hoja1_2.AJ20:Hoja1_2.AJ20 Hoja1_2.AM20:Hoja1_2.AM20 Hoja1_2.AP20:Hoja1_2.AP20 Hoja1_2.AS20:Hoja1_2.AS20 Hoja1_2.AV20:Hoja1_2.AV20 Hoja1_2.AY20:Hoja1_2.AY20</svg:desc>
                </draw:g>
              </table:table-cell>
              <table:table-cell office:value-type="float" office:value="0.56">
                <text:p>0.56</text:p>
              </table:table-cell>
              <table:table-cell office:value-type="float" office:value="0.02">
                <text:p>0.02</text:p>
              </table:table-cell>
              <table:table-cell office:value-type="float" office:value="-0.09">
                <text:p>-0.09</text:p>
              </table:table-cell>
              <table:table-cell office:value-type="float" office:value="0.03">
                <text:p>0.03</text:p>
              </table:table-cell>
              <table:table-cell office:value-type="float" office:value="0.61">
                <text:p>0.61</text:p>
              </table:table-cell>
              <table:table-cell office:value-type="float" office:value="0.57">
                <text:p>0.57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OCT</text:p>
                <draw:g>
                  <svg:desc>Hoja1_2.B21:Hoja1_2.B21</svg:desc>
                </draw:g>
              </table:table-cell>
              <table:table-cell office:value-type="float" office:value="0.72">
                <text:p>0.72</text:p>
                <draw:g>
                  <svg:desc>Hoja1_2.AD21:Hoja1_2.AD21 Hoja1_2.AG21:Hoja1_2.AG21 Hoja1_2.AJ21:Hoja1_2.AJ21 Hoja1_2.AM21:Hoja1_2.AM21 Hoja1_2.AP21:Hoja1_2.AP21 Hoja1_2.AS21:Hoja1_2.AS21 Hoja1_2.AV21:Hoja1_2.AV21 Hoja1_2.AY21:Hoja1_2.AY21</svg:desc>
                </draw:g>
              </table:table-cell>
              <table:table-cell office:value-type="float" office:value="0.05">
                <text:p>0.05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0.04">
                <text:p>0.04</text:p>
              </table:table-cell>
              <table:table-cell office:value-type="float" office:value="0.31">
                <text:p>0.31</text:p>
              </table:table-cell>
              <table:table-cell office:value-type="float" office:value="0.61">
                <text:p>0.6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NOV</text:p>
                <draw:g>
                  <svg:desc>Hoja1_2.B22:Hoja1_2.B22</svg:desc>
                </draw:g>
              </table:table-cell>
              <table:table-cell office:value-type="float" office:value="-0.4">
                <text:p>-0.4</text:p>
                <draw:g>
                  <svg:desc>Hoja1_2.AD22:Hoja1_2.AD22 Hoja1_2.AG22:Hoja1_2.AG22 Hoja1_2.AJ22:Hoja1_2.AJ22 Hoja1_2.AM22:Hoja1_2.AM22 Hoja1_2.AP22:Hoja1_2.AP22 Hoja1_2.AS22:Hoja1_2.AS22 Hoja1_2.AV22:Hoja1_2.AV22 Hoja1_2.AY22:Hoja1_2.AY22</svg:desc>
                </draw:g>
              </table:table-cell>
              <table:table-cell office:value-type="float" office:value="0.17">
                <text:p>0.17</text:p>
              </table:table-cell>
              <table:table-cell office:value-type="float" office:value="0.29">
                <text:p>0.29</text:p>
              </table:table-cell>
              <table:table-cell office:value-type="float" office:value="0.07">
                <text:p>0.07</text:p>
              </table:table-cell>
              <table:table-cell office:value-type="float" office:value="-0.28">
                <text:p>-0.28</text:p>
              </table:table-cell>
              <table:table-cell office:value-type="float" office:value="0.11">
                <text:p>0.11</text:p>
              </table:table-cell>
              <table:table-cell office:value-type="float" office:value="0.31">
                <text:p>0.31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DIC</text:p>
                <draw:g>
                  <svg:desc>Hoja1_2.B23:Hoja1_2.B23</svg:desc>
                </draw:g>
              </table:table-cell>
              <table:table-cell office:value-type="float" office:value="-0.03">
                <text:p>-0.03</text:p>
                <draw:g>
                  <svg:desc>Hoja1_2.AD23:Hoja1_2.AD23 Hoja1_2.AG23:Hoja1_2.AG23 Hoja1_2.AJ23:Hoja1_2.AJ23 Hoja1_2.AM23:Hoja1_2.AM23 Hoja1_2.AP23:Hoja1_2.AP23 Hoja1_2.AS23:Hoja1_2.AS23 Hoja1_2.AV23:Hoja1_2.AV23 Hoja1_2.AY23:Hoja1_2.AY23</svg:desc>
                </draw:g>
              </table:table-cell>
              <table:table-cell office:value-type="float" office:value="0.56">
                <text:p>0.56</text:p>
              </table:table-cell>
              <table:table-cell office:value-type="float" office:value="-0.01">
                <text:p>-0.01</text:p>
              </table:table-cell>
              <table:table-cell office:value-type="float" office:value="0.42">
                <text:p>0.42</text:p>
              </table:table-cell>
              <table:table-cell office:value-type="float" office:value="0.03">
                <text:p>0.03</text:p>
              </table:table-cell>
              <table:table-cell office:value-type="float" office:value="0.45">
                <text:p>0.45</text:p>
              </table:table-cell>
              <table:table-cell office:value-type="float" office:value="0.36">
                <text:p>0.3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Promedio Anual</text:p>
                <draw:g>
                  <svg:desc>Hoja1_2.B26:Hoja1_2.B26</svg:desc>
                </draw:g>
              </table:table-cell>
              <table:table-cell office:value-type="float" office:value="NaN">
                <text:p>NaN</text:p>
                <draw:g>
                  <svg:desc>Hoja1_2.AD26:Hoja1_2.AD26 Hoja1_2.AG26:Hoja1_2.AG26 Hoja1_2.AJ26:Hoja1_2.AJ26 Hoja1_2.AM26:Hoja1_2.AM26 Hoja1_2.AP26:Hoja1_2.AP26 Hoja1_2.AS26:Hoja1_2.AS26 Hoja1_2.AV26:Hoja1_2.AV26 Hoja1_2.AY26:Hoja1_2.AY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msFillGradient_20_1" draw:display-name="msFillGradient 1" draw:style="radial" draw:cx="50%" draw:cy="0%" draw:start-color="#bfbfbf" draw:end-color="#ffffff" draw:start-intensity="100%" draw:end-intensity="100%" draw:border="0%">
      <loext:gradient-stop svg:offset="0" loext:color-type="rgb" loext:color-value="#bfbfbf"/>
      <loext:gradient-stop svg:offset="0.61" loext:color-type="rgb" loext:color-value="#ffffff"/>
      <loext:gradient-stop svg:offset="1" loext:color-type="rgb" loext:color-value="#ffffff"/>
    </draw:gradient>
  </office:styles>
</office:document-styles>
</file>

<file path=Object 2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9">
      <number:number number:decimal-places="2" number:min-decimal-places="2" number:min-integer-digits="1"/>
      <number:text> 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P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6" style:family="chart" style:data-style-name="N139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b7b7b7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4.2cm" svg:height="21.512cm" xlink:href=".." xlink:type="simple" chart:class="chart:bar" chart:style-name="ch1">
        <chart:title svg:x="40.37cm" svg:y="0.566cm" chart:style-name="ch2">
          <text:p>Promedio Anual</text:p>
        </chart:title>
        <chart:legend chart:legend-position="bottom" svg:x="40.818cm" svg:y="20.94cm" style:legend-expansion="wide" chart:style-name="ch3"/>
        <chart:plot-area chart:style-name="ch4" table:cell-range-address="Hoja1_2.D7:Hoja1_2.D11 Hoja1_2.G7:Hoja1_2.G11 Hoja1_2.J7:Hoja1_2.J11 Hoja1_2.M7:Hoja1_2.M11 Hoja1_2.P7:Hoja1_2.P11 Hoja1_2.S7:Hoja1_2.S11 Hoja1_2.V7:Hoja1_2.V11 Hoja1_2.Y7:Hoja1_2.Y11 Hoja1_2.AB7:Hoja1_2.AB11 Hoja1_2.AE7:Hoja1_2.AE11 Hoja1_2.AH7:Hoja1_2.AH11 Hoja1_2.AK7:Hoja1_2.AK11 Hoja1_2.AN7:Hoja1_2.AN11 Hoja1_2.AQ7:Hoja1_2.AQ11 Hoja1_2.AT7:Hoja1_2.AT11 Hoja1_2.AW7:Hoja1_2.AW11 Hoja1_2.AZ7:Hoja1_2.BU11 Hoja1_2.B26:Hoja1_2.B26 Hoja1_2.D26:Hoja1_2.D26 Hoja1_2.G26:Hoja1_2.G26 Hoja1_2.J26:Hoja1_2.J26 Hoja1_2.M26:Hoja1_2.M26 Hoja1_2.P26:Hoja1_2.P26 Hoja1_2.S26:Hoja1_2.S26 Hoja1_2.V26:Hoja1_2.V26 Hoja1_2.Y26:Hoja1_2.Y26 Hoja1_2.AB26:Hoja1_2.AB26 Hoja1_2.AE26:Hoja1_2.AE26 Hoja1_2.AH26:Hoja1_2.AH26 Hoja1_2.AK26:Hoja1_2.AK26 Hoja1_2.AN26:Hoja1_2.AN26 Hoja1_2.AQ26:Hoja1_2.AQ26 Hoja1_2.AT26:Hoja1_2.AT26 Hoja1_2.AW26:Hoja1_2.AW26 Hoja1_2.AZ26:Hoja1_2.BU26" chart:data-source-has-labels="both" svg:x="1.684cm" svg:y="1.901cm" svg:width="80.832cm" svg:height="18.425cm">
          <chart:coordinate-region svg:x="2.579cm" svg:y="2.087cm" svg:width="79.937cm" svg:height="17.398cm"/>
          <chart:axis chart:dimension="x" chart:name="primary-x" chart:style-name="ch5" chartooo:axis-type="auto">
            <chartooo:date-scale/>
            <chart:categories table:cell-range-address="Hoja1_2.D7:Hoja1_2.D11 Hoja1_2.G7:Hoja1_2.G11 Hoja1_2.J7:Hoja1_2.J11 Hoja1_2.M7:Hoja1_2.M11 Hoja1_2.P7:Hoja1_2.P11 Hoja1_2.S7:Hoja1_2.S11 Hoja1_2.V7:Hoja1_2.V11 Hoja1_2.Y7:Hoja1_2.Y11 Hoja1_2.AB7:Hoja1_2.AB11 Hoja1_2.AE7:Hoja1_2.AE11 Hoja1_2.AH7:Hoja1_2.AH11 Hoja1_2.AK7:Hoja1_2.AK11 Hoja1_2.AN7:Hoja1_2.AN11 Hoja1_2.AQ7:Hoja1_2.AQ11 Hoja1_2.AT7:Hoja1_2.AT11 Hoja1_2.AW7:Hoja1_2.AW11 Hoja1_2.AZ7:Hoja1_2.BU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_2.D26:Hoja1_2.D26 Hoja1_2.G26:Hoja1_2.G26 Hoja1_2.J26:Hoja1_2.J26 Hoja1_2.M26:Hoja1_2.M26 Hoja1_2.P26:Hoja1_2.P26 Hoja1_2.S26:Hoja1_2.S26 Hoja1_2.V26:Hoja1_2.V26 Hoja1_2.Y26:Hoja1_2.Y26 Hoja1_2.AB26:Hoja1_2.AB26 Hoja1_2.AE26:Hoja1_2.AE26 Hoja1_2.AH26:Hoja1_2.AH26 Hoja1_2.AK26:Hoja1_2.AK26 Hoja1_2.AN26:Hoja1_2.AN26 Hoja1_2.AQ26:Hoja1_2.AQ26 Hoja1_2.AT26:Hoja1_2.AT26 Hoja1_2.AW26:Hoja1_2.AW26 Hoja1_2.AZ26:Hoja1_2.BU26" chart:label-cell-address="Hoja1_2.B26:Hoja1_2.B26" chart:class="chart:bar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_2.D7:Hoja1_2.D11 Hoja1_2.G7:Hoja1_2.G11 Hoja1_2.J7:Hoja1_2.J11 Hoja1_2.M7:Hoja1_2.M11 Hoja1_2.P7:Hoja1_2.P11 Hoja1_2.S7:Hoja1_2.S11 Hoja1_2.V7:Hoja1_2.V11 Hoja1_2.Y7:Hoja1_2.Y11 Hoja1_2.AB7:Hoja1_2.AB11 Hoja1_2.AE7:Hoja1_2.AE11 Hoja1_2.AH7:Hoja1_2.AH11 Hoja1_2.AK7:Hoja1_2.AK11 Hoja1_2.AN7:Hoja1_2.AN11 Hoja1_2.AQ7:Hoja1_2.AQ11 Hoja1_2.AT7:Hoja1_2.AT11 Hoja1_2.AW7:Hoja1_2.AW11 Hoja1_2.AZ7:Hoja1_2.BU11</svg:desc>
                </draw:g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10 Mensual</text:p>
                <text:list>
                  <text:list-item>
                    <text:p/>
                  </text:list-item>
                  <text:list-item>
                    <text:p>2010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10 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10 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11 Mensual</text:p>
                <text:list>
                  <text:list-item>
                    <text:p/>
                  </text:list-item>
                  <text:list-item>
                    <text:p>2011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11 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11 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12 Mensual</text:p>
                <text:list>
                  <text:list-item>
                    <text:p/>
                  </text:list-item>
                  <text:list-item>
                    <text:p>2012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12 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12 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13 Mensual</text:p>
                <text:list>
                  <text:list-item>
                    <text:p/>
                  </text:list-item>
                  <text:list-item>
                    <text:p>2013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13 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13 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14 Mensual</text:p>
                <text:list>
                  <text:list-item>
                    <text:p/>
                  </text:list-item>
                  <text:list-item>
                    <text:p>2014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14 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14 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15 Mensual</text:p>
                <text:list>
                  <text:list-item>
                    <text:p/>
                  </text:list-item>
                  <text:list-item>
                    <text:p>2015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15 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15 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16 Mensual</text:p>
                <text:list>
                  <text:list-item>
                    <text:p/>
                  </text:list-item>
                  <text:list-item>
                    <text:p>2016</text:p>
                  </text:list-item>
                  <text:list-item>
                    <text:p>Mensu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16 12 me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2 mes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medio Anual</text:p>
                <draw:g>
                  <svg:desc>Hoja1_2.B26:Hoja1_2.B26</svg:desc>
                </draw:g>
              </table:table-cell>
              <table:table-cell office:value-type="float" office:value="48.58">
                <text:p>48.58</text:p>
                <draw:g>
                  <svg:desc>Hoja1_2.D26:Hoja1_2.D26 Hoja1_2.G26:Hoja1_2.G26 Hoja1_2.J26:Hoja1_2.J26 Hoja1_2.M26:Hoja1_2.M26 Hoja1_2.P26:Hoja1_2.P26 Hoja1_2.S26:Hoja1_2.S26 Hoja1_2.V26:Hoja1_2.V26 Hoja1_2.Y26:Hoja1_2.Y26 Hoja1_2.AB26:Hoja1_2.AB26 Hoja1_2.AE26:Hoja1_2.AE26 Hoja1_2.AH26:Hoja1_2.AH26 Hoja1_2.AK26:Hoja1_2.AK26 Hoja1_2.AN26:Hoja1_2.AN26 Hoja1_2.AQ26:Hoja1_2.AQ26 Hoja1_2.AT26:Hoja1_2.AT26 Hoja1_2.AW26:Hoja1_2.AW26 Hoja1_2.AZ26:Hoja1_2.BU26</svg:desc>
                </draw:g>
              </table:table-cell>
              <table:table-cell office:value-type="float" office:value="23.73">
                <text:p>23.73</text:p>
              </table:table-cell>
              <table:table-cell office:value-type="float" office:value="11.13">
                <text:p>11.13</text:p>
              </table:table-cell>
              <table:table-cell office:value-type="float" office:value="11.55">
                <text:p>11.55</text:p>
              </table:table-cell>
              <table:table-cell office:value-type="float" office:value="8.55">
                <text:p>8.55</text:p>
              </table:table-cell>
              <table:table-cell office:value-type="float" office:value="7.25">
                <text:p>7.25</text:p>
              </table:table-cell>
              <table:table-cell office:value-type="float" office:value="3.47">
                <text:p>3.47</text:p>
              </table:table-cell>
              <table:table-cell office:value-type="float" office:value="3.76">
                <text:p>3.76</text:p>
              </table:table-cell>
              <table:table-cell office:value-type="float" office:value="1.98">
                <text:p>1.98</text:p>
              </table:table-cell>
              <table:table-cell office:value-type="float" office:value="0.19">
                <text:p>0.19</text:p>
              </table:table-cell>
              <table:table-cell office:value-type="float" office:value="2.26">
                <text:p>2.26</text:p>
              </table:table-cell>
              <table:table-cell office:value-type="float" office:value="3.66">
                <text:p>3.66</text:p>
              </table:table-cell>
              <table:table-cell office:value-type="float" office:value="1.62">
                <text:p>1.62</text:p>
              </table:table-cell>
              <table:table-cell office:value-type="float" office:value="2">
                <text:p>2</text:p>
              </table:table-cell>
              <table:table-cell office:value-type="float" office:value="1.78">
                <text:p>1.78</text:p>
              </table:table-cell>
              <table:table-cell office:value-type="float" office:value="5.79">
                <text:p>5.79</text:p>
              </table:table-cell>
              <table:table-cell office:value-type="float" office:value="2.94">
                <text:p>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2952730656659">
                <text:p>1.5295273065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6966548637487">
                <text:p>3.36966548637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541390942225">
                <text:p>3.6554139094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0582745466292">
                <text:p>2.80582745466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4620275103295">
                <text:p>3.24620275103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4784876425272">
                <text:p>3.54784876425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30838949936">
                <text:p>3.593083894993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use-zero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6" style:family="chart">
      <style:chart-properties style:rotation-angle="0"/>
      <style:text-properties fo:color="#595959" style:text-position="0% 100%" fo:font-family="Calibri" fo:font-size="10pt" fo:language="es" fo:country="PE" style:font-size-asian="10pt" style:font-size-complex="10pt"/>
    </style:style>
    <style:style style:name="ch7" style:family="chart" style:data-style-name="N13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es" fo:country="PE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133">
      <style:chart-properties chart:symbol-type="named-symbol" chart:symbol-name="circle" chart:symbol-width="0.176cm" chart:symbol-height="0.176cm" loext:label-stroke-color="#ffffff" loext:label-fill-color="#ffffff" loext:label-fill="solid" chart:link-data-style-to-source="true" chart:data-label-number="value" chart:data-label-text="false" chart:data-label-symbol="false" chart:data-label-series="false" chart:label-position="top" loext:custom-leader-lines="false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595959" style:text-position="0% 100%" fo:font-family="Calibri" fo:font-size="9pt" fo:language="es" fo:country="PE" style:font-size-asian="9pt" style:font-size-complex="9pt"/>
    </style:style>
    <style:style style:name="ch11" style:family="chart">
      <style:chart-properties chart:solid-type="cuboid" chart:symbol-type="named-symbol" chart:symbol-name="circle" chart:symbol-width="0.176cm" chart:symbol-height="0.176cm" chart:label-position="right"/>
    </style:style>
    <style:style style:name="ch12" style:family="chart">
      <style:graphic-properties svg:stroke-color="#ffffff" draw:fill="solid" draw:fill-color="#ffffff"/>
    </style:style>
    <style:style style:name="ch13" style:family="chart" style:data-style-name="N133">
      <style:chart-properties chart:symbol-type="named-symbol" chart:symbol-name="circle" chart:symbol-width="0.176cm" chart:symbol-height="0.176cm" loext:label-stroke-color="#ffffff" loext:label-fill-color="#ffffff" loext:label-fill="solid" chart:link-data-style-to-source="true" chart:data-label-number="value" chart:data-label-text="false" chart:data-label-symbol="false" chart:data-label-series="false" chart:label-position="top" loext:custom-leader-lines="false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595959" style:text-position="0% 100%" fo:font-family="Calibri" fo:font-size="9pt" fo:language="es" fo:country="PE" style:font-size-asian="9pt" style:font-size-complex="9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0.705cm" svg:height="9.515cm" xlink:href=".." xlink:type="simple" chart:class="chart:line" chart:style-name="ch1">
        <chart:title svg:x="9.76cm" svg:y="0.326cm" chart:style-name="ch2">
          <text:p>1990</text:p>
        </chart:title>
        <chart:legend chart:legend-position="bottom" svg:x="8.492cm" svg:y="8.023cm" style:legend-expansion="custom" svg:width="3.796cm" svg:height="0.574cm" style:legend-expansion-aspect-ratio="6.61324041811847" chart:style-name="ch3"/>
        <chart:plot-area chart:style-name="ch4" table:cell-range-address="Hoja1.B3:Hoja1.B14 Hoja1.W2:Hoja1.X14" chart:data-source-has-labels="both" svg:x="1.474cm" svg:y="1.421cm" svg:width="18.817cm" svg:height="6.118cm">
          <chart:coordinate-region svg:x="2.448cm" svg:y="1.607cm" svg:width="17.843cm" svg:height="5.462cm"/>
          <chart:axis chart:dimension="x" chart:name="primary-x" chart:style-name="ch5" chartooo:axis-type="auto">
            <chartooo:date-scale/>
            <chart:title svg:x="17.159cm" svg:y="8.56cm" chart:style-name="ch6">
              <text:p>Título del eje</text:p>
            </chart:title>
            <chart:categories table:cell-range-address="Hoja1.B3:Hoja1.B14"/>
          </chart:axis>
          <chart:axis chart:dimension="y" chart:name="primary-y" chart:style-name="ch7">
            <chart:title svg:x="0.451cm" svg:y="5.444cm" chart:style-name="ch8">
              <text:p>Título del eje</text:p>
            </chart:title>
            <chart:grid chart:style-name="ch9" chart:class="major"/>
          </chart:axis>
          <chart:series chart:style-name="ch10" chart:values-cell-range-address="Hoja1.W3:Hoja1.W14" chart:label-cell-address="Hoja1.W2:Hoja1.W2" chart:class="chart:line">
            <chart:data-point/>
            <chart:data-point chart:style-name="ch11" loext:custom-label-pos-x="-0.00460719238449113" loext:custom-label-pos-y="-0.0710641079369349"/>
            <chart:data-point chart:style-name="ch11" loext:custom-label-pos-x="-0.00403540263621764" loext:custom-label-pos-y="-0.0746970960410442"/>
            <chart:data-point chart:style-name="ch11" loext:custom-label-pos-x="-0.00103877479084373" loext:custom-label-pos-y="-0.0674311198328253"/>
            <chart:data-point chart:style-name="ch11" loext:custom-label-pos-x="-0.00103877479084367" loext:custom-label-pos-y="-0.0601651436246065"/>
            <chart:data-point chart:style-name="ch11" loext:custom-label-pos-x="-0.000146670392431808" loext:custom-label-pos-y="-0.0565321555204972"/>
            <chart:data-point chart:style-name="ch11" loext:custom-label-pos-x="-0.00103877479084367" loext:custom-label-pos-y="-0.0565321555204971"/>
            <chart:data-point chart:style-name="ch11" loext:custom-label-pos-x="-0.0158517819820482" loext:custom-label-pos-y="-0.0746970960410442"/>
            <chart:data-point chart:style-name="ch11" loext:custom-label-pos-x="-0.0153124451654334" loext:custom-label-pos-y="-0.0674311198328255"/>
            <chart:data-point chart:repeated="3"/>
            <chart:data-label chart:style-name="ch12"/>
          </chart:series>
          <chart:series chart:style-name="ch13" chart:values-cell-range-address="Hoja1.X3:Hoja1.X14" chart:label-cell-address="Hoja1.X2:Hoja1.X2" chart:class="chart:line">
            <chart:data-point/>
            <chart:data-point chart:style-name="ch11" loext:custom-label-pos-x="-0.049212412305084" loext:custom-label-pos-y="-0.129191917602686"/>
            <chart:data-point chart:style-name="ch11" loext:custom-label-pos-x="-0.0442306765621415" loext:custom-label-pos-y="-0.132824905706795"/>
            <chart:data-point chart:style-name="ch11" loext:custom-label-pos-x="-0.0336938699502852" loext:custom-label-pos-y="-0.129191917602686"/>
            <chart:data-point chart:style-name="ch11" loext:custom-label-pos-x="-0.0408307051375801" loext:custom-label-pos-y="-0.114659965186248"/>
            <chart:data-point chart:style-name="ch11" loext:custom-label-pos-x="-0.0586727931058173" loext:custom-label-pos-y="-0.10012801276981"/>
            <chart:data-point chart:style-name="ch11" loext:custom-label-pos-x="-0.0479675403248749" loext:custom-label-pos-y="-0.0964950246657009"/>
            <chart:data-point chart:repeated="5"/>
            <chart:data-label chart:style-name="ch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</text:p>
                <draw:g>
                  <svg:desc>Hoja1.W2:Hoja1.W2</svg:desc>
                </draw:g>
              </table:table-cell>
              <table:table-cell office:value-type="string">
                <text:p>acum</text:p>
                <draw:g>
                  <svg:desc>Hoja1.X2:Hoja1.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.B3:Hoja1.B14</svg:desc>
                </draw:g>
              </table:table-cell>
              <table:table-cell office:value-type="float" office:value="29.8">
                <text:p>29.8</text:p>
                <draw:g>
                  <svg:desc>Hoja1.W3:Hoja1.W14</svg:desc>
                </draw:g>
              </table:table-cell>
              <table:table-cell office:value-type="float" office:value="29.8">
                <text:p>29.8</text:p>
                <draw:g>
                  <svg:desc>Hoja1.X3:Hoja1.X14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30.5">
                <text:p>30.5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32.6">
                <text:p>32.6</text:p>
              </table:table-cell>
              <table:table-cell office:value-type="float" office:value="124.8">
                <text:p>124.8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37.3">
                <text:p>37.3</text:p>
              </table:table-cell>
              <table:table-cell office:value-type="float" office:value="208.7">
                <text:p>208.7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32.8">
                <text:p>32.8</text:p>
              </table:table-cell>
              <table:table-cell office:value-type="float" office:value="309.9">
                <text:p>309.9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2.6">
                <text:p>42.6</text:p>
              </table:table-cell>
              <table:table-cell office:value-type="float" office:value="484.4">
                <text:p>484.4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63.2">
                <text:p>63.2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397">
                <text:p>397</text:p>
              </table:table-cell>
              <table:table-cell office:value-type="float" office:value="4641.2">
                <text:p>4641.2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13.8">
                <text:p>13.8</text:p>
              </table:table-cell>
              <table:table-cell office:value-type="float" office:value="5294.1">
                <text:p>5294.1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9.6">
                <text:p>9.6</text:p>
              </table:table-cell>
              <table:table-cell office:value-type="float" office:value="5812.8">
                <text:p>5812.8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5.9">
                <text:p>5.9</text:p>
              </table:table-cell>
              <table:table-cell office:value-type="float" office:value="6163.5">
                <text:p>6163.5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23.7">
                <text:p>23.7</text:p>
              </table:table-cell>
              <table:table-cell office:value-type="float" office:value="7649.6">
                <text:p>7649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es" fo:country="PE" style:font-size-asian="10pt" style:font-size-complex="10pt"/>
    </style:style>
    <style:style style:name="ch7" style:family="chart" style:data-style-name="N13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133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0" style:family="chart" style:data-style-name="N133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51cm" svg:height="7.339cm" xlink:href=".." xlink:type="simple" chart:class="chart:line" chart:style-name="ch1">
        <chart:title svg:x="6.163cm" svg:y="0.282cm" chart:style-name="ch2">
          <text:p>1991</text:p>
        </chart:title>
        <chart:legend chart:legend-position="end" svg:x="11.502cm" svg:y="3.148cm" style:legend-expansion="high" chart:style-name="ch3"/>
        <chart:plot-area chart:style-name="ch4" table:cell-range-address="Hoja1.B3:Hoja1.B14 Hoja1.Y2:Hoja1.Z14" chart:data-source-has-labels="both" svg:x="0.27cm" svg:y="1.333cm" svg:width="10.962cm" svg:height="4.83cm">
          <chart:coordinate-region svg:x="1.085cm" svg:y="1.519cm" svg:width="10.147cm" svg:height="4.174cm"/>
          <chart:axis chart:dimension="x" chart:name="primary-x" chart:style-name="ch5" chartooo:axis-type="auto">
            <chartooo:date-scale/>
            <chart:title svg:x="4.787cm" svg:y="6.31cm" chart:style-name="ch6">
              <text:p>Título del eje</text:p>
            </chart:title>
            <chart:categories table:cell-range-address="Hoja1.B3:Hoja1.B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Y3:Hoja1.Y14" chart:label-cell-address="Hoja1.Y2:Hoja1.Y2" chart:class="chart:line">
            <chart:data-point chart:repeated="12"/>
          </chart:series>
          <chart:series chart:style-name="ch10" chart:values-cell-range-address="Hoja1.Z3:Hoja1.Z14" chart:label-cell-address="Hoja1.Z2:Hoja1.Z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</text:p>
                <draw:g>
                  <svg:desc>Hoja1.Y2:Hoja1.Y2</svg:desc>
                </draw:g>
              </table:table-cell>
              <table:table-cell office:value-type="string">
                <text:p>acum</text:p>
                <draw:g>
                  <svg:desc>Hoja1.Z2:Hoja1.Z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.B3:Hoja1.B14</svg:desc>
                </draw:g>
              </table:table-cell>
              <table:table-cell office:value-type="float" office:value="17.8">
                <text:p>17.8</text:p>
                <draw:g>
                  <svg:desc>Hoja1.Y3:Hoja1.Y14</svg:desc>
                </draw:g>
              </table:table-cell>
              <table:table-cell office:value-type="float" office:value="17.8">
                <text:p>17.8</text:p>
                <draw:g>
                  <svg:desc>Hoja1.Z3:Hoja1.Z14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9.4">
                <text:p>9.4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7.7">
                <text:p>7.7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5.8">
                <text:p>5.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7.6">
                <text:p>7.6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9.3">
                <text:p>9.3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9.1">
                <text:p>9.1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7.2">
                <text:p>7.2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5.6">
                <text:p>5.6</text:p>
              </table:table-cell>
              <table:table-cell office:value-type="float" office:value="113.4">
                <text:p>113.4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4">
                <text:p>4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">
                <text:p>4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3.7">
                <text:p>3.7</text:p>
              </table:table-cell>
              <table:table-cell office:value-type="float" office:value="139.2">
                <text:p>139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loext:show-horizontal-border="true" loext:show-vertical-border="true" loext:show-outline="true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7" style:family="chart">
      <style:chart-properties style:rotation-angle="0"/>
      <style:text-properties fo:color="#595959" style:text-position="0% 100%" fo:font-family="Calibri" fo:font-size="10pt" fo:language="es" fo:country="PE" style:font-size-asian="10pt" style:font-size-complex="10pt"/>
    </style:style>
    <style:style style:name="ch8" style:family="chart" style:data-style-name="N13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617cm" svg:height="7.339cm" xlink:href=".." xlink:type="simple" chart:class="chart:line" chart:style-name="ch1">
        <chart:title svg:x="6.216cm" svg:y="0.282cm" chart:style-name="ch2">
          <text:p>1992</text:p>
        </chart:title>
        <chart:legend chart:legend-position="bottom" svg:x="4.816cm" svg:y="6.018cm" style:legend-expansion="custom" svg:width="3.833cm" svg:height="0.574cm" style:legend-expansion-aspect-ratio="6.67770034843206" chart:style-name="ch3"/>
        <loext:data-table chart:style-name="ch4"/>
        <chart:plot-area chart:style-name="ch5" table:cell-range-address="Hoja1.B3:Hoja1.B14 Hoja1.AA2:Hoja1.AB14" chart:data-source-has-labels="both" svg:x="0.272cm" svg:y="1.333cm" svg:width="13.073cm" svg:height="4.074cm">
          <chart:coordinate-region svg:x="1.075cm" svg:y="1.333cm" svg:width="12.27cm" svg:height="2.393cm"/>
          <chart:axis chart:dimension="x" chart:name="primary-x" chart:style-name="ch6" chartooo:axis-type="auto">
            <chartooo:date-scale/>
            <chart:title svg:x="2.115cm" svg:y="6.758cm" chart:style-name="ch7">
              <text:p>Título del eje</text:p>
            </chart:title>
            <chart:categories table:cell-range-address="Hoja1.B3:Hoja1.B14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Hoja1.AA3:Hoja1.AA14" chart:label-cell-address="Hoja1.AA2:Hoja1.AA2" chart:class="chart:line">
            <chart:data-point chart:repeated="12"/>
          </chart:series>
          <chart:series chart:style-name="ch11" chart:values-cell-range-address="Hoja1.AB3:Hoja1.AB14" chart:label-cell-address="Hoja1.AB2:Hoja1.AB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</text:p>
                <draw:g>
                  <svg:desc>Hoja1.AA2:Hoja1.AA2</svg:desc>
                </draw:g>
              </table:table-cell>
              <table:table-cell office:value-type="string">
                <text:p>acum</text:p>
                <draw:g>
                  <svg:desc>Hoja1.AB2:Hoja1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.B3:Hoja1.B14</svg:desc>
                </draw:g>
              </table:table-cell>
              <table:table-cell office:value-type="float" office:value="3.5">
                <text:p>3.5</text:p>
                <draw:g>
                  <svg:desc>Hoja1.AA3:Hoja1.AA14</svg:desc>
                </draw:g>
              </table:table-cell>
              <table:table-cell office:value-type="float" office:value="3.5">
                <text:p>3.5</text:p>
                <draw:g>
                  <svg:desc>Hoja1.AB3:Hoja1.AB14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.7">
                <text:p>4.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7.4">
                <text:p>7.4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3.2">
                <text:p>3.2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3.4">
                <text:p>3.4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3.6">
                <text:p>3.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3.5">
                <text:p>3.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2.8">
                <text:p>2.8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2.6">
                <text:p>2.6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3.6">
                <text:p>3.6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3.5">
                <text:p>3.5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3.8">
                <text:p>3.8</text:p>
              </table:table-cell>
              <table:table-cell office:value-type="float" office:value="56.7">
                <text:p>56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es" fo:country="PE" style:font-size-asian="10pt" style:font-size-complex="10pt"/>
    </style:style>
    <style:style style:name="ch7" style:family="chart" style:data-style-name="N13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133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0" style:family="chart" style:data-style-name="N133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502cm" svg:height="7.339cm" xlink:href=".." xlink:type="simple" chart:class="chart:line" chart:style-name="ch1">
        <chart:title svg:x="6.159cm" svg:y="0.282cm" chart:style-name="ch2">
          <text:p>1993</text:p>
        </chart:title>
        <chart:legend chart:legend-position="end" svg:x="11.494cm" svg:y="3.148cm" style:legend-expansion="high" chart:style-name="ch3"/>
        <chart:plot-area chart:style-name="ch4" table:cell-range-address="Hoja1.B3:Hoja1.B14 Hoja1.AC2:Hoja1.AD14" chart:data-source-has-labels="both" svg:x="0.27cm" svg:y="1.333cm" svg:width="10.954cm" svg:height="4.83cm">
          <chart:coordinate-region svg:x="0.927cm" svg:y="1.519cm" svg:width="10.297cm" svg:height="4.174cm"/>
          <chart:axis chart:dimension="x" chart:name="primary-x" chart:style-name="ch5" chartooo:axis-type="auto">
            <chartooo:date-scale/>
            <chart:title svg:x="4.783cm" svg:y="6.31cm" chart:style-name="ch6">
              <text:p>Título del eje</text:p>
            </chart:title>
            <chart:categories table:cell-range-address="Hoja1.B3:Hoja1.B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AC3:Hoja1.AC14" chart:label-cell-address="Hoja1.AC2:Hoja1.AC2" chart:class="chart:line">
            <chart:data-point chart:repeated="12"/>
          </chart:series>
          <chart:series chart:style-name="ch10" chart:values-cell-range-address="Hoja1.AD3:Hoja1.AD14" chart:label-cell-address="Hoja1.AD2:Hoja1.AD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</text:p>
                <draw:g>
                  <svg:desc>Hoja1.AC2:Hoja1.AC2</svg:desc>
                </draw:g>
              </table:table-cell>
              <table:table-cell office:value-type="string">
                <text:p>acum</text:p>
                <draw:g>
                  <svg:desc>Hoja1.AD2:Hoja1.A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.B3:Hoja1.B14</svg:desc>
                </draw:g>
              </table:table-cell>
              <table:table-cell office:value-type="float" office:value="4.8">
                <text:p>4.8</text:p>
                <draw:g>
                  <svg:desc>Hoja1.AC3:Hoja1.AC14</svg:desc>
                </draw:g>
              </table:table-cell>
              <table:table-cell office:value-type="float" office:value="4.8">
                <text:p>4.8</text:p>
                <draw:g>
                  <svg:desc>Hoja1.AD3:Hoja1.AD14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2.9">
                <text:p>2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4.2">
                <text:p>4.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4.4">
                <text:p>4.4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1.8">
                <text:p>1.8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2.7">
                <text:p>2.7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2.5">
                <text:p>2.5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1.6">
                <text:p>1.6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.5">
                <text:p>1.5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.6">
                <text:p>1.6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2.5">
                <text:p>2.5</text:p>
              </table:table-cell>
              <table:table-cell office:value-type="float" office:value="39.5">
                <text:p>39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es" fo:country="PE" style:font-size-asian="10pt" style:font-size-complex="10pt"/>
    </style:style>
    <style:style style:name="ch7" style:family="chart" style:data-style-name="N13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133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0" style:family="chart" style:data-style-name="N133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649cm" svg:height="7.339cm" xlink:href=".." xlink:type="simple" chart:class="chart:line" chart:style-name="ch1">
        <chart:title svg:x="5.732cm" svg:y="0.282cm" chart:style-name="ch2">
          <text:p>1994</text:p>
        </chart:title>
        <chart:legend chart:legend-position="top" svg:x="4.591cm" svg:y="1.372cm" style:legend-expansion="wide" chart:style-name="ch3"/>
        <chart:plot-area chart:style-name="ch4" table:cell-range-address="Hoja1.B3:Hoja1.B14 Hoja1.AE2:Hoja1.AF14" chart:data-source-has-labels="both" svg:x="0.252cm" svg:y="2.089cm" svg:width="12.145cm" svg:height="4.074cm">
          <chart:coordinate-region svg:x="0.909cm" svg:y="2.275cm" svg:width="11.488cm" svg:height="3.418cm"/>
          <chart:axis chart:dimension="x" chart:name="primary-x" chart:style-name="ch5" chartooo:axis-type="auto">
            <chartooo:date-scale/>
            <chart:title svg:x="5.36cm" svg:y="6.31cm" chart:style-name="ch6">
              <text:p>Título del eje</text:p>
            </chart:title>
            <chart:categories table:cell-range-address="Hoja1.B3:Hoja1.B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AE3:Hoja1.AE14" chart:label-cell-address="Hoja1.AE2:Hoja1.AE2" chart:class="chart:line">
            <chart:data-point chart:repeated="12"/>
          </chart:series>
          <chart:series chart:style-name="ch10" chart:values-cell-range-address="Hoja1.AF3:Hoja1.AF14" chart:label-cell-address="Hoja1.AF2:Hoja1.AF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</text:p>
                <draw:g>
                  <svg:desc>Hoja1.AE2:Hoja1.AE2</svg:desc>
                </draw:g>
              </table:table-cell>
              <table:table-cell office:value-type="string">
                <text:p>acum</text:p>
                <draw:g>
                  <svg:desc>Hoja1.AF2:Hoja1.A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.B3:Hoja1.B14</svg:desc>
                </draw:g>
              </table:table-cell>
              <table:table-cell office:value-type="float" office:value="1.8">
                <text:p>1.8</text:p>
                <draw:g>
                  <svg:desc>Hoja1.AE3:Hoja1.AE14</svg:desc>
                </draw:g>
              </table:table-cell>
              <table:table-cell office:value-type="float" office:value="1.8">
                <text:p>1.8</text:p>
                <draw:g>
                  <svg:desc>Hoja1.AF3:Hoja1.AF14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.8">
                <text:p>1.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2.3">
                <text:p>2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1.5">
                <text:p>1.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.7">
                <text:p>0.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1.1">
                <text:p>1.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.9">
                <text:p>0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1.5">
                <text:p>1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0.5">
                <text:p>0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0.3">
                <text:p>0.3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.2">
                <text:p>1.2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0.6">
                <text:p>0.6</text:p>
              </table:table-cell>
              <table:table-cell office:value-type="float" office:value="15.4">
                <text:p>15.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fo:language="es" fo:country="P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6" style:family="chart" style:data-style-name="N13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fo:language="es" fo:country="PE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312cm" svg:height="7.78cm" xlink:href=".." xlink:type="simple" chart:class="chart:line" chart:style-name="ch1">
        <chart:title svg:x="5.009cm" svg:y="2.054cm" chart:style-name="ch2">
          <text:p>Título del gráfico</text:p>
        </chart:title>
        <chart:legend chart:legend-position="bottom" svg:x="4.423cm" svg:y="7.208cm" style:legend-expansion="wide" chart:style-name="ch3"/>
        <chart:plot-area chart:style-name="ch4" table:cell-range-address="Hoja1.B3:Hoja1.B14 Hoja1.AG2:Hoja1.AH14" chart:data-source-has-labels="both" svg:x="0.246cm" svg:y="1.351cm" svg:width="11.82cm" svg:height="5.518cm">
          <chart:coordinate-region svg:x="0.903cm" svg:y="1.537cm" svg:width="11.163cm" svg:height="4.862cm"/>
          <chart:axis chart:dimension="x" chart:name="primary-x" chart:style-name="ch5" chartooo:axis-type="auto">
            <chartooo:date-scale/>
            <chart:categories table:cell-range-address="Hoja1.B3:Hoja1.B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AG3:Hoja1.AG14" chart:label-cell-address="Hoja1.AG2:Hoja1.AG2" chart:class="chart:line">
            <chart:data-point chart:repeated="12"/>
          </chart:series>
          <chart:series chart:style-name="ch9" chart:values-cell-range-address="Hoja1.AH3:Hoja1.AH14" chart:label-cell-address="Hoja1.AH2:Hoja1.AH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</text:p>
                <draw:g>
                  <svg:desc>Hoja1.AG2:Hoja1.AG2</svg:desc>
                </draw:g>
              </table:table-cell>
              <table:table-cell office:value-type="string">
                <text:p>acum</text:p>
                <draw:g>
                  <svg:desc>Hoja1.AH2:Hoja1.A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.B3:Hoja1.B14</svg:desc>
                </draw:g>
              </table:table-cell>
              <table:table-cell office:value-type="float" office:value="0.4">
                <text:p>0.4</text:p>
                <draw:g>
                  <svg:desc>Hoja1.AG3:Hoja1.AG14</svg:desc>
                </draw:g>
              </table:table-cell>
              <table:table-cell office:value-type="float" office:value="0.4">
                <text:p>0.4</text:p>
                <draw:g>
                  <svg:desc>Hoja1.AH3:Hoja1.AH14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.1">
                <text:p>1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.4">
                <text:p>1.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1">
                <text:p>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.8">
                <text:p>0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.8">
                <text:p>0.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.6">
                <text:p>0.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1">
                <text:p>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0.4">
                <text:p>0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0.5">
                <text:p>0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.2">
                <text:p>1.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0.5">
                <text:p>0.5</text:p>
              </table:table-cell>
              <table:table-cell office:value-type="float" office:value="10.2">
                <text:p>10.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P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4" style:family="chart">
      <style:chart-properties loext:show-horizontal-border="true" loext:show-vertical-border="true" loext:show-outline="true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fo:language="es" fo:country="PE" style:font-size-asian="9pt" style:font-size-complex="9pt"/>
    </style:style>
    <style:style style:name="ch7" style:family="chart">
      <style:chart-properties chart:auto-position="true" style:rotation-angle="0"/>
      <style:text-properties fo:color="#000000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8" style:family="chart" style:data-style-name="N13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anguage="es" fo:country="PE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133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1" style:family="chart" style:data-style-name="N133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404040" style:text-position="0% 100%" fo:font-family="Calibri" fo:font-size="9pt" fo:language="es" fo:country="PE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017cm" svg:height="8.56cm" xlink:href=".." xlink:type="simple" chart:class="chart:line" chart:style-name="ch1">
        <chart:title svg:x="4.752cm" svg:y="0.307cm" chart:style-name="ch2">
          <text:p>inflación 1995 j.j</text:p>
        </chart:title>
        <chart:legend chart:legend-position="bottom" svg:x="4.392cm" svg:y="7.988cm" style:legend-expansion="wide" chart:style-name="ch3"/>
        <loext:data-table chart:style-name="ch4"/>
        <chart:plot-area chart:style-name="ch5" table:cell-range-address="Hoja1.B3:Hoja1.B14 Hoja1.AG1:Hoja1.AH14" chart:data-source-has-labels="both" svg:x="0.26cm" svg:y="1.383cm" svg:width="12.497cm" svg:height="5.22cm">
          <chart:coordinate-region svg:x="1.645cm" svg:y="1.383cm" svg:width="11.112cm" svg:height="3.539cm"/>
          <chart:axis chart:dimension="x" chart:name="primary-x" chart:style-name="ch6" chartooo:axis-type="auto">
            <chartooo:date-scale/>
            <chart:title svg:x="3.308cm" svg:y="6.775cm" chart:style-name="ch7">
              <text:p>FUENTE: Elaboracion propia, datos del BCRP</text:p>
            </chart:title>
            <chart:categories table:cell-range-address="Hoja1.B3:Hoja1.B14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Hoja1.AG3:Hoja1.AG14" chart:label-cell-address="Hoja1.AG1:Hoja1.AG2" chart:class="chart:line">
            <chart:data-point chart:repeated="12"/>
          </chart:series>
          <chart:series chart:style-name="ch11" chart:values-cell-range-address="Hoja1.AH3:Hoja1.AH14" chart:label-cell-address="Hoja1.AH1:Hoja1.AH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5 men</text:p>
                <text:list>
                  <text:list-item>
                    <text:p>1995</text:p>
                  </text:list-item>
                  <text:list-item>
                    <text:p>men</text:p>
                  </text:list-item>
                </text:list>
                <draw:g>
                  <svg:desc>Hoja1.AG1:Hoja1.AG2</svg:desc>
                </draw:g>
              </table:table-cell>
              <table:table-cell office:value-type="string">
                <text:p>acum</text:p>
                <text:list>
                  <text:list-item>
                    <text:p/>
                  </text:list-item>
                  <text:list-item>
                    <text:p>acum</text:p>
                  </text:list-item>
                </text:list>
                <draw:g>
                  <svg:desc>Hoja1.AH1:Hoja1.A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</text:p>
                <draw:g>
                  <svg:desc>Hoja1.B3:Hoja1.B14</svg:desc>
                </draw:g>
              </table:table-cell>
              <table:table-cell office:value-type="float" office:value="0.4">
                <text:p>0.4</text:p>
                <draw:g>
                  <svg:desc>Hoja1.AG3:Hoja1.AG14</svg:desc>
                </draw:g>
              </table:table-cell>
              <table:table-cell office:value-type="float" office:value="0.4">
                <text:p>0.4</text:p>
                <draw:g>
                  <svg:desc>Hoja1.AH3:Hoja1.AH14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.1">
                <text:p>1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.4">
                <text:p>1.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1">
                <text:p>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.8">
                <text:p>0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.8">
                <text:p>0.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.6">
                <text:p>0.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1">
                <text:p>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0.4">
                <text:p>0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0.5">
                <text:p>0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.2">
                <text:p>1.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DIC</text:p>
              </table:table-cell>
              <table:table-cell office:value-type="float" office:value="0.5">
                <text:p>0.5</text:p>
              </table:table-cell>
              <table:table-cell office:value-type="float" office:value="10.2">
                <text:p>10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